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CA000002388719953BAD9F0004.png" manifest:media-type="image/png"/>
  <manifest:file-entry manifest:full-path="Pictures/100002010000012C0000005B27343E9B759472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anklin Gothic Demi1" svg:font-family="'Franklin Gothic Demi'"/>
    <style:font-face style:name="Microsoft Sans Serif1" svg:font-family="'Microsoft Sans Serif'"/>
    <style:font-face style:name="Franklin Gothic Demi" svg:font-family="'Franklin Gothic Demi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fdfbf"/>
    </style:style>
    <style:style style:name="gr3" style:family="graphic" style:parent-style-name="standard">
      <style:graphic-properties draw:stroke="none" draw:fill="solid" draw:fill-color="#9edfbf"/>
    </style:style>
    <style:style style:name="gr4" style:family="graphic" style:parent-style-name="standard">
      <style:graphic-properties draw:stroke="none" draw:fill="solid" draw:fill-color="#9edebf"/>
    </style:style>
    <style:style style:name="gr5" style:family="graphic" style:parent-style-name="standard">
      <style:graphic-properties draw:stroke="none" draw:fill="solid" draw:fill-color="#9ddebf"/>
    </style:style>
    <style:style style:name="gr6" style:family="graphic" style:parent-style-name="standard">
      <style:graphic-properties draw:stroke="none" draw:fill="solid" draw:fill-color="#9ddec0"/>
    </style:style>
    <style:style style:name="gr7" style:family="graphic" style:parent-style-name="standard">
      <style:graphic-properties draw:stroke="none" draw:fill="solid" draw:fill-color="#9dddc0"/>
    </style:style>
    <style:style style:name="gr8" style:family="graphic" style:parent-style-name="standard">
      <style:graphic-properties draw:stroke="none" draw:fill="solid" draw:fill-color="#9cddc0"/>
    </style:style>
    <style:style style:name="gr9" style:family="graphic" style:parent-style-name="standard">
      <style:graphic-properties draw:stroke="none" draw:fill="solid" draw:fill-color="#9bddc0"/>
    </style:style>
    <style:style style:name="gr10" style:family="graphic" style:parent-style-name="standard">
      <style:graphic-properties draw:stroke="none" draw:fill="solid" draw:fill-color="#9bdcc0"/>
    </style:style>
    <style:style style:name="gr11" style:family="graphic" style:parent-style-name="standard">
      <style:graphic-properties draw:stroke="none" draw:fill="solid" draw:fill-color="#9adcc0"/>
    </style:style>
    <style:style style:name="gr12" style:family="graphic" style:parent-style-name="standard">
      <style:graphic-properties draw:stroke="none" draw:fill="solid" draw:fill-color="#9adbc0"/>
    </style:style>
    <style:style style:name="gr13" style:family="graphic" style:parent-style-name="standard">
      <style:graphic-properties draw:stroke="none" draw:fill="solid" draw:fill-color="#99dbc1"/>
    </style:style>
    <style:style style:name="gr14" style:family="graphic" style:parent-style-name="standard">
      <style:graphic-properties draw:stroke="none" draw:fill="solid" draw:fill-color="#98dbc1"/>
    </style:style>
    <style:style style:name="gr15" style:family="graphic" style:parent-style-name="standard">
      <style:graphic-properties draw:stroke="none" draw:fill="solid" draw:fill-color="#98dac1"/>
    </style:style>
    <style:style style:name="gr16" style:family="graphic" style:parent-style-name="standard">
      <style:graphic-properties draw:stroke="none" draw:fill="solid" draw:fill-color="#97dac1"/>
    </style:style>
    <style:style style:name="gr17" style:family="graphic" style:parent-style-name="standard">
      <style:graphic-properties draw:stroke="none" draw:fill="solid" draw:fill-color="#96d9c1"/>
    </style:style>
    <style:style style:name="gr18" style:family="graphic" style:parent-style-name="standard">
      <style:graphic-properties draw:stroke="none" draw:fill="solid" draw:fill-color="#96d9c2"/>
    </style:style>
    <style:style style:name="gr19" style:family="graphic" style:parent-style-name="standard">
      <style:graphic-properties draw:stroke="none" draw:fill="solid" draw:fill-color="#95d9c2"/>
    </style:style>
    <style:style style:name="gr20" style:family="graphic" style:parent-style-name="standard">
      <style:graphic-properties draw:stroke="none" draw:fill="solid" draw:fill-color="#95d8c2"/>
    </style:style>
    <style:style style:name="gr21" style:family="graphic" style:parent-style-name="standard">
      <style:graphic-properties draw:stroke="none" draw:fill="solid" draw:fill-color="#94d8c2"/>
    </style:style>
    <style:style style:name="gr22" style:family="graphic" style:parent-style-name="standard">
      <style:graphic-properties draw:stroke="none" draw:fill="solid" draw:fill-color="#94d7c2"/>
    </style:style>
    <style:style style:name="gr23" style:family="graphic" style:parent-style-name="standard">
      <style:graphic-properties draw:stroke="none" draw:fill="solid" draw:fill-color="#93d7c2"/>
    </style:style>
    <style:style style:name="gr24" style:family="graphic" style:parent-style-name="standard">
      <style:graphic-properties draw:stroke="none" draw:fill="solid" draw:fill-color="#92d7c2"/>
    </style:style>
    <style:style style:name="gr25" style:family="graphic" style:parent-style-name="standard">
      <style:graphic-properties draw:stroke="none" draw:fill="solid" draw:fill-color="#92d7c3"/>
    </style:style>
    <style:style style:name="gr26" style:family="graphic" style:parent-style-name="standard">
      <style:graphic-properties draw:stroke="none" draw:fill="solid" draw:fill-color="#92d6c3"/>
    </style:style>
    <style:style style:name="gr27" style:family="graphic" style:parent-style-name="standard">
      <style:graphic-properties draw:stroke="none" draw:fill="solid" draw:fill-color="#91d6c3"/>
    </style:style>
    <style:style style:name="gr28" style:family="graphic" style:parent-style-name="standard">
      <style:graphic-properties draw:stroke="none" draw:fill="solid" draw:fill-color="#90d5c3"/>
    </style:style>
    <style:style style:name="gr29" style:family="graphic" style:parent-style-name="standard">
      <style:graphic-properties draw:stroke="none" draw:fill="solid" draw:fill-color="#8fd5c3"/>
    </style:style>
    <style:style style:name="gr30" style:family="graphic" style:parent-style-name="standard">
      <style:graphic-properties draw:stroke="none" draw:fill="solid" draw:fill-color="#8ed4c3"/>
    </style:style>
    <style:style style:name="gr31" style:family="graphic" style:parent-style-name="standard">
      <style:graphic-properties draw:stroke="none" draw:fill="solid" draw:fill-color="#8ed4c4"/>
    </style:style>
    <style:style style:name="gr32" style:family="graphic" style:parent-style-name="standard">
      <style:graphic-properties draw:stroke="none" draw:fill="solid" draw:fill-color="#8dd3c4"/>
    </style:style>
    <style:style style:name="gr33" style:family="graphic" style:parent-style-name="standard">
      <style:graphic-properties draw:stroke="none" draw:fill="solid" draw:fill-color="#8cd3c4"/>
    </style:style>
    <style:style style:name="gr34" style:family="graphic" style:parent-style-name="standard">
      <style:graphic-properties draw:stroke="none" draw:fill="solid" draw:fill-color="#8bd2c4"/>
    </style:style>
    <style:style style:name="gr35" style:family="graphic" style:parent-style-name="standard">
      <style:graphic-properties draw:stroke="none" draw:fill="solid" draw:fill-color="#8ad2c4"/>
    </style:style>
    <style:style style:name="gr36" style:family="graphic" style:parent-style-name="standard">
      <style:graphic-properties draw:stroke="none" draw:fill="solid" draw:fill-color="#8ad1c5"/>
    </style:style>
    <style:style style:name="gr37" style:family="graphic" style:parent-style-name="standard">
      <style:graphic-properties draw:stroke="none" draw:fill="solid" draw:fill-color="#89d1c5"/>
    </style:style>
    <style:style style:name="gr38" style:family="graphic" style:parent-style-name="standard">
      <style:graphic-properties draw:stroke="none" draw:fill="solid" draw:fill-color="#88d0c5"/>
    </style:style>
    <style:style style:name="gr39" style:family="graphic" style:parent-style-name="standard">
      <style:graphic-properties draw:stroke="none" draw:fill="solid" draw:fill-color="#87d0c5"/>
    </style:style>
    <style:style style:name="gr40" style:family="graphic" style:parent-style-name="standard">
      <style:graphic-properties draw:stroke="none" draw:fill="solid" draw:fill-color="#86cfc5"/>
    </style:style>
    <style:style style:name="gr41" style:family="graphic" style:parent-style-name="standard">
      <style:graphic-properties draw:stroke="none" draw:fill="solid" draw:fill-color="#85cec6"/>
    </style:style>
    <style:style style:name="gr42" style:family="graphic" style:parent-style-name="standard">
      <style:graphic-properties draw:stroke="none" draw:fill="solid" draw:fill-color="#84cec6"/>
    </style:style>
    <style:style style:name="gr43" style:family="graphic" style:parent-style-name="standard">
      <style:graphic-properties draw:stroke="none" draw:fill="solid" draw:fill-color="#83cdc6"/>
    </style:style>
    <style:style style:name="gr44" style:family="graphic" style:parent-style-name="standard">
      <style:graphic-properties draw:stroke="none" draw:fill="solid" draw:fill-color="#82ccc6"/>
    </style:style>
    <style:style style:name="gr45" style:family="graphic" style:parent-style-name="standard">
      <style:graphic-properties draw:stroke="none" draw:fill="solid" draw:fill-color="#82ccc7"/>
    </style:style>
    <style:style style:name="gr46" style:family="graphic" style:parent-style-name="standard">
      <style:graphic-properties draw:stroke="none" draw:fill="solid" draw:fill-color="#81ccc7"/>
    </style:style>
    <style:style style:name="gr47" style:family="graphic" style:parent-style-name="standard">
      <style:graphic-properties draw:stroke="none" draw:fill="solid" draw:fill-color="#80cbc7"/>
    </style:style>
    <style:style style:name="gr48" style:family="graphic" style:parent-style-name="standard">
      <style:graphic-properties draw:stroke="none" draw:fill="solid" draw:fill-color="#7fcbc7"/>
    </style:style>
    <style:style style:name="gr49" style:family="graphic" style:parent-style-name="standard">
      <style:graphic-properties draw:stroke="none" draw:fill="solid" draw:fill-color="#7ecac7"/>
    </style:style>
    <style:style style:name="gr50" style:family="graphic" style:parent-style-name="standard">
      <style:graphic-properties draw:stroke="none" draw:fill="solid" draw:fill-color="#7dc9c7"/>
    </style:style>
    <style:style style:name="gr51" style:family="graphic" style:parent-style-name="standard">
      <style:graphic-properties draw:stroke="none" draw:fill="solid" draw:fill-color="#7dc9c8"/>
    </style:style>
    <style:style style:name="gr52" style:family="graphic" style:parent-style-name="standard">
      <style:graphic-properties draw:stroke="none" draw:fill="solid" draw:fill-color="#7cc9c8"/>
    </style:style>
    <style:style style:name="gr53" style:family="graphic" style:parent-style-name="standard">
      <style:graphic-properties draw:stroke="none" draw:fill="solid" draw:fill-color="#7bc8c8"/>
    </style:style>
    <style:style style:name="gr54" style:family="graphic" style:parent-style-name="standard">
      <style:graphic-properties draw:stroke="none" draw:fill="solid" draw:fill-color="#7ac8c8"/>
    </style:style>
    <style:style style:name="gr55" style:family="graphic" style:parent-style-name="standard">
      <style:graphic-properties draw:stroke="none" draw:fill="solid" draw:fill-color="#79c7c8"/>
    </style:style>
    <style:style style:name="gr56" style:family="graphic" style:parent-style-name="standard">
      <style:graphic-properties draw:stroke="none" draw:fill="solid" draw:fill-color="#78c7c9"/>
    </style:style>
    <style:style style:name="gr57" style:family="graphic" style:parent-style-name="standard">
      <style:graphic-properties draw:stroke="none" draw:fill="solid" draw:fill-color="#77c6c9"/>
    </style:style>
    <style:style style:name="gr58" style:family="graphic" style:parent-style-name="standard">
      <style:graphic-properties draw:stroke="none" draw:fill="solid" draw:fill-color="#76c5c9"/>
    </style:style>
    <style:style style:name="gr59" style:family="graphic" style:parent-style-name="standard">
      <style:graphic-properties draw:stroke="none" draw:fill="solid" draw:fill-color="#75c5c9"/>
    </style:style>
    <style:style style:name="gr60" style:family="graphic" style:parent-style-name="standard">
      <style:graphic-properties draw:stroke="none" draw:fill="solid" draw:fill-color="#74c4c9"/>
    </style:style>
    <style:style style:name="gr61" style:family="graphic" style:parent-style-name="standard">
      <style:graphic-properties draw:stroke="none" draw:fill="solid" draw:fill-color="#73c4c9"/>
    </style:style>
    <style:style style:name="gr62" style:family="graphic" style:parent-style-name="standard">
      <style:graphic-properties draw:stroke="none" draw:fill="solid" draw:fill-color="#73c4ca"/>
    </style:style>
    <style:style style:name="gr63" style:family="graphic" style:parent-style-name="standard">
      <style:graphic-properties draw:stroke="none" draw:fill="solid" draw:fill-color="#72c3ca"/>
    </style:style>
    <style:style style:name="gr64" style:family="graphic" style:parent-style-name="standard">
      <style:graphic-properties draw:stroke="none" draw:fill="solid" draw:fill-color="#71c3ca"/>
    </style:style>
    <style:style style:name="gr65" style:family="graphic" style:parent-style-name="standard">
      <style:graphic-properties draw:stroke="none" draw:fill="solid" draw:fill-color="#70c3ca"/>
    </style:style>
    <style:style style:name="gr66" style:family="graphic" style:parent-style-name="standard">
      <style:graphic-properties draw:stroke="none" draw:fill="solid" draw:fill-color="#6fc2ca"/>
    </style:style>
    <style:style style:name="gr67" style:family="graphic" style:parent-style-name="standard">
      <style:graphic-properties draw:stroke="none" draw:fill="solid" draw:fill-color="#6ec2ca"/>
    </style:style>
    <style:style style:name="gr68" style:family="graphic" style:parent-style-name="standard">
      <style:graphic-properties draw:stroke="none" draw:fill="solid" draw:fill-color="#6dc1ca"/>
    </style:style>
    <style:style style:name="gr69" style:family="graphic" style:parent-style-name="standard">
      <style:graphic-properties draw:stroke="none" draw:fill="solid" draw:fill-color="#6cc0cb"/>
    </style:style>
    <style:style style:name="gr70" style:family="graphic" style:parent-style-name="standard">
      <style:graphic-properties draw:stroke="none" draw:fill="solid" draw:fill-color="#6bc0cb"/>
    </style:style>
    <style:style style:name="gr71" style:family="graphic" style:parent-style-name="standard">
      <style:graphic-properties draw:stroke="none" draw:fill="solid" draw:fill-color="#6ac0cb"/>
    </style:style>
    <style:style style:name="gr72" style:family="graphic" style:parent-style-name="standard">
      <style:graphic-properties draw:stroke="none" draw:fill="solid" draw:fill-color="#69bfcb"/>
    </style:style>
    <style:style style:name="gr73" style:family="graphic" style:parent-style-name="standard">
      <style:graphic-properties draw:stroke="none" draw:fill="solid" draw:fill-color="#68becb"/>
    </style:style>
    <style:style style:name="gr74" style:family="graphic" style:parent-style-name="standard">
      <style:graphic-properties draw:stroke="none" draw:fill="solid" draw:fill-color="#67becb"/>
    </style:style>
    <style:style style:name="gr75" style:family="graphic" style:parent-style-name="standard">
      <style:graphic-properties draw:stroke="none" draw:fill="solid" draw:fill-color="#67becc"/>
    </style:style>
    <style:style style:name="gr76" style:family="graphic" style:parent-style-name="standard">
      <style:graphic-properties draw:stroke="none" draw:fill="solid" draw:fill-color="#66bdcc"/>
    </style:style>
    <style:style style:name="gr77" style:family="graphic" style:parent-style-name="standard">
      <style:graphic-properties draw:stroke="none" draw:fill="solid" draw:fill-color="#65bdcc"/>
    </style:style>
    <style:style style:name="gr78" style:family="graphic" style:parent-style-name="standard">
      <style:graphic-properties draw:stroke="none" draw:fill="solid" draw:fill-color="#64bccc"/>
    </style:style>
    <style:style style:name="gr79" style:family="graphic" style:parent-style-name="standard">
      <style:graphic-properties draw:stroke="none" draw:fill="solid" draw:fill-color="#63bccc"/>
    </style:style>
    <style:style style:name="gr80" style:family="graphic" style:parent-style-name="standard">
      <style:graphic-properties draw:stroke="none" draw:fill="solid" draw:fill-color="#62bccc"/>
    </style:style>
    <style:style style:name="gr81" style:family="graphic" style:parent-style-name="standard">
      <style:graphic-properties draw:stroke="none" draw:fill="solid" draw:fill-color="#62bbcc"/>
    </style:style>
    <style:style style:name="gr82" style:family="graphic" style:parent-style-name="standard">
      <style:graphic-properties draw:stroke="none" draw:fill="solid" draw:fill-color="#61bbcc"/>
    </style:style>
    <style:style style:name="gr83" style:family="graphic" style:parent-style-name="standard">
      <style:graphic-properties draw:stroke="none" draw:fill="solid" draw:fill-color="#61bbcd"/>
    </style:style>
    <style:style style:name="gr84" style:family="graphic" style:parent-style-name="standard">
      <style:graphic-properties draw:stroke="none" draw:fill="solid" draw:fill-color="#60bacd"/>
    </style:style>
    <style:style style:name="gr85" style:family="graphic" style:parent-style-name="standard">
      <style:graphic-properties draw:stroke="none" draw:fill="solid" draw:fill-color="#5fbacd"/>
    </style:style>
    <style:style style:name="gr86" style:family="graphic" style:parent-style-name="standard">
      <style:graphic-properties draw:stroke="none" draw:fill="solid" draw:fill-color="#5ebacd" draw:opacity="100%" draw:opacity-name=""/>
    </style:style>
    <style:style style:name="gr87" style:family="graphic" style:parent-style-name="standard">
      <style:graphic-properties draw:stroke="none" draw:fill="solid" draw:fill-color="#5db9cd"/>
    </style:style>
    <style:style style:name="gr88" style:family="graphic" style:parent-style-name="standard">
      <style:graphic-properties draw:stroke="none" draw:fill="solid" draw:fill-color="#5cb9cd"/>
    </style:style>
    <style:style style:name="gr89" style:family="graphic" style:parent-style-name="standard">
      <style:graphic-properties draw:stroke="none" draw:fill="solid" draw:fill-color="#5bb8cd"/>
    </style:style>
    <style:style style:name="gr90" style:family="graphic" style:parent-style-name="standard">
      <style:graphic-properties draw:stroke="none" draw:fill="solid" draw:fill-color="#5ab8cd"/>
    </style:style>
    <style:style style:name="gr91" style:family="graphic" style:parent-style-name="standard">
      <style:graphic-properties draw:stroke="none" draw:fill="solid" draw:fill-color="#59b8cd"/>
    </style:style>
    <style:style style:name="gr92" style:family="graphic" style:parent-style-name="standard">
      <style:graphic-properties draw:stroke="none" draw:fill="solid" draw:fill-color="#59b8ce"/>
    </style:style>
    <style:style style:name="gr93" style:family="graphic" style:parent-style-name="standard">
      <style:graphic-properties draw:stroke="none" draw:fill="solid" draw:fill-color="#59b7ce"/>
    </style:style>
    <style:style style:name="gr94" style:family="graphic" style:parent-style-name="standard">
      <style:graphic-properties draw:stroke="none" draw:fill="solid" draw:fill-color="#58b7ce"/>
    </style:style>
    <style:style style:name="gr95" style:family="graphic" style:parent-style-name="standard">
      <style:graphic-properties draw:stroke="none" draw:fill="solid" draw:fill-color="#57b7ce"/>
    </style:style>
    <style:style style:name="gr96" style:family="graphic" style:parent-style-name="standard">
      <style:graphic-properties draw:stroke="none" draw:fill="solid" draw:fill-color="#57b6ce"/>
    </style:style>
    <style:style style:name="gr97" style:family="graphic" style:parent-style-name="standard">
      <style:graphic-properties draw:stroke="none" draw:fill="solid" draw:fill-color="#56b6ce"/>
    </style:style>
    <style:style style:name="gr98" style:family="graphic" style:parent-style-name="standard">
      <style:graphic-properties draw:stroke="none" draw:fill="solid" draw:fill-color="#55b6ce"/>
    </style:style>
    <style:style style:name="gr99" style:family="graphic" style:parent-style-name="standard">
      <style:graphic-properties draw:stroke="none" draw:fill="solid" draw:fill-color="#54b5ce"/>
    </style:style>
    <style:style style:name="gr100" style:family="graphic" style:parent-style-name="standard">
      <style:graphic-properties draw:stroke="none" draw:fill="solid" draw:fill-color="#53b5ce"/>
    </style:style>
    <style:style style:name="gr101" style:family="graphic" style:parent-style-name="standard">
      <style:graphic-properties draw:stroke="none" draw:fill="solid" draw:fill-color="#52b5ce"/>
    </style:style>
    <style:style style:name="gr102" style:family="graphic" style:parent-style-name="standard">
      <style:graphic-properties draw:stroke="none" draw:fill="solid" draw:fill-color="#51b4cf"/>
    </style:style>
    <style:style style:name="gr103" style:family="graphic" style:parent-style-name="standard">
      <style:graphic-properties draw:stroke="none" draw:fill="solid" draw:fill-color="#50b4cf"/>
    </style:style>
    <style:style style:name="gr104" style:family="graphic" style:parent-style-name="standard">
      <style:graphic-properties draw:stroke="none" draw:fill="solid" draw:fill-color="#4fb4cf"/>
    </style:style>
    <style:style style:name="gr105" style:family="graphic" style:parent-style-name="standard">
      <style:graphic-properties draw:stroke="none" draw:fill="solid" draw:fill-color="#4fb3cf"/>
    </style:style>
    <style:style style:name="gr106" style:family="graphic" style:parent-style-name="standard">
      <style:graphic-properties draw:stroke="none" draw:fill="solid" draw:fill-color="#4eb3cf"/>
    </style:style>
    <style:style style:name="gr107" style:family="graphic" style:parent-style-name="standard">
      <style:graphic-properties draw:stroke="none" draw:fill="solid" draw:fill-color="#97d9c1"/>
    </style:style>
    <style:style style:name="gr108" style:family="graphic" style:parent-style-name="standard">
      <style:graphic-properties draw:stroke="none" draw:fill="solid" draw:fill-color="#8cd2c4"/>
    </style:style>
    <style:style style:name="gr109" style:family="graphic" style:parent-style-name="standard">
      <style:graphic-properties draw:stroke="none" draw:fill="solid" draw:fill-color="#8ad1c4"/>
    </style:style>
    <style:style style:name="gr110" style:family="graphic" style:parent-style-name="standard">
      <style:graphic-properties draw:stroke="none" draw:fill="solid" draw:fill-color="#87cfc5"/>
    </style:style>
    <style:style style:name="gr111" style:family="graphic" style:parent-style-name="standard">
      <style:graphic-properties draw:stroke="none" draw:fill="solid" draw:fill-color="#7dcac7"/>
    </style:style>
    <style:style style:name="gr112" style:family="graphic" style:parent-style-name="standard">
      <style:graphic-properties draw:stroke="none" draw:fill="solid" draw:fill-color="#7bc9c8"/>
    </style:style>
    <style:style style:name="gr113" style:family="graphic" style:parent-style-name="standard">
      <style:graphic-properties draw:stroke="none" draw:fill="solid" draw:fill-color="#74c5c9"/>
    </style:style>
    <style:style style:name="gr114" style:family="graphic" style:parent-style-name="standard">
      <style:graphic-properties draw:stroke="none" draw:fill="solid" draw:fill-color="#6abfcb"/>
    </style:style>
    <style:style style:name="gr115" style:family="graphic" style:parent-style-name="standard">
      <style:graphic-properties draw:stroke="none" draw:fill="solid" draw:fill-color="#60bbcd"/>
    </style:style>
    <style:style style:name="gr116" style:family="graphic" style:parent-style-name="standard">
      <style:graphic-properties draw:stroke="none" draw:fill="solid" draw:fill-color="#5ebacd"/>
    </style:style>
    <style:style style:name="gr117" style:family="graphic" style:parent-style-name="standard">
      <style:graphic-properties draw:stroke="none" draw:fill="solid" draw:fill-color="#5bb9cd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9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034cm" fo:min-width="0.03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ffffff" draw:fill-color="#ffffff" draw:textarea-horizontal-align="justify" draw:textarea-vertical-align="middle" draw:auto-grow-height="false" fo:min-height="1.811cm" fo:min-width="10.795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solid" draw:fill-color="#bfbfbf"/>
    </style:style>
    <style:style style:name="gr127" style:family="graphic" style:parent-style-name="standard">
      <style:graphic-properties draw:stroke="none" draw:fill="solid" draw:fill-color="#000000"/>
    </style:style>
    <style:style style:name="gr128" style:family="graphic" style:parent-style-name="standard">
      <style:graphic-properties draw:stroke="none" draw:fill="solid" draw:fill-color="#ededed"/>
    </style:style>
    <style:style style:name="gr129" style:family="graphic" style:parent-style-name="standard">
      <style:graphic-properties draw:stroke="solid" svg:stroke-width="0.003cm" svg:stroke-color="#000000" draw:stroke-linejoin="miter" svg:stroke-linecap="butt" draw:fill="solid" draw:fill-color="#ffe994" fo:padding-top="0.001cm" fo:padding-bottom="0.001cm" fo:padding-left="0.001cm" fo:padding-right="0.001cm"/>
    </style:style>
    <style:style style:name="gr130" style:family="graphic" style:parent-style-name="standard">
      <style:graphic-properties svg:stroke-color="#ffffff" draw:fill-color="#ffffff" draw:textarea-horizontal-align="justify" draw:textarea-vertical-align="middle" draw:auto-grow-height="false" fo:min-height="1.811cm" fo:min-width="10.85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fdfbf"/>
    </style:style>
    <style:style style:name="P3" style:family="paragraph">
      <loext:graphic-properties draw:fill="solid" draw:fill-color="#9edfbf"/>
    </style:style>
    <style:style style:name="P4" style:family="paragraph">
      <loext:graphic-properties draw:fill="solid" draw:fill-color="#9edebf"/>
    </style:style>
    <style:style style:name="P5" style:family="paragraph">
      <loext:graphic-properties draw:fill="solid" draw:fill-color="#9ddebf"/>
    </style:style>
    <style:style style:name="P6" style:family="paragraph">
      <loext:graphic-properties draw:fill="solid" draw:fill-color="#9ddec0"/>
    </style:style>
    <style:style style:name="P7" style:family="paragraph">
      <loext:graphic-properties draw:fill="solid" draw:fill-color="#9dddc0"/>
    </style:style>
    <style:style style:name="P8" style:family="paragraph">
      <loext:graphic-properties draw:fill="solid" draw:fill-color="#9cddc0"/>
    </style:style>
    <style:style style:name="P9" style:family="paragraph">
      <loext:graphic-properties draw:fill="solid" draw:fill-color="#9bddc0"/>
    </style:style>
    <style:style style:name="P10" style:family="paragraph">
      <loext:graphic-properties draw:fill="solid" draw:fill-color="#9bdcc0"/>
    </style:style>
    <style:style style:name="P11" style:family="paragraph">
      <loext:graphic-properties draw:fill="solid" draw:fill-color="#9adcc0"/>
    </style:style>
    <style:style style:name="P12" style:family="paragraph">
      <loext:graphic-properties draw:fill="solid" draw:fill-color="#9adbc0"/>
    </style:style>
    <style:style style:name="P13" style:family="paragraph">
      <loext:graphic-properties draw:fill="solid" draw:fill-color="#99dbc1"/>
    </style:style>
    <style:style style:name="P14" style:family="paragraph">
      <loext:graphic-properties draw:fill="solid" draw:fill-color="#98dbc1"/>
    </style:style>
    <style:style style:name="P15" style:family="paragraph">
      <loext:graphic-properties draw:fill="solid" draw:fill-color="#98dac1"/>
    </style:style>
    <style:style style:name="P16" style:family="paragraph">
      <loext:graphic-properties draw:fill="solid" draw:fill-color="#97dac1"/>
    </style:style>
    <style:style style:name="P17" style:family="paragraph">
      <loext:graphic-properties draw:fill="solid" draw:fill-color="#96d9c1"/>
    </style:style>
    <style:style style:name="P18" style:family="paragraph">
      <loext:graphic-properties draw:fill="solid" draw:fill-color="#96d9c2"/>
    </style:style>
    <style:style style:name="P19" style:family="paragraph">
      <loext:graphic-properties draw:fill="solid" draw:fill-color="#95d9c2"/>
    </style:style>
    <style:style style:name="P20" style:family="paragraph">
      <loext:graphic-properties draw:fill="solid" draw:fill-color="#95d8c2"/>
    </style:style>
    <style:style style:name="P21" style:family="paragraph">
      <loext:graphic-properties draw:fill="solid" draw:fill-color="#94d8c2"/>
    </style:style>
    <style:style style:name="P22" style:family="paragraph">
      <loext:graphic-properties draw:fill="solid" draw:fill-color="#94d7c2"/>
    </style:style>
    <style:style style:name="P23" style:family="paragraph">
      <loext:graphic-properties draw:fill="solid" draw:fill-color="#93d7c2"/>
    </style:style>
    <style:style style:name="P24" style:family="paragraph">
      <loext:graphic-properties draw:fill="solid" draw:fill-color="#92d7c2"/>
    </style:style>
    <style:style style:name="P25" style:family="paragraph">
      <loext:graphic-properties draw:fill="solid" draw:fill-color="#92d7c3"/>
    </style:style>
    <style:style style:name="P26" style:family="paragraph">
      <loext:graphic-properties draw:fill="solid" draw:fill-color="#92d6c3"/>
    </style:style>
    <style:style style:name="P27" style:family="paragraph">
      <loext:graphic-properties draw:fill="solid" draw:fill-color="#91d6c3"/>
    </style:style>
    <style:style style:name="P28" style:family="paragraph">
      <loext:graphic-properties draw:fill="solid" draw:fill-color="#90d5c3"/>
    </style:style>
    <style:style style:name="P29" style:family="paragraph">
      <loext:graphic-properties draw:fill="solid" draw:fill-color="#8fd5c3"/>
    </style:style>
    <style:style style:name="P30" style:family="paragraph">
      <loext:graphic-properties draw:fill="solid" draw:fill-color="#8ed4c3"/>
    </style:style>
    <style:style style:name="P31" style:family="paragraph">
      <loext:graphic-properties draw:fill="solid" draw:fill-color="#8ed4c4"/>
    </style:style>
    <style:style style:name="P32" style:family="paragraph">
      <loext:graphic-properties draw:fill="solid" draw:fill-color="#8dd3c4"/>
    </style:style>
    <style:style style:name="P33" style:family="paragraph">
      <loext:graphic-properties draw:fill="solid" draw:fill-color="#8cd3c4"/>
    </style:style>
    <style:style style:name="P34" style:family="paragraph">
      <loext:graphic-properties draw:fill="solid" draw:fill-color="#8bd2c4"/>
    </style:style>
    <style:style style:name="P35" style:family="paragraph">
      <loext:graphic-properties draw:fill="solid" draw:fill-color="#8ad2c4"/>
    </style:style>
    <style:style style:name="P36" style:family="paragraph">
      <loext:graphic-properties draw:fill="solid" draw:fill-color="#8ad1c5"/>
    </style:style>
    <style:style style:name="P37" style:family="paragraph">
      <loext:graphic-properties draw:fill="solid" draw:fill-color="#89d1c5"/>
    </style:style>
    <style:style style:name="P38" style:family="paragraph">
      <loext:graphic-properties draw:fill="solid" draw:fill-color="#88d0c5"/>
    </style:style>
    <style:style style:name="P39" style:family="paragraph">
      <loext:graphic-properties draw:fill="solid" draw:fill-color="#87d0c5"/>
    </style:style>
    <style:style style:name="P40" style:family="paragraph">
      <loext:graphic-properties draw:fill="solid" draw:fill-color="#86cfc5"/>
    </style:style>
    <style:style style:name="P41" style:family="paragraph">
      <loext:graphic-properties draw:fill="solid" draw:fill-color="#85cec6"/>
    </style:style>
    <style:style style:name="P42" style:family="paragraph">
      <loext:graphic-properties draw:fill="solid" draw:fill-color="#84cec6"/>
    </style:style>
    <style:style style:name="P43" style:family="paragraph">
      <loext:graphic-properties draw:fill="solid" draw:fill-color="#83cdc6"/>
    </style:style>
    <style:style style:name="P44" style:family="paragraph">
      <loext:graphic-properties draw:fill="solid" draw:fill-color="#82ccc6"/>
    </style:style>
    <style:style style:name="P45" style:family="paragraph">
      <loext:graphic-properties draw:fill="solid" draw:fill-color="#82ccc7"/>
    </style:style>
    <style:style style:name="P46" style:family="paragraph">
      <loext:graphic-properties draw:fill="solid" draw:fill-color="#81ccc7"/>
    </style:style>
    <style:style style:name="P47" style:family="paragraph">
      <loext:graphic-properties draw:fill="solid" draw:fill-color="#80cbc7"/>
    </style:style>
    <style:style style:name="P48" style:family="paragraph">
      <loext:graphic-properties draw:fill="solid" draw:fill-color="#7fcbc7"/>
    </style:style>
    <style:style style:name="P49" style:family="paragraph">
      <loext:graphic-properties draw:fill="solid" draw:fill-color="#7ecac7"/>
    </style:style>
    <style:style style:name="P50" style:family="paragraph">
      <loext:graphic-properties draw:fill="solid" draw:fill-color="#7dc9c7"/>
    </style:style>
    <style:style style:name="P51" style:family="paragraph">
      <loext:graphic-properties draw:fill="solid" draw:fill-color="#7dc9c8"/>
    </style:style>
    <style:style style:name="P52" style:family="paragraph">
      <loext:graphic-properties draw:fill="solid" draw:fill-color="#7cc9c8"/>
    </style:style>
    <style:style style:name="P53" style:family="paragraph">
      <loext:graphic-properties draw:fill="solid" draw:fill-color="#7bc8c8"/>
    </style:style>
    <style:style style:name="P54" style:family="paragraph">
      <loext:graphic-properties draw:fill="solid" draw:fill-color="#7ac8c8"/>
    </style:style>
    <style:style style:name="P55" style:family="paragraph">
      <loext:graphic-properties draw:fill="solid" draw:fill-color="#79c7c8"/>
    </style:style>
    <style:style style:name="P56" style:family="paragraph">
      <loext:graphic-properties draw:fill="solid" draw:fill-color="#78c7c9"/>
    </style:style>
    <style:style style:name="P57" style:family="paragraph">
      <loext:graphic-properties draw:fill="solid" draw:fill-color="#77c6c9"/>
    </style:style>
    <style:style style:name="P58" style:family="paragraph">
      <loext:graphic-properties draw:fill="solid" draw:fill-color="#76c5c9"/>
    </style:style>
    <style:style style:name="P59" style:family="paragraph">
      <loext:graphic-properties draw:fill="solid" draw:fill-color="#75c5c9"/>
    </style:style>
    <style:style style:name="P60" style:family="paragraph">
      <loext:graphic-properties draw:fill="solid" draw:fill-color="#74c4c9"/>
    </style:style>
    <style:style style:name="P61" style:family="paragraph">
      <loext:graphic-properties draw:fill="solid" draw:fill-color="#73c4c9"/>
    </style:style>
    <style:style style:name="P62" style:family="paragraph">
      <loext:graphic-properties draw:fill="solid" draw:fill-color="#73c4ca"/>
    </style:style>
    <style:style style:name="P63" style:family="paragraph">
      <loext:graphic-properties draw:fill="solid" draw:fill-color="#72c3ca"/>
    </style:style>
    <style:style style:name="P64" style:family="paragraph">
      <loext:graphic-properties draw:fill="solid" draw:fill-color="#71c3ca"/>
    </style:style>
    <style:style style:name="P65" style:family="paragraph">
      <loext:graphic-properties draw:fill="solid" draw:fill-color="#70c3ca"/>
    </style:style>
    <style:style style:name="P66" style:family="paragraph">
      <loext:graphic-properties draw:fill="solid" draw:fill-color="#6fc2ca"/>
    </style:style>
    <style:style style:name="P67" style:family="paragraph">
      <loext:graphic-properties draw:fill="solid" draw:fill-color="#6ec2ca"/>
    </style:style>
    <style:style style:name="P68" style:family="paragraph">
      <loext:graphic-properties draw:fill="solid" draw:fill-color="#6dc1ca"/>
    </style:style>
    <style:style style:name="P69" style:family="paragraph">
      <loext:graphic-properties draw:fill="solid" draw:fill-color="#6cc0cb"/>
    </style:style>
    <style:style style:name="P70" style:family="paragraph">
      <loext:graphic-properties draw:fill="solid" draw:fill-color="#6bc0cb"/>
    </style:style>
    <style:style style:name="P71" style:family="paragraph">
      <loext:graphic-properties draw:fill="solid" draw:fill-color="#6ac0cb"/>
    </style:style>
    <style:style style:name="P72" style:family="paragraph">
      <loext:graphic-properties draw:fill="solid" draw:fill-color="#69bfcb"/>
    </style:style>
    <style:style style:name="P73" style:family="paragraph">
      <loext:graphic-properties draw:fill="solid" draw:fill-color="#68becb"/>
    </style:style>
    <style:style style:name="P74" style:family="paragraph">
      <loext:graphic-properties draw:fill="solid" draw:fill-color="#67becb"/>
    </style:style>
    <style:style style:name="P75" style:family="paragraph">
      <loext:graphic-properties draw:fill="solid" draw:fill-color="#67becc"/>
    </style:style>
    <style:style style:name="P76" style:family="paragraph">
      <loext:graphic-properties draw:fill="solid" draw:fill-color="#66bdcc"/>
    </style:style>
    <style:style style:name="P77" style:family="paragraph">
      <loext:graphic-properties draw:fill="solid" draw:fill-color="#65bdcc"/>
    </style:style>
    <style:style style:name="P78" style:family="paragraph">
      <loext:graphic-properties draw:fill="solid" draw:fill-color="#64bccc"/>
    </style:style>
    <style:style style:name="P79" style:family="paragraph">
      <loext:graphic-properties draw:fill="solid" draw:fill-color="#63bccc"/>
    </style:style>
    <style:style style:name="P80" style:family="paragraph">
      <loext:graphic-properties draw:fill="solid" draw:fill-color="#62bccc"/>
    </style:style>
    <style:style style:name="P81" style:family="paragraph">
      <loext:graphic-properties draw:fill="solid" draw:fill-color="#62bbcc"/>
    </style:style>
    <style:style style:name="P82" style:family="paragraph">
      <loext:graphic-properties draw:fill="solid" draw:fill-color="#61bbcc"/>
    </style:style>
    <style:style style:name="P83" style:family="paragraph">
      <loext:graphic-properties draw:fill="solid" draw:fill-color="#61bbcd"/>
    </style:style>
    <style:style style:name="P84" style:family="paragraph">
      <loext:graphic-properties draw:fill="solid" draw:fill-color="#60bacd"/>
    </style:style>
    <style:style style:name="P85" style:family="paragraph">
      <loext:graphic-properties draw:fill="solid" draw:fill-color="#5fbacd"/>
    </style:style>
    <style:style style:name="P86" style:family="paragraph">
      <loext:graphic-properties draw:fill="solid" draw:fill-color="#5ebacd" draw:opacity="100%"/>
    </style:style>
    <style:style style:name="P87" style:family="paragraph">
      <loext:graphic-properties draw:fill="solid" draw:fill-color="#5db9cd"/>
    </style:style>
    <style:style style:name="P88" style:family="paragraph">
      <loext:graphic-properties draw:fill="solid" draw:fill-color="#5cb9cd"/>
    </style:style>
    <style:style style:name="P89" style:family="paragraph">
      <loext:graphic-properties draw:fill="solid" draw:fill-color="#5bb8cd"/>
    </style:style>
    <style:style style:name="P90" style:family="paragraph">
      <loext:graphic-properties draw:fill="solid" draw:fill-color="#5ab8cd"/>
    </style:style>
    <style:style style:name="P91" style:family="paragraph">
      <loext:graphic-properties draw:fill="solid" draw:fill-color="#59b8cd"/>
    </style:style>
    <style:style style:name="P92" style:family="paragraph">
      <loext:graphic-properties draw:fill="solid" draw:fill-color="#59b8ce"/>
    </style:style>
    <style:style style:name="P93" style:family="paragraph">
      <loext:graphic-properties draw:fill="solid" draw:fill-color="#59b7ce"/>
    </style:style>
    <style:style style:name="P94" style:family="paragraph">
      <loext:graphic-properties draw:fill="solid" draw:fill-color="#58b7ce"/>
    </style:style>
    <style:style style:name="P95" style:family="paragraph">
      <loext:graphic-properties draw:fill="solid" draw:fill-color="#57b7ce"/>
    </style:style>
    <style:style style:name="P96" style:family="paragraph">
      <loext:graphic-properties draw:fill="solid" draw:fill-color="#57b6ce"/>
    </style:style>
    <style:style style:name="P97" style:family="paragraph">
      <loext:graphic-properties draw:fill="solid" draw:fill-color="#56b6ce"/>
    </style:style>
    <style:style style:name="P98" style:family="paragraph">
      <loext:graphic-properties draw:fill="solid" draw:fill-color="#55b6ce"/>
    </style:style>
    <style:style style:name="P99" style:family="paragraph">
      <loext:graphic-properties draw:fill="solid" draw:fill-color="#54b5ce"/>
    </style:style>
    <style:style style:name="P100" style:family="paragraph">
      <loext:graphic-properties draw:fill="solid" draw:fill-color="#53b5ce"/>
    </style:style>
    <style:style style:name="P101" style:family="paragraph">
      <loext:graphic-properties draw:fill="solid" draw:fill-color="#52b5ce"/>
    </style:style>
    <style:style style:name="P102" style:family="paragraph">
      <loext:graphic-properties draw:fill="solid" draw:fill-color="#51b4cf"/>
    </style:style>
    <style:style style:name="P103" style:family="paragraph">
      <loext:graphic-properties draw:fill="solid" draw:fill-color="#50b4cf"/>
    </style:style>
    <style:style style:name="P104" style:family="paragraph">
      <loext:graphic-properties draw:fill="solid" draw:fill-color="#4fb4cf"/>
    </style:style>
    <style:style style:name="P105" style:family="paragraph">
      <loext:graphic-properties draw:fill="solid" draw:fill-color="#4fb3cf"/>
    </style:style>
    <style:style style:name="P106" style:family="paragraph">
      <loext:graphic-properties draw:fill="solid" draw:fill-color="#4eb3cf"/>
    </style:style>
    <style:style style:name="P107" style:family="paragraph">
      <loext:graphic-properties draw:fill="solid" draw:fill-color="#97d9c1"/>
    </style:style>
    <style:style style:name="P108" style:family="paragraph">
      <loext:graphic-properties draw:fill="solid" draw:fill-color="#8cd2c4"/>
    </style:style>
    <style:style style:name="P109" style:family="paragraph">
      <loext:graphic-properties draw:fill="solid" draw:fill-color="#8ad1c4"/>
    </style:style>
    <style:style style:name="P110" style:family="paragraph">
      <loext:graphic-properties draw:fill="solid" draw:fill-color="#87cfc5"/>
    </style:style>
    <style:style style:name="P111" style:family="paragraph">
      <loext:graphic-properties draw:fill="solid" draw:fill-color="#7dcac7"/>
    </style:style>
    <style:style style:name="P112" style:family="paragraph">
      <loext:graphic-properties draw:fill="solid" draw:fill-color="#7bc9c8"/>
    </style:style>
    <style:style style:name="P113" style:family="paragraph">
      <loext:graphic-properties draw:fill="solid" draw:fill-color="#74c5c9"/>
    </style:style>
    <style:style style:name="P114" style:family="paragraph">
      <loext:graphic-properties draw:fill="solid" draw:fill-color="#6abfcb"/>
    </style:style>
    <style:style style:name="P115" style:family="paragraph">
      <loext:graphic-properties draw:fill="solid" draw:fill-color="#60bbcd"/>
    </style:style>
    <style:style style:name="P116" style:family="paragraph">
      <loext:graphic-properties draw:fill="solid" draw:fill-color="#5ebacd"/>
    </style:style>
    <style:style style:name="P117" style:family="paragraph">
      <loext:graphic-properties draw:fill="solid" draw:fill-color="#5bb9cd"/>
    </style:style>
    <style:style style:name="P118" style:family="paragraph">
      <loext:graphic-properties draw:fill="none"/>
    </style:style>
    <style:style style:name="P119" style:family="paragraph">
      <style:paragraph-properties fo:text-align="start" style:writing-mode="lr-tb"/>
    </style:style>
    <style:style style:name="P120" style:family="paragraph">
      <loext:graphic-properties draw:fill="none"/>
      <style:text-properties fo:font-size="9pt" style:font-size-asian="9pt" style:font-size-complex="9pt"/>
    </style:style>
    <style:style style:name="P121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22" style:family="paragraph">
      <loext:graphic-properties draw:fill="none"/>
      <style:text-properties fo:font-size="1pt" style:font-size-asian="1pt" style:font-size-complex="1pt"/>
    </style:style>
    <style:style style:name="P123" style:family="paragraph">
      <loext:graphic-properties draw:fill="none"/>
      <style:text-properties fo:font-size="16pt" style:font-size-asian="16pt" style:font-size-complex="16pt"/>
    </style:style>
    <style:style style:name="P124" style:family="paragraph">
      <loext:graphic-properties draw:fill="none"/>
      <style:text-properties fo:font-size="12pt" style:font-size-asian="12pt" style:font-size-complex="12pt"/>
    </style:style>
    <style:style style:name="P125" style:family="paragraph">
      <loext:graphic-properties draw:fill-color="#ffffff"/>
      <style:paragraph-properties fo:text-align="center"/>
    </style:style>
    <style:style style:name="P12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7" style:family="paragraph">
      <loext:graphic-properties draw:fill="solid" draw:fill-color="#bfbfbf"/>
    </style:style>
    <style:style style:name="P128" style:family="paragraph">
      <loext:graphic-properties draw:fill="solid" draw:fill-color="#000000"/>
    </style:style>
    <style:style style:name="P129" style:family="paragraph">
      <loext:graphic-properties draw:fill="solid" draw:fill-color="#ededed"/>
    </style:style>
    <style:style style:name="P130" style:family="paragraph">
      <loext:graphic-properties draw:fill="solid" draw:fill-color="#ffe994"/>
    </style:style>
    <style:style style:name="T1" style:family="text">
      <style:text-properties fo:color="#262626" style:font-name="Microsoft Sans Serif1" fo:font-size="9pt" style:font-size-asian="9pt" style:font-name-complex="Microsoft Sans Serif1" style:font-size-complex="9pt"/>
    </style:style>
    <style:style style:name="T2" style:family="text">
      <style:text-properties fo:color="#000000" style:font-name="Franklin Gothic Demi1" fo:font-size="26.1000003814697pt" style:font-size-asian="26.1000003814697pt" style:font-name-complex="Franklin Gothic Demi1" style:font-size-complex="26.1000003814697pt"/>
    </style:style>
    <style:style style:name="T3" style:family="text">
      <style:text-properties fo:color="#262626" style:font-name="Microsoft Sans Serif1" fo:font-size="1pt" style:font-size-asian="1pt" style:font-name-complex="Microsoft Sans Serif1" style:font-size-complex="1pt"/>
    </style:style>
    <style:style style:name="T4" style:family="text">
      <style:text-properties fo:color="#000000" style:font-name="Franklin Gothic Demi1" fo:font-size="16pt" style:font-size-asian="16pt" style:font-name-complex="Franklin Gothic Demi1" style:font-size-complex="16pt"/>
    </style:style>
    <style:style style:name="T5" style:family="text">
      <style:text-properties fo:color="#000000" style:font-name="Franklin Gothic Demi1" fo:font-size="12pt" style:font-size-asian="12pt" style:font-name-complex="Franklin Gothic Demi1" style:font-size-complex="12pt"/>
    </style:style>
    <style:style style:name="T6" style:family="text">
      <style:text-properties fo:color="#000000" style:font-name="Microsoft Sans Serif1" fo:font-size="12pt" style:font-size-asian="12pt" style:font-name-complex="Microsoft Sans Serif1" style:font-size-complex="12pt"/>
    </style:style>
    <style:style style:name="T7" style:family="text">
      <style:text-properties fo:color="#236a46" style:font-name="Franklin Gothic Demi1" fo:font-size="14.1000003814697pt" style:font-size-asian="14.1000003814697pt" style:font-name-complex="Franklin Gothic Demi1" style:font-size-complex="14.1000003814697pt"/>
    </style:style>
    <style:style style:name="T8" style:family="text">
      <style:text-properties fo:color="#262626" style:font-name="Microsoft Sans Serif1" fo:font-size="12pt" style:font-size-asian="12pt" style:font-name-complex="Microsoft Sans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0.9cm" svg:height="1.44cm" svg:x="0cm" svg:y="0cm" svg:viewBox="0 0 901 1441" draw:points="0,0 901,0 0,1441">
          <text:p/>
        </draw:polygon>
        <draw:polygon draw:style-name="gr3" draw:text-style-name="P3" draw:layer="layout" svg:width="1.013cm" svg:height="1.621cm" svg:x="0cm" svg:y="0cm" svg:viewBox="0 0 1014 1622" draw:points="0,1441 901,0 1014,0 0,1622">
          <text:p/>
        </draw:polygon>
        <draw:polygon draw:style-name="gr3" draw:text-style-name="P3" draw:layer="layout" svg:width="1.125cm" svg:height="1.801cm" svg:x="0cm" svg:y="0cm" svg:viewBox="0 0 1126 1802" draw:points="0,1622 1014,0 1126,0 0,1802">
          <text:p/>
        </draw:polygon>
        <draw:polygon draw:style-name="gr3" draw:text-style-name="P3" draw:layer="layout" svg:width="1.35cm" svg:height="2.161cm" svg:x="0cm" svg:y="0cm" svg:viewBox="0 0 1351 2162" draw:points="0,1802 1126,0 1351,0 0,2162">
          <text:p/>
        </draw:polygon>
        <draw:polygon draw:style-name="gr3" draw:text-style-name="P3" draw:layer="layout" svg:width="1.575cm" svg:height="2.522cm" svg:x="0cm" svg:y="0cm" svg:viewBox="0 0 1576 2523" draw:points="0,2162 1351,0 1576,0 0,2523">
          <text:p/>
        </draw:polygon>
        <draw:polygon draw:style-name="gr4" draw:text-style-name="P4" draw:layer="layout" svg:width="1.801cm" svg:height="2.881cm" svg:x="0cm" svg:y="0cm" svg:viewBox="0 0 1802 2882" draw:points="0,2523 1576,0 1802,0 0,2882">
          <text:p/>
        </draw:polygon>
        <draw:polygon draw:style-name="gr4" draw:text-style-name="P4" draw:layer="layout" svg:width="2.251cm" svg:height="3.602cm" svg:x="0cm" svg:y="0cm" svg:viewBox="0 0 2252 3603" draw:points="0,2882 1802,0 2252,0 0,3603">
          <text:p/>
        </draw:polygon>
        <draw:polygon draw:style-name="gr5" draw:text-style-name="P5" draw:layer="layout" svg:width="2.363cm" svg:height="3.783cm" svg:x="0cm" svg:y="0cm" svg:viewBox="0 0 2364 3784" draw:points="0,3603 2252,0 2364,0 0,3784">
          <text:p/>
        </draw:polygon>
        <draw:polygon draw:style-name="gr5" draw:text-style-name="P5" draw:layer="layout" svg:width="2.476cm" svg:height="3.962cm" svg:x="0cm" svg:y="0cm" svg:viewBox="0 0 2477 3963" draw:points="0,3784 2364,0 2477,0 0,3963">
          <text:p/>
        </draw:polygon>
        <draw:polygon draw:style-name="gr6" draw:text-style-name="P6" draw:layer="layout" svg:width="2.701cm" svg:height="4.323cm" svg:x="0cm" svg:y="0cm" svg:viewBox="0 0 2702 4324" draw:points="0,3963 2477,0 2702,0 0,4324">
          <text:p/>
        </draw:polygon>
        <draw:polygon draw:style-name="gr6" draw:text-style-name="P6" draw:layer="layout" svg:width="3.151cm" svg:height="5.044cm" svg:x="0cm" svg:y="0cm" svg:viewBox="0 0 3152 5045" draw:points="0,4324 2702,0 3152,0 0,5045">
          <text:p/>
        </draw:polygon>
        <draw:polygon draw:style-name="gr7" draw:text-style-name="P7" draw:layer="layout" svg:width="3.377cm" svg:height="5.403cm" svg:x="0cm" svg:y="0cm" svg:viewBox="0 0 3378 5404" draw:points="0,5045 3152,0 3378,0 0,5404">
          <text:p/>
        </draw:polygon>
        <draw:polygon draw:style-name="gr8" draw:text-style-name="P8" draw:layer="layout" svg:width="3.489cm" svg:height="5.584cm" svg:x="0cm" svg:y="0cm" svg:viewBox="0 0 3490 5585" draw:points="0,5404 3378,0 3490,0 0,5585">
          <text:p/>
        </draw:polygon>
        <draw:polygon draw:style-name="gr8" draw:text-style-name="P8" draw:layer="layout" svg:width="3.602cm" svg:height="5.764cm" svg:x="0cm" svg:y="0cm" svg:viewBox="0 0 3603 5765" draw:points="0,5585 3490,0 3603,0 0,5765">
          <text:p/>
        </draw:polygon>
        <draw:polygon draw:style-name="gr8" draw:text-style-name="P8" draw:layer="layout" svg:width="4.052cm" svg:height="6.483cm" svg:x="0cm" svg:y="0cm" svg:viewBox="0 0 4053 6484" draw:points="0,5765 3603,0 4053,0 0,6484">
          <text:p/>
        </draw:polygon>
        <draw:polygon draw:style-name="gr8" draw:text-style-name="P8" draw:layer="layout" svg:width="4.277cm" svg:height="6.844cm" svg:x="0cm" svg:y="0cm" svg:viewBox="0 0 4278 6845" draw:points="0,6484 4053,0 4278,0 0,6845">
          <text:p/>
        </draw:polygon>
        <draw:polygon draw:style-name="gr9" draw:text-style-name="P9" draw:layer="layout" svg:width="4.39cm" svg:height="7.025cm" svg:x="0cm" svg:y="0cm" svg:viewBox="0 0 4391 7026" draw:points="0,6845 4278,0 4391,0 0,7026">
          <text:p/>
        </draw:polygon>
        <draw:polygon draw:style-name="gr9" draw:text-style-name="P9" draw:layer="layout" svg:width="4.502cm" svg:height="7.204cm" svg:x="0cm" svg:y="0cm" svg:viewBox="0 0 4503 7205" draw:points="0,7026 4391,0 4503,0 0,7205">
          <text:p/>
        </draw:polygon>
        <draw:polygon draw:style-name="gr10" draw:text-style-name="P10" draw:layer="layout" svg:width="4.615cm" svg:height="7.385cm" svg:x="0cm" svg:y="0cm" svg:viewBox="0 0 4616 7386" draw:points="0,7205 4503,0 4616,0 0,7386">
          <text:p/>
        </draw:polygon>
        <draw:polygon draw:style-name="gr10" draw:text-style-name="P10" draw:layer="layout" svg:width="4.727cm" svg:height="7.565cm" svg:x="0cm" svg:y="0cm" svg:viewBox="0 0 4728 7566" draw:points="0,7386 4616,0 4728,0 0,7566">
          <text:p/>
        </draw:polygon>
        <draw:polygon draw:style-name="gr10" draw:text-style-name="P10" draw:layer="layout" svg:width="4.952cm" svg:height="7.925cm" svg:x="0cm" svg:y="0cm" svg:viewBox="0 0 4953 7926" draw:points="0,7566 4728,0 4953,0 0,7926">
          <text:p/>
        </draw:polygon>
        <draw:polygon draw:style-name="gr11" draw:text-style-name="P11" draw:layer="layout" svg:width="5.065cm" svg:height="8.104cm" svg:x="0cm" svg:y="0cm" svg:viewBox="0 0 5066 8105" draw:points="0,7926 4953,0 5066,0 0,8105">
          <text:p/>
        </draw:polygon>
        <draw:polygon draw:style-name="gr11" draw:text-style-name="P11" draw:layer="layout" svg:width="5.178cm" svg:height="8.286cm" svg:x="0cm" svg:y="0cm" svg:viewBox="0 0 5179 8287" draw:points="0,8105 5066,0 5179,0 0,8287">
          <text:p/>
        </draw:polygon>
        <draw:polygon draw:style-name="gr11" draw:text-style-name="P11" draw:layer="layout" svg:width="5.403cm" svg:height="8.645cm" svg:x="0cm" svg:y="0cm" svg:viewBox="0 0 5404 8646" draw:points="0,8287 5179,0 5404,0 0,8646">
          <text:p/>
        </draw:polygon>
        <draw:polygon draw:style-name="gr12" draw:text-style-name="P12" draw:layer="layout" svg:width="5.515cm" svg:height="8.826cm" svg:x="0cm" svg:y="0cm" svg:viewBox="0 0 5516 8827" draw:points="0,8646 5404,0 5516,0 0,8827">
          <text:p/>
        </draw:polygon>
        <draw:polygon draw:style-name="gr12" draw:text-style-name="P12" draw:layer="layout" svg:width="5.628cm" svg:height="9.005cm" svg:x="0cm" svg:y="0cm" svg:viewBox="0 0 5629 9006" draw:points="0,8827 5516,0 5629,0 0,9006">
          <text:p/>
        </draw:polygon>
        <draw:polygon draw:style-name="gr13" draw:text-style-name="P13" draw:layer="layout" svg:width="5.74cm" svg:height="9.186cm" svg:x="0cm" svg:y="0cm" svg:viewBox="0 0 5741 9187" draw:points="0,9006 5629,0 5741,0 0,9187">
          <text:p/>
        </draw:polygon>
        <draw:polygon draw:style-name="gr13" draw:text-style-name="P13" draw:layer="layout" svg:width="5.853cm" svg:height="9.366cm" svg:x="0cm" svg:y="0cm" svg:viewBox="0 0 5854 9367" draw:points="0,9187 5741,0 5854,0 0,9367">
          <text:p/>
        </draw:polygon>
        <draw:polygon draw:style-name="gr13" draw:text-style-name="P13" draw:layer="layout" svg:width="6.078cm" svg:height="9.726cm" svg:x="0cm" svg:y="0cm" svg:viewBox="0 0 6079 9727" draw:points="0,9367 5854,0 6079,0 0,9727">
          <text:p/>
        </draw:polygon>
        <draw:polygon draw:style-name="gr14" draw:text-style-name="P14" draw:layer="layout" svg:width="6.19cm" svg:height="9.906cm" svg:x="0cm" svg:y="0cm" svg:viewBox="0 0 6191 9907" draw:points="0,9727 6079,0 6191,0 0,9907">
          <text:p/>
        </draw:polygon>
        <draw:polygon draw:style-name="gr14" draw:text-style-name="P14" draw:layer="layout" svg:width="6.303cm" svg:height="10.087cm" svg:x="0cm" svg:y="0cm" svg:viewBox="0 0 6304 10088" draw:points="0,9907 6191,0 6304,0 0,10088">
          <text:p/>
        </draw:polygon>
        <draw:polygon draw:style-name="gr15" draw:text-style-name="P15" draw:layer="layout" svg:width="6.416cm" svg:height="10.266cm" svg:x="0cm" svg:y="0cm" svg:viewBox="0 0 6417 10267" draw:points="0,10088 6304,0 6417,0 0,10267">
          <text:p/>
        </draw:polygon>
        <draw:polygon draw:style-name="gr15" draw:text-style-name="P15" draw:layer="layout" svg:width="6.528cm" svg:height="10.446cm" svg:x="0cm" svg:y="0cm" svg:viewBox="0 0 6529 10447" draw:points="0,10267 6417,0 6529,0 0,10447">
          <text:p/>
        </draw:polygon>
        <draw:polygon draw:style-name="gr15" draw:text-style-name="P15" draw:layer="layout" svg:width="6.753cm" svg:height="10.806cm" svg:x="0cm" svg:y="0cm" svg:viewBox="0 0 6754 10807" draw:points="0,10447 6529,0 6754,0 0,10807">
          <text:p/>
        </draw:polygon>
        <draw:polygon draw:style-name="gr16" draw:text-style-name="P16" draw:layer="layout" svg:width="7.203cm" svg:height="11.528cm" svg:x="0cm" svg:y="0cm" svg:viewBox="0 0 7204 11529" draw:points="0,10807 6754,0 7204,0 0,11529">
          <text:p/>
        </draw:polygon>
        <draw:polygon draw:style-name="gr17" draw:text-style-name="P17" draw:layer="layout" svg:width="7.316cm" svg:height="11.557cm" svg:x="0cm" svg:y="0cm" svg:viewBox="0 0 7317 11558" draw:points="0,11529 7204,0 7317,0 92,11558">
          <text:p/>
        </draw:polygon>
        <draw:polygon draw:style-name="gr17" draw:text-style-name="P17" draw:layer="layout" svg:width="7.335cm" svg:height="11.557cm" svg:x="0.092cm" svg:y="0cm" svg:viewBox="0 0 7336 11558" draw:points="0,11558 7225,0 7336,0 113,11558">
          <text:p/>
        </draw:polygon>
        <draw:polygon draw:style-name="gr18" draw:text-style-name="P18" draw:layer="layout" svg:width="7.449cm" svg:height="11.557cm" svg:x="0.205cm" svg:y="0cm" svg:viewBox="0 0 7450 11558" draw:points="0,11558 7223,0 7450,0 225,11558">
          <text:p/>
        </draw:polygon>
        <draw:polygon draw:style-name="gr19" draw:text-style-name="P19" draw:layer="layout" svg:width="7.449cm" svg:height="11.557cm" svg:x="0.43cm" svg:y="0cm" svg:viewBox="0 0 7450 11558" draw:points="0,11558 7225,0 7450,0 225,11558">
          <text:p/>
        </draw:polygon>
        <draw:polygon draw:style-name="gr20" draw:text-style-name="P20" draw:layer="layout" svg:width="7.449cm" svg:height="11.557cm" svg:x="0.655cm" svg:y="0cm" svg:viewBox="0 0 7450 11558" draw:points="0,11558 7225,0 7450,0 225,11558">
          <text:p/>
        </draw:polygon>
        <draw:polygon draw:style-name="gr21" draw:text-style-name="P21" draw:layer="layout" svg:width="7.449cm" svg:height="11.557cm" svg:x="0.88cm" svg:y="0cm" svg:viewBox="0 0 7450 11558" draw:points="0,11558 7225,0 7450,0 225,11558">
          <text:p/>
        </draw:polygon>
        <draw:polygon draw:style-name="gr22" draw:text-style-name="P22" draw:layer="layout" svg:width="7.335cm" svg:height="11.557cm" svg:x="1.105cm" svg:y="0cm" svg:viewBox="0 0 7336 11558" draw:points="0,11558 7225,0 7336,0 113,11558">
          <text:p/>
        </draw:polygon>
        <draw:polygon draw:style-name="gr22" draw:text-style-name="P22" draw:layer="layout" svg:width="7.336cm" svg:height="11.557cm" svg:x="1.218cm" svg:y="0cm" svg:viewBox="0 0 7337 11558" draw:points="0,11558 7223,0 7337,0 112,11558">
          <text:p/>
        </draw:polygon>
        <draw:polygon draw:style-name="gr23" draw:text-style-name="P23" draw:layer="layout" svg:width="7.449cm" svg:height="11.557cm" svg:x="1.33cm" svg:y="0cm" svg:viewBox="0 0 7450 11558" draw:points="0,11558 7225,0 7450,0 225,11558">
          <text:p/>
        </draw:polygon>
        <draw:polygon draw:style-name="gr24" draw:text-style-name="P24" draw:layer="layout" svg:width="7.337cm" svg:height="11.557cm" svg:x="1.555cm" svg:y="0cm" svg:viewBox="0 0 7338 11558" draw:points="0,11558 7225,0 7338,0 113,11558">
          <text:p/>
        </draw:polygon>
        <draw:polygon draw:style-name="gr25" draw:text-style-name="P25" draw:layer="layout" svg:width="7.335cm" svg:height="11.557cm" svg:x="1.668cm" svg:y="0cm" svg:viewBox="0 0 7336 11558" draw:points="0,11558 7225,0 7336,0 113,11558">
          <text:p/>
        </draw:polygon>
        <draw:polygon draw:style-name="gr26" draw:text-style-name="P26" draw:layer="layout" svg:width="7.447cm" svg:height="11.557cm" svg:x="1.781cm" svg:y="0cm" svg:viewBox="0 0 7448 11558" draw:points="0,11558 7223,0 7448,0 225,11558">
          <text:p/>
        </draw:polygon>
        <draw:polygon draw:style-name="gr27" draw:text-style-name="P27" draw:layer="layout" svg:width="7.447cm" svg:height="11.557cm" svg:x="2.006cm" svg:y="0cm" svg:viewBox="0 0 7448 11558" draw:points="0,11558 7223,0 7448,0 225,11558">
          <text:p/>
        </draw:polygon>
        <draw:polygon draw:style-name="gr28" draw:text-style-name="P28" draw:layer="layout" svg:width="7.336cm" svg:height="11.557cm" svg:x="2.231cm" svg:y="0cm" svg:viewBox="0 0 7337 11558" draw:points="0,11558 7223,0 7337,0 112,11558">
          <text:p/>
        </draw:polygon>
        <draw:polygon draw:style-name="gr28" draw:text-style-name="P28" draw:layer="layout" svg:width="7.335cm" svg:height="11.557cm" svg:x="2.343cm" svg:y="0cm" svg:viewBox="0 0 7336 11558" draw:points="0,11558 7225,0 7336,0 113,11558">
          <text:p/>
        </draw:polygon>
        <draw:polygon draw:style-name="gr28" draw:text-style-name="P28" draw:layer="layout" svg:width="7.447cm" svg:height="11.557cm" svg:x="2.456cm" svg:y="0cm" svg:viewBox="0 0 7448 11558" draw:points="0,11558 7223,0 7448,0 225,11558">
          <text:p/>
        </draw:polygon>
        <draw:polygon draw:style-name="gr29" draw:text-style-name="P29" draw:layer="layout" svg:width="7.449cm" svg:height="11.557cm" svg:x="2.681cm" svg:y="0cm" svg:viewBox="0 0 7450 11558" draw:points="0,11558 7223,0 7450,0 225,11558">
          <text:p/>
        </draw:polygon>
        <draw:polygon draw:style-name="gr30" draw:text-style-name="P30" draw:layer="layout" svg:width="7.335cm" svg:height="11.557cm" svg:x="2.906cm" svg:y="0cm" svg:viewBox="0 0 7336 11558" draw:points="0,11558 7225,0 7336,0 113,11558">
          <text:p/>
        </draw:polygon>
        <draw:polygon draw:style-name="gr30" draw:text-style-name="P30" draw:layer="layout" svg:width="7.336cm" svg:height="11.557cm" svg:x="3.019cm" svg:y="0cm" svg:viewBox="0 0 7337 11558" draw:points="0,11558 7223,0 7337,0 112,11558">
          <text:p/>
        </draw:polygon>
        <draw:polygon draw:style-name="gr31" draw:text-style-name="P31" draw:layer="layout" svg:width="7.449cm" svg:height="11.557cm" svg:x="3.131cm" svg:y="0cm" svg:viewBox="0 0 7450 11558" draw:points="0,11558 7225,0 7450,0 225,11558">
          <text:p/>
        </draw:polygon>
        <draw:polygon draw:style-name="gr32" draw:text-style-name="P32" draw:layer="layout" svg:width="7.448cm" svg:height="11.557cm" svg:x="3.356cm" svg:y="0cm" svg:viewBox="0 0 7449 11558" draw:points="0,11558 7225,0 7449,0 225,11558">
          <text:p/>
        </draw:polygon>
        <draw:polygon draw:style-name="gr33" draw:text-style-name="P33" draw:layer="layout" svg:width="7.335cm" svg:height="11.557cm" svg:x="3.581cm" svg:y="0cm" svg:viewBox="0 0 7336 11558" draw:points="0,11558 7224,0 7336,0 116,11558">
          <text:p/>
        </draw:polygon>
        <draw:polygon draw:style-name="gr33" draw:text-style-name="P33" draw:layer="layout" svg:width="7.335cm" svg:height="11.557cm" svg:x="3.694cm" svg:y="0cm" svg:viewBox="0 0 7336 11558" draw:points="0,11558 7222,0 7336,0 113,11558">
          <text:p/>
        </draw:polygon>
        <draw:polygon draw:style-name="gr34" draw:text-style-name="P34" draw:layer="layout" svg:width="7.334cm" svg:height="11.557cm" svg:x="3.807cm" svg:y="0cm" svg:viewBox="0 0 7335 11558" draw:points="0,11558 7223,0 7335,0 112,11558">
          <text:p/>
        </draw:polygon>
        <draw:polygon draw:style-name="gr34" draw:text-style-name="P34" draw:layer="layout" svg:width="7.335cm" svg:height="11.557cm" svg:x="3.919cm" svg:y="0cm" svg:viewBox="0 0 7336 11558" draw:points="0,11558 7223,0 7336,0 113,11558">
          <text:p/>
        </draw:polygon>
        <draw:polygon draw:style-name="gr35" draw:text-style-name="P35" draw:layer="layout" svg:width="7.336cm" svg:height="11.557cm" svg:x="4.032cm" svg:y="0cm" svg:viewBox="0 0 7337 11558" draw:points="0,11558 7223,0 7337,0 112,11558">
          <text:p/>
        </draw:polygon>
        <draw:polygon draw:style-name="gr35" draw:text-style-name="P35" draw:layer="layout" svg:width="7.335cm" svg:height="11.557cm" svg:x="4.144cm" svg:y="0cm" svg:viewBox="0 0 7336 11558" draw:points="0,11558 7225,0 7336,0 113,11558">
          <text:p/>
        </draw:polygon>
        <draw:polygon draw:style-name="gr36" draw:text-style-name="P36" draw:layer="layout" svg:width="7.447cm" svg:height="11.557cm" svg:x="4.257cm" svg:y="0cm" svg:viewBox="0 0 7448 11558" draw:points="0,11558 7223,0 7448,0 225,11558">
          <text:p/>
        </draw:polygon>
        <draw:polygon draw:style-name="gr37" draw:text-style-name="P37" draw:layer="layout" svg:width="7.447cm" svg:height="11.557cm" svg:x="4.482cm" svg:y="0cm" svg:viewBox="0 0 7448 11558" draw:points="0,11558 7223,0 7448,0 225,11558">
          <text:p/>
        </draw:polygon>
        <draw:polygon draw:style-name="gr38" draw:text-style-name="P38" draw:layer="layout" svg:width="7.447cm" svg:height="11.557cm" svg:x="4.707cm" svg:y="0cm" svg:viewBox="0 0 7448 11558" draw:points="0,11558 7223,0 7448,0 225,11558">
          <text:p/>
        </draw:polygon>
        <draw:polygon draw:style-name="gr39" draw:text-style-name="P39" draw:layer="layout" svg:width="7.335cm" svg:height="11.557cm" svg:x="4.932cm" svg:y="0cm" svg:viewBox="0 0 7336 11558" draw:points="0,11558 7223,0 7336,0 113,11558">
          <text:p/>
        </draw:polygon>
        <draw:polygon draw:style-name="gr39" draw:text-style-name="P39" draw:layer="layout" svg:width="7.334cm" svg:height="11.557cm" svg:x="5.045cm" svg:y="0cm" svg:viewBox="0 0 7335 11558" draw:points="0,11558 7223,0 7335,0 112,11558">
          <text:p/>
        </draw:polygon>
        <draw:polygon draw:style-name="gr40" draw:text-style-name="P40" draw:layer="layout" svg:width="7.335cm" svg:height="11.557cm" svg:x="5.157cm" svg:y="0cm" svg:viewBox="0 0 7336 11558" draw:points="0,11558 7223,0 7336,0 113,11558">
          <text:p/>
        </draw:polygon>
        <draw:polygon draw:style-name="gr40" draw:text-style-name="P40" draw:layer="layout" svg:width="7.335cm" svg:height="11.557cm" svg:x="5.27cm" svg:y="0cm" svg:viewBox="0 0 7336 11558" draw:points="0,11558 7223,0 7336,0 113,11558">
          <text:p/>
        </draw:polygon>
        <draw:polygon draw:style-name="gr41" draw:text-style-name="P41" draw:layer="layout" svg:width="7.334cm" svg:height="11.557cm" svg:x="5.383cm" svg:y="0cm" svg:viewBox="0 0 7335 11558" draw:points="0,11558 7223,0 7335,0 112,11558">
          <text:p/>
        </draw:polygon>
        <draw:polygon draw:style-name="gr41" draw:text-style-name="P41" draw:layer="layout" svg:width="7.335cm" svg:height="11.557cm" svg:x="5.495cm" svg:y="0cm" svg:viewBox="0 0 7336 11558" draw:points="0,11558 7223,0 7336,0 113,11558">
          <text:p/>
        </draw:polygon>
        <draw:polygon draw:style-name="gr42" draw:text-style-name="P42" draw:layer="layout" svg:width="7.334cm" svg:height="11.557cm" svg:x="5.608cm" svg:y="0cm" svg:viewBox="0 0 7335 11558" draw:points="0,11558 7223,0 7335,0 112,11558">
          <text:p/>
        </draw:polygon>
        <draw:polygon draw:style-name="gr42" draw:text-style-name="P42" draw:layer="layout" svg:width="7.335cm" svg:height="11.557cm" svg:x="5.72cm" svg:y="0cm" svg:viewBox="0 0 7336 11558" draw:points="0,11558 7223,0 7336,0 113,11558">
          <text:p/>
        </draw:polygon>
        <draw:polygon draw:style-name="gr43" draw:text-style-name="P43" draw:layer="layout" svg:width="7.334cm" svg:height="11.557cm" svg:x="5.833cm" svg:y="0cm" svg:viewBox="0 0 7335 11558" draw:points="0,11558 7223,0 7335,0 112,11558">
          <text:p/>
        </draw:polygon>
        <draw:polygon draw:style-name="gr43" draw:text-style-name="P43" draw:layer="layout" svg:width="7.335cm" svg:height="11.557cm" svg:x="5.945cm" svg:y="0cm" svg:viewBox="0 0 7336 11558" draw:points="0,11558 7223,0 7336,0 113,11558">
          <text:p/>
        </draw:polygon>
        <draw:polygon draw:style-name="gr43" draw:text-style-name="P43" draw:layer="layout" svg:width="7.447cm" svg:height="11.557cm" svg:x="6.058cm" svg:y="0cm" svg:viewBox="0 0 7448 11558" draw:points="0,11558 7223,0 7448,0 225,11558">
          <text:p/>
        </draw:polygon>
        <draw:polygon draw:style-name="gr44" draw:text-style-name="P44" draw:layer="layout" svg:width="7.334cm" svg:height="11.557cm" svg:x="6.283cm" svg:y="0cm" svg:viewBox="0 0 7335 11558" draw:points="0,11558 7223,0 7335,0 113,11558">
          <text:p/>
        </draw:polygon>
        <draw:polygon draw:style-name="gr45" draw:text-style-name="P45" draw:layer="layout" svg:width="7.334cm" svg:height="11.557cm" svg:x="6.396cm" svg:y="0cm" svg:viewBox="0 0 7335 11558" draw:points="0,11558 7222,0 7335,0 112,11558">
          <text:p/>
        </draw:polygon>
        <draw:polygon draw:style-name="gr46" draw:text-style-name="P46" draw:layer="layout" svg:width="7.447cm" svg:height="11.557cm" svg:x="6.508cm" svg:y="0cm" svg:viewBox="0 0 7448 11558" draw:points="0,11558 7223,0 7448,0 225,11558">
          <text:p/>
        </draw:polygon>
        <draw:polygon draw:style-name="gr47" draw:text-style-name="P47" draw:layer="layout" svg:width="7.447cm" svg:height="11.557cm" svg:x="6.733cm" svg:y="0cm" svg:viewBox="0 0 7448 11558" draw:points="0,11558 7223,0 7448,0 226,11558">
          <text:p/>
        </draw:polygon>
        <draw:polygon draw:style-name="gr48" draw:text-style-name="P48" draw:layer="layout" svg:width="7.446cm" svg:height="11.557cm" svg:x="6.959cm" svg:y="0cm" svg:viewBox="0 0 7447 11558" draw:points="0,11558 7222,0 7447,0 225,11558">
          <text:p/>
        </draw:polygon>
        <draw:polygon draw:style-name="gr49" draw:text-style-name="P49" draw:layer="layout" svg:width="7.446cm" svg:height="11.557cm" svg:x="7.184cm" svg:y="0cm" svg:viewBox="0 0 7447 11558" draw:points="0,11558 7222,0 7447,0 225,11558">
          <text:p/>
        </draw:polygon>
        <draw:polygon draw:style-name="gr50" draw:text-style-name="P50" draw:layer="layout" svg:width="7.334cm" svg:height="11.557cm" svg:x="7.409cm" svg:y="0cm" svg:viewBox="0 0 7335 11558" draw:points="0,11558 7222,0 7335,0 112,11558">
          <text:p/>
        </draw:polygon>
        <draw:polygon draw:style-name="gr51" draw:text-style-name="P51" draw:layer="layout" svg:width="7.335cm" svg:height="11.557cm" svg:x="7.521cm" svg:y="0cm" svg:viewBox="0 0 7336 11558" draw:points="0,11558 7223,0 7336,0 113,11558">
          <text:p/>
        </draw:polygon>
        <draw:polygon draw:style-name="gr52" draw:text-style-name="P52" draw:layer="layout" svg:width="7.447cm" svg:height="11.557cm" svg:x="7.634cm" svg:y="0cm" svg:viewBox="0 0 7448 11558" draw:points="0,11558 7223,0 7448,0 225,11558">
          <text:p/>
        </draw:polygon>
        <draw:polygon draw:style-name="gr53" draw:text-style-name="P53" draw:layer="layout" svg:width="7.334cm" svg:height="11.557cm" svg:x="7.859cm" svg:y="0cm" svg:viewBox="0 0 7335 11558" draw:points="0,11558 7223,0 7335,0 113,11558">
          <text:p/>
        </draw:polygon>
        <draw:polygon draw:style-name="gr53" draw:text-style-name="P53" draw:layer="layout" svg:width="7.334cm" svg:height="11.557cm" svg:x="7.972cm" svg:y="0cm" svg:viewBox="0 0 7335 11558" draw:points="0,11558 7222,0 7335,0 112,11558">
          <text:p/>
        </draw:polygon>
        <draw:polygon draw:style-name="gr54" draw:text-style-name="P54" draw:layer="layout" svg:width="7.447cm" svg:height="11.557cm" svg:x="8.084cm" svg:y="0cm" svg:viewBox="0 0 7448 11558" draw:points="0,11558 7223,0 7448,0 225,11558">
          <text:p/>
        </draw:polygon>
        <draw:polygon draw:style-name="gr55" draw:text-style-name="P55" draw:layer="layout" svg:width="7.447cm" svg:height="11.557cm" svg:x="8.309cm" svg:y="0cm" svg:viewBox="0 0 7448 11558" draw:points="0,11558 7223,0 7448,0 225,11558">
          <text:p/>
        </draw:polygon>
        <draw:polygon draw:style-name="gr56" draw:text-style-name="P56" draw:layer="layout" svg:width="7.447cm" svg:height="11.557cm" svg:x="8.534cm" svg:y="0cm" svg:viewBox="0 0 7448 11558" draw:points="0,11558 7223,0 7448,0 225,11558">
          <text:p/>
        </draw:polygon>
        <draw:polygon draw:style-name="gr57" draw:text-style-name="P57" draw:layer="layout" svg:width="7.447cm" svg:height="11.557cm" svg:x="8.759cm" svg:y="0cm" svg:viewBox="0 0 7448 11558" draw:points="0,11558 7223,0 7448,0 225,11558">
          <text:p/>
        </draw:polygon>
        <draw:polygon draw:style-name="gr58" draw:text-style-name="P58" draw:layer="layout" svg:width="7.335cm" svg:height="11.557cm" svg:x="8.984cm" svg:y="0cm" svg:viewBox="0 0 7336 11558" draw:points="0,11558 7223,0 7336,0 113,11558">
          <text:p/>
        </draw:polygon>
        <draw:polygon draw:style-name="gr59" draw:text-style-name="P59" draw:layer="layout" svg:width="7.335cm" svg:height="11.557cm" svg:x="9.097cm" svg:y="0cm" svg:viewBox="0 0 7336 11558" draw:points="0,11558 7223,0 7336,0 113,11558">
          <text:p/>
        </draw:polygon>
        <draw:polygon draw:style-name="gr59" draw:text-style-name="P59" draw:layer="layout" svg:width="7.447cm" svg:height="11.557cm" svg:x="9.21cm" svg:y="0cm" svg:viewBox="0 0 7448 11558" draw:points="0,11558 7223,0 7448,0 225,11558">
          <text:p/>
        </draw:polygon>
        <draw:polygon draw:style-name="gr60" draw:text-style-name="P60" draw:layer="layout" svg:width="7.334cm" svg:height="11.557cm" svg:x="9.435cm" svg:y="0cm" svg:viewBox="0 0 7335 11558" draw:points="0,11558 7223,0 7335,0 112,11558">
          <text:p/>
        </draw:polygon>
        <draw:polygon draw:style-name="gr61" draw:text-style-name="P61" draw:layer="layout" svg:width="7.335cm" svg:height="11.557cm" svg:x="9.547cm" svg:y="0cm" svg:viewBox="0 0 7336 11558" draw:points="0,11558 7223,0 7336,0 113,11558">
          <text:p/>
        </draw:polygon>
        <draw:polygon draw:style-name="gr61" draw:text-style-name="P61" draw:layer="layout" svg:width="7.334cm" svg:height="11.557cm" svg:x="9.66cm" svg:y="0cm" svg:viewBox="0 0 7335 11558" draw:points="0,11558 7223,0 7335,0 112,11558">
          <text:p/>
        </draw:polygon>
        <draw:polygon draw:style-name="gr62" draw:text-style-name="P62" draw:layer="layout" svg:width="7.335cm" svg:height="11.557cm" svg:x="9.772cm" svg:y="0cm" svg:viewBox="0 0 7336 11558" draw:points="0,11558 7223,0 7336,0 113,11558">
          <text:p/>
        </draw:polygon>
        <draw:polygon draw:style-name="gr63" draw:text-style-name="P63" draw:layer="layout" svg:width="7.335cm" svg:height="11.557cm" svg:x="9.885cm" svg:y="0cm" svg:viewBox="0 0 7336 11558" draw:points="0,11558 7223,0 7336,0 112,11558">
          <text:p/>
        </draw:polygon>
        <draw:polygon draw:style-name="gr64" draw:text-style-name="P64" draw:layer="layout" svg:width="7.335cm" svg:height="11.557cm" svg:x="9.997cm" svg:y="0cm" svg:viewBox="0 0 7336 11558" draw:points="0,11558 7224,0 7336,0 113,11558">
          <text:p/>
        </draw:polygon>
        <draw:polygon draw:style-name="gr65" draw:text-style-name="P65" draw:layer="layout" svg:width="7.335cm" svg:height="11.557cm" svg:x="10.11cm" svg:y="0cm" svg:viewBox="0 0 7336 11558" draw:points="0,11558 7223,0 7336,0 111,11558">
          <text:p/>
        </draw:polygon>
        <draw:polygon draw:style-name="gr65" draw:text-style-name="P65" draw:layer="layout" svg:width="7.336cm" svg:height="11.557cm" svg:x="10.221cm" svg:y="0cm" svg:viewBox="0 0 7337 11558" draw:points="0,11558 7225,0 7337,0 114,11558">
          <text:p/>
        </draw:polygon>
        <draw:polygon draw:style-name="gr66" draw:text-style-name="P66" draw:layer="layout" svg:width="7.335cm" svg:height="11.557cm" svg:x="10.335cm" svg:y="0cm" svg:viewBox="0 0 7336 11558" draw:points="0,11558 7223,0 7336,0 113,11558">
          <text:p/>
        </draw:polygon>
        <draw:polygon draw:style-name="gr66" draw:text-style-name="P66" draw:layer="layout" svg:width="7.334cm" svg:height="11.557cm" svg:x="10.448cm" svg:y="0cm" svg:viewBox="0 0 7335 11558" draw:points="0,11558 7223,0 7335,0 112,11558">
          <text:p/>
        </draw:polygon>
        <draw:polygon draw:style-name="gr67" draw:text-style-name="P67" draw:layer="layout" svg:width="7.335cm" svg:height="11.557cm" svg:x="10.56cm" svg:y="0cm" svg:viewBox="0 0 7336 11558" draw:points="0,11558 7223,0 7336,0 113,11558">
          <text:p/>
        </draw:polygon>
        <draw:polygon draw:style-name="gr67" draw:text-style-name="P67" draw:layer="layout" svg:width="7.335cm" svg:height="11.557cm" svg:x="10.673cm" svg:y="0cm" svg:viewBox="0 0 7336 11558" draw:points="0,11558 7223,0 7336,0 112,11558">
          <text:p/>
        </draw:polygon>
        <draw:polygon draw:style-name="gr68" draw:text-style-name="P68" draw:layer="layout" svg:width="7.335cm" svg:height="11.557cm" svg:x="10.785cm" svg:y="0cm" svg:viewBox="0 0 7336 11558" draw:points="0,11558 7224,0 7336,0 113,11558">
          <text:p/>
        </draw:polygon>
        <draw:polygon draw:style-name="gr68" draw:text-style-name="P68" draw:layer="layout" svg:width="7.335cm" svg:height="11.557cm" svg:x="10.898cm" svg:y="0cm" svg:viewBox="0 0 7336 11558" draw:points="0,11558 7223,0 7336,0 114,11558">
          <text:p/>
        </draw:polygon>
        <draw:polygon draw:style-name="gr69" draw:text-style-name="P69" draw:layer="layout" svg:width="7.336cm" svg:height="11.557cm" svg:x="11.009cm" svg:y="0cm" svg:viewBox="0 0 7337 11558" draw:points="0,11558 7223,0 7337,0 114,11558">
          <text:p/>
        </draw:polygon>
        <draw:polygon draw:style-name="gr69" draw:text-style-name="P69" draw:layer="layout" svg:width="7.335cm" svg:height="11.557cm" svg:x="11.123cm" svg:y="0cm" svg:viewBox="0 0 7336 11558" draw:points="0,11558 7223,0 7336,0 111,11558">
          <text:p/>
        </draw:polygon>
        <draw:polygon draw:style-name="gr70" draw:text-style-name="P70" draw:layer="layout" svg:width="7.336cm" svg:height="11.557cm" svg:x="11.234cm" svg:y="0cm" svg:viewBox="0 0 7337 11558" draw:points="0,11558 7225,0 7337,0 114,11558">
          <text:p/>
        </draw:polygon>
        <draw:polygon draw:style-name="gr70" draw:text-style-name="P70" draw:layer="layout" svg:width="7.335cm" svg:height="11.557cm" svg:x="11.348cm" svg:y="0cm" svg:viewBox="0 0 7336 11558" draw:points="0,11558 7223,0 7336,0 111,11558">
          <text:p/>
        </draw:polygon>
        <draw:polygon draw:style-name="gr71" draw:text-style-name="P71" draw:layer="layout" svg:width="7.337cm" svg:height="11.557cm" svg:x="11.459cm" svg:y="0cm" svg:viewBox="0 0 7338 11558" draw:points="0,11558 7225,0 7338,0 114,11558">
          <text:p/>
        </draw:polygon>
        <draw:polygon draw:style-name="gr71" draw:text-style-name="P71" draw:layer="layout" svg:width="7.335cm" svg:height="11.557cm" svg:x="11.573cm" svg:y="0cm" svg:viewBox="0 0 7336 11558" draw:points="0,11558 7224,0 7336,0 113,11558">
          <text:p/>
        </draw:polygon>
        <draw:polygon draw:style-name="gr72" draw:text-style-name="P72" draw:layer="layout" svg:width="7.335cm" svg:height="11.557cm" svg:x="11.686cm" svg:y="0cm" svg:viewBox="0 0 7336 11558" draw:points="0,11558 7223,0 7336,0 111,11558">
          <text:p/>
        </draw:polygon>
        <draw:polygon draw:style-name="gr72" draw:text-style-name="P72" draw:layer="layout" svg:width="7.336cm" svg:height="11.557cm" svg:x="11.797cm" svg:y="0cm" svg:viewBox="0 0 7337 11558" draw:points="0,11558 7225,0 7337,0 114,11558">
          <text:p/>
        </draw:polygon>
        <draw:polygon draw:style-name="gr73" draw:text-style-name="P73" draw:layer="layout" svg:width="7.335cm" svg:height="11.557cm" svg:x="11.911cm" svg:y="0cm" svg:viewBox="0 0 7336 11558" draw:points="0,11558 7223,0 7336,0 111,11558">
          <text:p/>
        </draw:polygon>
        <draw:polygon draw:style-name="gr73" draw:text-style-name="P73" draw:layer="layout" svg:width="7.336cm" svg:height="11.557cm" svg:x="12.022cm" svg:y="0cm" svg:viewBox="0 0 7337 11558" draw:points="0,11558 7225,0 7337,0 114,11558">
          <text:p/>
        </draw:polygon>
        <draw:polygon draw:style-name="gr74" draw:text-style-name="P74" draw:layer="layout" svg:width="7.335cm" svg:height="11.557cm" svg:x="12.136cm" svg:y="0cm" svg:viewBox="0 0 7336 11558" draw:points="0,11558 7223,0 7336,0 111,11558">
          <text:p/>
        </draw:polygon>
        <draw:polygon draw:style-name="gr75" draw:text-style-name="P75" draw:layer="layout" svg:width="7.336cm" svg:height="11.557cm" svg:x="12.247cm" svg:y="0cm" svg:viewBox="0 0 7337 11558" draw:points="0,11558 7225,0 7337,0 114,11558">
          <text:p/>
        </draw:polygon>
        <draw:polygon draw:style-name="gr76" draw:text-style-name="P76" draw:layer="layout" svg:width="7.335cm" svg:height="11.557cm" svg:x="12.361cm" svg:y="0cm" svg:viewBox="0 0 7336 11558" draw:points="0,11558 7223,0 7336,0 111,11558">
          <text:p/>
        </draw:polygon>
        <draw:polygon draw:style-name="gr76" draw:text-style-name="P76" draw:layer="layout" svg:width="7.336cm" svg:height="11.557cm" svg:x="12.472cm" svg:y="0cm" svg:viewBox="0 0 7337 11558" draw:points="0,11558 7225,0 7337,0 114,11558">
          <text:p/>
        </draw:polygon>
        <draw:polygon draw:style-name="gr77" draw:text-style-name="P77" draw:layer="layout" svg:width="7.335cm" svg:height="11.557cm" svg:x="12.586cm" svg:y="0cm" svg:viewBox="0 0 7336 11558" draw:points="0,11558 7223,0 7336,0 111,11558">
          <text:p/>
        </draw:polygon>
        <draw:polygon draw:style-name="gr77" draw:text-style-name="P77" draw:layer="layout" svg:width="7.337cm" svg:height="11.557cm" svg:x="12.697cm" svg:y="0cm" svg:viewBox="0 0 7338 11558" draw:points="0,11558 7225,0 7338,0 113,11558">
          <text:p/>
        </draw:polygon>
        <draw:polygon draw:style-name="gr77" draw:text-style-name="P77" draw:layer="layout" svg:width="7.449cm" svg:height="11.557cm" svg:x="12.81cm" svg:y="0cm" svg:viewBox="0 0 7450 11558" draw:points="0,11558 7225,0 7450,0 225,11558">
          <text:p/>
        </draw:polygon>
        <draw:polygon draw:style-name="gr78" draw:text-style-name="P78" draw:layer="layout" svg:width="7.336cm" svg:height="11.557cm" svg:x="13.035cm" svg:y="0cm" svg:viewBox="0 0 7337 11558" draw:points="0,11558 7225,0 7337,0 114,11558">
          <text:p/>
        </draw:polygon>
        <draw:polygon draw:style-name="gr79" draw:text-style-name="P79" draw:layer="layout" svg:width="7.335cm" svg:height="11.557cm" svg:x="13.149cm" svg:y="0cm" svg:viewBox="0 0 7336 11558" draw:points="0,11558 7223,0 7336,0 111,11558">
          <text:p/>
        </draw:polygon>
        <draw:polygon draw:style-name="gr80" draw:text-style-name="P80" draw:layer="layout" svg:width="7.336cm" svg:height="11.557cm" svg:x="13.26cm" svg:y="0cm" svg:viewBox="0 0 7337 11558" draw:points="0,11558 7225,0 7337,0 114,11558">
          <text:p/>
        </draw:polygon>
        <draw:polygon draw:style-name="gr80" draw:text-style-name="P80" draw:layer="layout" svg:width="7.335cm" svg:height="11.557cm" svg:x="13.374cm" svg:y="0cm" svg:viewBox="0 0 7336 11558" draw:points="0,11558 7223,0 7336,0 111,11558">
          <text:p/>
        </draw:polygon>
        <draw:polygon draw:style-name="gr81" draw:text-style-name="P81" draw:layer="layout" svg:width="7.449cm" svg:height="11.557cm" svg:x="13.485cm" svg:y="0cm" svg:viewBox="0 0 7450 11558" draw:points="0,11558 7225,0 7450,0 225,11558">
          <text:p/>
        </draw:polygon>
        <draw:polygon draw:style-name="gr82" draw:text-style-name="P82" draw:layer="layout" svg:width="7.336cm" svg:height="11.557cm" svg:x="13.71cm" svg:y="0cm" svg:viewBox="0 0 7337 11558" draw:points="0,11558 7225,0 7337,0 113,11558">
          <text:p/>
        </draw:polygon>
        <draw:polygon draw:style-name="gr83" draw:text-style-name="P83" draw:layer="layout" svg:width="7.336cm" svg:height="11.557cm" svg:x="13.823cm" svg:y="0cm" svg:viewBox="0 0 7337 11558" draw:points="0,11558 7224,0 7337,0 112,11558">
          <text:p/>
        </draw:polygon>
        <draw:polygon draw:style-name="gr84" draw:text-style-name="P84" draw:layer="layout" svg:width="7.337cm" svg:height="11.557cm" svg:x="13.935cm" svg:y="0cm" svg:viewBox="0 0 7338 11558" draw:points="0,11558 7225,0 7338,0 113,11558">
          <text:p/>
        </draw:polygon>
        <draw:polygon draw:style-name="gr84" draw:text-style-name="P84" draw:layer="layout" svg:width="7.336cm" svg:height="11.557cm" svg:x="14.048cm" svg:y="0cm" svg:viewBox="0 0 7337 11558" draw:points="0,11558 7225,0 7337,0 114,11558">
          <text:p/>
        </draw:polygon>
        <draw:polygon draw:style-name="gr85" draw:text-style-name="P85" draw:layer="layout" svg:width="7.335cm" svg:height="11.557cm" svg:x="14.162cm" svg:y="0cm" svg:viewBox="0 0 7336 11558" draw:points="0,11558 7223,0 7336,0 111,11558">
          <text:p/>
        </draw:polygon>
        <draw:polygon draw:style-name="gr85" draw:text-style-name="P85" draw:layer="layout" svg:width="7.317cm" svg:height="11.557cm" svg:x="14.273cm" svg:y="0cm" svg:viewBox="0 0 7318 11558" draw:points="0,11558 7225,0 7318,28 113,11558">
          <text:p/>
        </draw:polygon>
        <draw:polygon draw:style-name="gr86" draw:text-style-name="P86" draw:layer="layout" svg:width="7.204cm" svg:height="11.529cm" svg:x="14.386cm" svg:y="0.028cm" svg:viewBox="0 0 7205 11530" draw:points="0,11530 7205,0 7205,361 225,11530">
          <text:p/>
        </draw:polygon>
        <draw:polygon draw:style-name="gr87" draw:text-style-name="P87" draw:layer="layout" svg:width="6.979cm" svg:height="11.168cm" svg:x="14.611cm" svg:y="0.389cm" svg:viewBox="0 0 6980 11169" draw:points="0,11169 6980,0 6980,180 112,11169">
          <text:p/>
        </draw:polygon>
        <draw:polygon draw:style-name="gr87" draw:text-style-name="P87" draw:layer="layout" svg:width="6.867cm" svg:height="10.988cm" svg:x="14.723cm" svg:y="0.569cm" svg:viewBox="0 0 6868 10989" draw:points="0,10989 6868,0 6868,181 113,10989">
          <text:p/>
        </draw:polygon>
        <draw:polygon draw:style-name="gr87" draw:text-style-name="P87" draw:layer="layout" svg:width="6.754cm" svg:height="10.807cm" svg:x="14.836cm" svg:y="0.75cm" svg:viewBox="0 0 6755 10808" draw:points="0,10808 6755,0 6755,360 225,10808">
          <text:p/>
        </draw:polygon>
        <draw:polygon draw:style-name="gr88" draw:text-style-name="P88" draw:layer="layout" svg:width="6.529cm" svg:height="10.447cm" svg:x="15.061cm" svg:y="1.11cm" svg:viewBox="0 0 6530 10448" draw:points="0,10448 6530,0 6530,359 225,10448">
          <text:p/>
        </draw:polygon>
        <draw:polygon draw:style-name="gr89" draw:text-style-name="P89" draw:layer="layout" svg:width="6.304cm" svg:height="10.088cm" svg:x="15.286cm" svg:y="1.469cm" svg:viewBox="0 0 6305 10089" draw:points="0,10089 6305,0 6305,181 113,10089">
          <text:p/>
        </draw:polygon>
        <draw:polygon draw:style-name="gr89" draw:text-style-name="P89" draw:layer="layout" svg:width="6.191cm" svg:height="9.907cm" svg:x="15.399cm" svg:y="1.65cm" svg:viewBox="0 0 6192 9908" draw:points="0,9908 6192,0 6192,180 115,9908">
          <text:p/>
        </draw:polygon>
        <draw:polygon draw:style-name="gr90" draw:text-style-name="P90" draw:layer="layout" svg:width="6.079cm" svg:height="9.727cm" svg:x="15.511cm" svg:y="1.83cm" svg:viewBox="0 0 6080 9728" draw:points="0,9728 6080,0 6080,181 113,9728">
          <text:p/>
        </draw:polygon>
        <draw:polygon draw:style-name="gr90" draw:text-style-name="P90" draw:layer="layout" svg:width="5.966cm" svg:height="9.546cm" svg:x="15.624cm" svg:y="2.011cm" svg:viewBox="0 0 5967 9547" draw:points="0,9547 5967,0 5967,179 112,9547">
          <text:p/>
        </draw:polygon>
        <draw:polygon draw:style-name="gr91" draw:text-style-name="P91" draw:layer="layout" svg:width="5.854cm" svg:height="9.367cm" svg:x="15.736cm" svg:y="2.19cm" svg:viewBox="0 0 5855 9368" draw:points="0,9368 5855,0 5855,180 113,9368">
          <text:p/>
        </draw:polygon>
        <draw:polygon draw:style-name="gr92" draw:text-style-name="P92" draw:layer="layout" svg:width="5.741cm" svg:height="9.187cm" svg:x="15.849cm" svg:y="2.37cm" svg:viewBox="0 0 5742 9188" draw:points="0,9188 5742,0 5742,181 112,9188">
          <text:p/>
        </draw:polygon>
        <draw:polygon draw:style-name="gr93" draw:text-style-name="P93" draw:layer="layout" svg:width="5.629cm" svg:height="9.006cm" svg:x="15.961cm" svg:y="2.551cm" svg:viewBox="0 0 5630 9007" draw:points="0,9007 5630,0 5630,360 225,9007">
          <text:p/>
        </draw:polygon>
        <draw:polygon draw:style-name="gr94" draw:text-style-name="P94" draw:layer="layout" svg:width="5.404cm" svg:height="8.646cm" svg:x="16.186cm" svg:y="2.911cm" svg:viewBox="0 0 5405 8647" draw:points="0,8647 5405,0 5405,180 113,8647">
          <text:p/>
        </draw:polygon>
        <draw:polygon draw:style-name="gr94" draw:text-style-name="P94" draw:layer="layout" svg:width="5.291cm" svg:height="8.466cm" svg:x="16.299cm" svg:y="3.091cm" svg:viewBox="0 0 5292 8467" draw:points="0,8467 5292,0 5292,179 112,8467">
          <text:p/>
        </draw:polygon>
        <draw:polygon draw:style-name="gr95" draw:text-style-name="P95" draw:layer="layout" svg:width="5.179cm" svg:height="8.287cm" svg:x="16.411cm" svg:y="3.27cm" svg:viewBox="0 0 5180 8288" draw:points="0,8288 5180,0 5180,182 113,8288">
          <text:p/>
        </draw:polygon>
        <draw:polygon draw:style-name="gr95" draw:text-style-name="P95" draw:layer="layout" svg:width="5.066cm" svg:height="8.105cm" svg:x="16.524cm" svg:y="3.452cm" svg:viewBox="0 0 5067 8106" draw:points="0,8106 5067,0 5067,179 113,8106">
          <text:p/>
        </draw:polygon>
        <draw:polygon draw:style-name="gr96" draw:text-style-name="P96" draw:layer="layout" svg:width="4.953cm" svg:height="7.926cm" svg:x="16.637cm" svg:y="3.631cm" svg:viewBox="0 0 4954 7927" draw:points="0,7927 4954,0 4954,181 112,7927">
          <text:p/>
        </draw:polygon>
        <draw:polygon draw:style-name="gr96" draw:text-style-name="P96" draw:layer="layout" svg:width="4.841cm" svg:height="7.745cm" svg:x="16.749cm" svg:y="3.812cm" svg:viewBox="0 0 4842 7746" draw:points="0,7746 4842,0 4842,181 113,7746">
          <text:p/>
        </draw:polygon>
        <draw:polygon draw:style-name="gr97" draw:text-style-name="P97" draw:layer="layout" svg:width="4.728cm" svg:height="7.566cm" svg:x="16.862cm" svg:y="3.991cm" svg:viewBox="0 0 4729 7567" draw:points="0,7567 4729,0 4729,180 112,7567">
          <text:p/>
        </draw:polygon>
        <draw:polygon draw:style-name="gr97" draw:text-style-name="P97" draw:layer="layout" svg:width="4.616cm" svg:height="7.386cm" svg:x="16.974cm" svg:y="4.171cm" svg:viewBox="0 0 4617 7387" draw:points="0,7387 4617,0 4617,181 113,7387">
          <text:p/>
        </draw:polygon>
        <draw:polygon draw:style-name="gr97" draw:text-style-name="P97" draw:layer="layout" svg:width="4.503cm" svg:height="7.205cm" svg:x="17.087cm" svg:y="4.352cm" svg:viewBox="0 0 4504 7206" draw:points="0,7206 4504,0 4504,360 225,7206">
          <text:p/>
        </draw:polygon>
        <draw:polygon draw:style-name="gr98" draw:text-style-name="P98" draw:layer="layout" svg:width="4.278cm" svg:height="6.845cm" svg:x="17.312cm" svg:y="4.712cm" svg:viewBox="0 0 4279 6846" draw:points="0,6846 4279,0 4279,361 225,6846">
          <text:p/>
        </draw:polygon>
        <draw:polygon draw:style-name="gr99" draw:text-style-name="P99" draw:layer="layout" svg:width="4.053cm" svg:height="6.484cm" svg:x="17.537cm" svg:y="5.073cm" svg:viewBox="0 0 4054 6485" draw:points="0,6485 4054,0 4054,180 113,6485">
          <text:p/>
        </draw:polygon>
        <draw:polygon draw:style-name="gr99" draw:text-style-name="P99" draw:layer="layout" svg:width="3.94cm" svg:height="6.304cm" svg:x="17.65cm" svg:y="5.253cm" svg:viewBox="0 0 3941 6305" draw:points="0,6305 3941,0 3941,179 114,6305">
          <text:p/>
        </draw:polygon>
        <draw:polygon draw:style-name="gr99" draw:text-style-name="P99" draw:layer="layout" svg:width="3.828cm" svg:height="6.125cm" svg:x="17.762cm" svg:y="5.432cm" svg:viewBox="0 0 3829 6126" draw:points="0,6126 3829,0 3829,360 225,6126">
          <text:p/>
        </draw:polygon>
        <draw:polygon draw:style-name="gr99" draw:text-style-name="P99" draw:layer="layout" svg:width="3.603cm" svg:height="5.765cm" svg:x="17.987cm" svg:y="5.792cm" svg:viewBox="0 0 3604 5766" draw:points="0,5766 3604,0 3604,361 225,5766">
          <text:p/>
        </draw:polygon>
        <draw:polygon draw:style-name="gr100" draw:text-style-name="P100" draw:layer="layout" svg:width="3.378cm" svg:height="5.404cm" svg:x="18.212cm" svg:y="6.153cm" svg:viewBox="0 0 3379 5405" draw:points="0,5405 3379,0 3379,359 226,5405">
          <text:p/>
        </draw:polygon>
        <draw:polygon draw:style-name="gr101" draw:text-style-name="P101" draw:layer="layout" svg:width="3.152cm" svg:height="5.045cm" svg:x="18.438cm" svg:y="6.512cm" svg:viewBox="0 0 3153 5046" draw:points="0,5046 3153,0 3153,181 112,5046">
          <text:p/>
        </draw:polygon>
        <draw:polygon draw:style-name="gr101" draw:text-style-name="P101" draw:layer="layout" svg:width="3.04cm" svg:height="4.864cm" svg:x="18.55cm" svg:y="6.693cm" svg:viewBox="0 0 3041 4865" draw:points="0,4865 3041,0 3041,181 113,4865">
          <text:p/>
        </draw:polygon>
        <draw:polygon draw:style-name="gr101" draw:text-style-name="P101" draw:layer="layout" svg:width="2.927cm" svg:height="4.683cm" svg:x="18.663cm" svg:y="6.874cm" svg:viewBox="0 0 2928 4684" draw:points="0,4684 2928,0 2928,362 225,4684">
          <text:p/>
        </draw:polygon>
        <draw:polygon draw:style-name="gr102" draw:text-style-name="P102" draw:layer="layout" svg:width="2.702cm" svg:height="4.324cm" svg:x="18.888cm" svg:y="7.233cm" svg:viewBox="0 0 2703 4325" draw:points="0,4325 2703,0 2703,181 112,4325">
          <text:p/>
        </draw:polygon>
        <draw:polygon draw:style-name="gr102" draw:text-style-name="P102" draw:layer="layout" svg:width="2.59cm" svg:height="4.143cm" svg:x="19cm" svg:y="7.414cm" svg:viewBox="0 0 2591 4144" draw:points="0,4144 2591,0 2591,180 113,4144">
          <text:p/>
        </draw:polygon>
        <draw:polygon draw:style-name="gr102" draw:text-style-name="P102" draw:layer="layout" svg:width="2.477cm" svg:height="3.963cm" svg:x="19.113cm" svg:y="7.594cm" svg:viewBox="0 0 2478 3964" draw:points="0,3964 2478,0 2478,360 225,3964">
          <text:p/>
        </draw:polygon>
        <draw:polygon draw:style-name="gr102" draw:text-style-name="P102" draw:layer="layout" svg:width="2.252cm" svg:height="3.603cm" svg:x="19.338cm" svg:y="7.954cm" svg:viewBox="0 0 2253 3604" draw:points="0,3604 2253,0 2253,721 450,3604">
          <text:p/>
        </draw:polygon>
        <draw:polygon draw:style-name="gr103" draw:text-style-name="P103" draw:layer="layout" svg:width="1.802cm" svg:height="2.882cm" svg:x="19.788cm" svg:y="8.675cm" svg:viewBox="0 0 1803 2883" draw:points="0,2883 1803,0 1803,720 451,2883">
          <text:p/>
        </draw:polygon>
        <draw:polygon draw:style-name="gr104" draw:text-style-name="P104" draw:layer="layout" svg:width="1.351cm" svg:height="2.162cm" svg:x="20.239cm" svg:y="9.395cm" svg:viewBox="0 0 1352 2163" draw:points="0,2163 1352,0 1352,179 112,2163">
          <text:p/>
        </draw:polygon>
        <draw:polygon draw:style-name="gr104" draw:text-style-name="P104" draw:layer="layout" svg:width="1.239cm" svg:height="1.983cm" svg:x="20.351cm" svg:y="9.574cm" svg:viewBox="0 0 1240 1984" draw:points="0,1984 1240,0 1240,181 114,1984">
          <text:p/>
        </draw:polygon>
        <draw:polygon draw:style-name="gr105" draw:text-style-name="P105" draw:layer="layout" svg:width="1.126cm" svg:height="1.802cm" svg:x="20.464cm" svg:y="9.755cm" svg:viewBox="0 0 1127 1803" draw:points="0,1803 1127,0 1127,362 225,1803">
          <text:p/>
        </draw:polygon>
        <draw:polygon draw:style-name="gr105" draw:text-style-name="P105" draw:layer="layout" svg:width="0.901cm" svg:height="1.441cm" svg:x="20.689cm" svg:y="10.116cm" svg:viewBox="0 0 902 1442" draw:points="0,1442 902,0 902,722 450,1442">
          <text:p/>
        </draw:polygon>
        <draw:polygon draw:style-name="gr106" draw:text-style-name="P106" draw:layer="layout" svg:width="0.451cm" svg:height="0.722cm" svg:x="21.139cm" svg:y="10.835cm" svg:viewBox="0 0 452 723" draw:points="0,723 452,0 452,723">
          <text:p/>
        </draw:polygon>
        <draw:polygon draw:style-name="gr6" draw:text-style-name="P6" draw:layer="layout" svg:width="0.379cm" svg:height="0.606cm" svg:x="21.211cm" svg:y="27.334cm" svg:viewBox="0 0 380 607" draw:points="380,607 0,607 380,0">
          <text:p/>
        </draw:polygon>
        <draw:polygon draw:style-name="gr7" draw:text-style-name="P7" draw:layer="layout" svg:width="0.473cm" svg:height="0.757cm" svg:x="21.117cm" svg:y="27.183cm" svg:viewBox="0 0 474 758" draw:points="474,151 94,758 0,758 474,0">
          <text:p/>
        </draw:polygon>
        <draw:polygon draw:style-name="gr7" draw:text-style-name="P7" draw:layer="layout" svg:width="0.567cm" svg:height="0.907cm" svg:x="21.023cm" svg:y="27.033cm" svg:viewBox="0 0 568 908" draw:points="568,150 94,908 0,908 568,0">
          <text:p/>
        </draw:polygon>
        <draw:polygon draw:style-name="gr7" draw:text-style-name="P7" draw:layer="layout" svg:width="0.757cm" svg:height="1.21cm" svg:x="20.833cm" svg:y="26.73cm" svg:viewBox="0 0 758 1211" draw:points="758,303 190,1211 0,1211 758,0">
          <text:p/>
        </draw:polygon>
        <draw:polygon draw:style-name="gr8" draw:text-style-name="P8" draw:layer="layout" svg:width="1.511cm" svg:height="2.417cm" svg:x="20.079cm" svg:y="25.523cm" svg:viewBox="0 0 1512 2418" draw:points="1512,1207 756,2418 0,2418 1512,0">
          <text:p/>
        </draw:polygon>
        <draw:polygon draw:style-name="gr9" draw:text-style-name="P9" draw:layer="layout" svg:width="1.605cm" svg:height="2.569cm" svg:x="19.985cm" svg:y="25.371cm" svg:viewBox="0 0 1606 2570" draw:points="1606,152 96,2570 0,2570 1606,0">
          <text:p/>
        </draw:polygon>
        <draw:polygon draw:style-name="gr9" draw:text-style-name="P9" draw:layer="layout" svg:width="1.7cm" svg:height="2.719cm" svg:x="19.89cm" svg:y="25.221cm" svg:viewBox="0 0 1701 2720" draw:points="1701,150 95,2720 0,2720 1701,0">
          <text:p/>
        </draw:polygon>
        <draw:polygon draw:style-name="gr9" draw:text-style-name="P9" draw:layer="layout" svg:width="1.888cm" svg:height="3.022cm" svg:x="19.702cm" svg:y="24.918cm" svg:viewBox="0 0 1889 3023" draw:points="1889,303 191,3023 0,3023 1889,0">
          <text:p/>
        </draw:polygon>
        <draw:polygon draw:style-name="gr10" draw:text-style-name="P10" draw:layer="layout" svg:width="2.266cm" svg:height="3.626cm" svg:x="19.324cm" svg:y="24.314cm" svg:viewBox="0 0 2267 3627" draw:points="2267,604 378,3627 0,3627 2267,0">
          <text:p/>
        </draw:polygon>
        <draw:polygon draw:style-name="gr11" draw:text-style-name="P11" draw:layer="layout" svg:width="2.572cm" svg:height="4.116cm" svg:x="19.018cm" svg:y="23.824cm" svg:viewBox="0 0 2573 4117" draw:points="2573,490 307,4117 0,4117 2573,0">
          <text:p/>
        </draw:polygon>
        <draw:polygon draw:style-name="gr11" draw:text-style-name="P11" draw:layer="layout" svg:width="2.644cm" svg:height="4.116cm" svg:x="18.946cm" svg:y="23.824cm" svg:viewBox="0 0 2645 4117" draw:points="2645,0 72,4117 0,4117 2573,0">
          <text:p/>
        </draw:polygon>
        <draw:polygon draw:style-name="gr12" draw:text-style-name="P12" draw:layer="layout" svg:width="2.76cm" svg:height="4.116cm" svg:x="18.758cm" svg:y="23.824cm" svg:viewBox="0 0 2761 4117" draw:points="2761,0 188,4117 0,4117 2573,0">
          <text:p/>
        </draw:polygon>
        <draw:polygon draw:style-name="gr13" draw:text-style-name="P13" draw:layer="layout" svg:width="2.667cm" svg:height="4.116cm" svg:x="18.663cm" svg:y="23.824cm" svg:viewBox="0 0 2668 4117" draw:points="2668,0 95,4117 0,4117 2573,0">
          <text:p/>
        </draw:polygon>
        <draw:polygon draw:style-name="gr13" draw:text-style-name="P13" draw:layer="layout" svg:width="2.667cm" svg:height="4.116cm" svg:x="18.568cm" svg:y="23.824cm" svg:viewBox="0 0 2668 4117" draw:points="2668,0 95,4117 0,4117 2575,0">
          <text:p/>
        </draw:polygon>
        <draw:polygon draw:style-name="gr13" draw:text-style-name="P13" draw:layer="layout" svg:width="2.762cm" svg:height="4.116cm" svg:x="18.38cm" svg:y="23.824cm" svg:viewBox="0 0 2763 4117" draw:points="2763,0 188,4117 0,4117 2573,0">
          <text:p/>
        </draw:polygon>
        <draw:polygon draw:style-name="gr14" draw:text-style-name="P14" draw:layer="layout" svg:width="2.667cm" svg:height="4.116cm" svg:x="18.285cm" svg:y="23.824cm" svg:viewBox="0 0 2668 4117" draw:points="2668,0 95,4117 0,4117 2575,0">
          <text:p/>
        </draw:polygon>
        <draw:polygon draw:style-name="gr14" draw:text-style-name="P14" draw:layer="layout" svg:width="2.667cm" svg:height="4.116cm" svg:x="18.192cm" svg:y="23.824cm" svg:viewBox="0 0 2668 4117" draw:points="2668,0 93,4117 0,4117 2573,0">
          <text:p/>
        </draw:polygon>
        <draw:polygon draw:style-name="gr15" draw:text-style-name="P15" draw:layer="layout" svg:width="2.667cm" svg:height="4.116cm" svg:x="18.097cm" svg:y="23.824cm" svg:viewBox="0 0 2668 4117" draw:points="2668,0 95,4117 0,4117 2573,0">
          <text:p/>
        </draw:polygon>
        <draw:polygon draw:style-name="gr15" draw:text-style-name="P15" draw:layer="layout" svg:width="2.667cm" svg:height="4.116cm" svg:x="18.002cm" svg:y="23.824cm" svg:viewBox="0 0 2668 4117" draw:points="2668,0 95,4117 0,4117 2573,0">
          <text:p/>
        </draw:polygon>
        <draw:polygon draw:style-name="gr15" draw:text-style-name="P15" draw:layer="layout" svg:width="2.76cm" svg:height="4.116cm" svg:x="17.814cm" svg:y="23.824cm" svg:viewBox="0 0 2761 4117" draw:points="2761,0 191,4117 0,4117 2573,0">
          <text:p/>
        </draw:polygon>
        <draw:polygon draw:style-name="gr16" draw:text-style-name="P16" draw:layer="layout" svg:width="2.667cm" svg:height="4.116cm" svg:x="17.719cm" svg:y="23.824cm" svg:viewBox="0 0 2668 4117" draw:points="2668,0 95,4117 0,4117 2573,0">
          <text:p/>
        </draw:polygon>
        <draw:polygon draw:style-name="gr16" draw:text-style-name="P16" draw:layer="layout" svg:width="2.665cm" svg:height="4.116cm" svg:x="17.626cm" svg:y="23.824cm" svg:viewBox="0 0 2666 4117" draw:points="2666,0 93,4117 0,4117 2573,0">
          <text:p/>
        </draw:polygon>
        <draw:polygon draw:style-name="gr16" draw:text-style-name="P16" draw:layer="layout" svg:width="2.762cm" svg:height="4.116cm" svg:x="17.436cm" svg:y="23.824cm" svg:viewBox="0 0 2763 4117" draw:points="2763,0 190,4117 0,4117 2573,0">
          <text:p/>
        </draw:polygon>
        <draw:polygon draw:style-name="gr107" draw:text-style-name="P107" draw:layer="layout" svg:width="2.667cm" svg:height="4.116cm" svg:x="17.341cm" svg:y="23.824cm" svg:viewBox="0 0 2668 4117" draw:points="2668,0 95,4117 0,4117 2572,0">
          <text:p/>
        </draw:polygon>
        <draw:polygon draw:style-name="gr107" draw:text-style-name="P107" draw:layer="layout" svg:width="2.667cm" svg:height="4.116cm" svg:x="17.248cm" svg:y="23.824cm" svg:viewBox="0 0 2668 4117" draw:points="2668,0 96,4117 0,4117 2573,0">
          <text:p/>
        </draw:polygon>
        <draw:polygon draw:style-name="gr17" draw:text-style-name="P17" draw:layer="layout" svg:width="2.667cm" svg:height="4.116cm" svg:x="17.153cm" svg:y="23.824cm" svg:viewBox="0 0 2668 4117" draw:points="2668,0 95,4117 0,4117 2573,0">
          <text:p/>
        </draw:polygon>
        <draw:polygon draw:style-name="gr18" draw:text-style-name="P18" draw:layer="layout" svg:width="2.667cm" svg:height="4.116cm" svg:x="17.058cm" svg:y="23.824cm" svg:viewBox="0 0 2668 4117" draw:points="2668,0 95,4117 0,4117 2575,0">
          <text:p/>
        </draw:polygon>
        <draw:polygon draw:style-name="gr18" draw:text-style-name="P18" draw:layer="layout" svg:width="2.762cm" svg:height="4.116cm" svg:x="16.87cm" svg:y="23.824cm" svg:viewBox="0 0 2763 4117" draw:points="2763,0 188,4117 0,4117 2573,0">
          <text:p/>
        </draw:polygon>
        <draw:polygon draw:style-name="gr19" draw:text-style-name="P19" draw:layer="layout" svg:width="2.76cm" svg:height="4.116cm" svg:x="16.682cm" svg:y="23.824cm" svg:viewBox="0 0 2761 4117" draw:points="2761,0 188,4117 0,4117 2573,0">
          <text:p/>
        </draw:polygon>
        <draw:polygon draw:style-name="gr20" draw:text-style-name="P20" draw:layer="layout" svg:width="2.762cm" svg:height="4.116cm" svg:x="16.492cm" svg:y="23.824cm" svg:viewBox="0 0 2763 4117" draw:points="2763,0 190,4117 0,4117 2573,0">
          <text:p/>
        </draw:polygon>
        <draw:polygon draw:style-name="gr21" draw:text-style-name="P21" draw:layer="layout" svg:width="2.76cm" svg:height="4.116cm" svg:x="16.304cm" svg:y="23.824cm" svg:viewBox="0 0 2761 4117" draw:points="2761,0 188,4117 0,4117 2573,0">
          <text:p/>
        </draw:polygon>
        <draw:polygon draw:style-name="gr22" draw:text-style-name="P22" draw:layer="layout" svg:width="2.667cm" svg:height="4.116cm" svg:x="16.209cm" svg:y="23.824cm" svg:viewBox="0 0 2668 4117" draw:points="2668,0 95,4117 0,4117 2573,0">
          <text:p/>
        </draw:polygon>
        <draw:polygon draw:style-name="gr22" draw:text-style-name="P22" draw:layer="layout" svg:width="2.667cm" svg:height="4.116cm" svg:x="16.114cm" svg:y="23.824cm" svg:viewBox="0 0 2668 4117" draw:points="2668,0 95,4117 0,4117 2575,0">
          <text:p/>
        </draw:polygon>
        <draw:polygon draw:style-name="gr23" draw:text-style-name="P23" draw:layer="layout" svg:width="2.762cm" svg:height="4.116cm" svg:x="15.926cm" svg:y="23.824cm" svg:viewBox="0 0 2763 4117" draw:points="2763,0 188,4117 0,4117 2573,0">
          <text:p/>
        </draw:polygon>
        <draw:polygon draw:style-name="gr23" draw:text-style-name="P23" draw:layer="layout" svg:width="2.76cm" svg:height="4.116cm" svg:x="15.738cm" svg:y="23.824cm" svg:viewBox="0 0 2761 4117" draw:points="2761,0 188,4117 0,4117 2573,0">
          <text:p/>
        </draw:polygon>
        <draw:polygon draw:style-name="gr26" draw:text-style-name="P26" draw:layer="layout" svg:width="2.666cm" svg:height="4.116cm" svg:x="15.644cm" svg:y="23.824cm" svg:viewBox="0 0 2667 4117" draw:points="2667,0 94,4117 0,4117 2572,0">
          <text:p/>
        </draw:polygon>
        <draw:polygon draw:style-name="gr26" draw:text-style-name="P26" draw:layer="layout" svg:width="2.667cm" svg:height="4.116cm" svg:x="15.548cm" svg:y="23.824cm" svg:viewBox="0 0 2668 4117" draw:points="2668,0 96,4117 0,4117 2574,0">
          <text:p/>
        </draw:polygon>
        <draw:polygon draw:style-name="gr27" draw:text-style-name="P27" draw:layer="layout" svg:width="2.667cm" svg:height="4.116cm" svg:x="15.454cm" svg:y="23.824cm" svg:viewBox="0 0 2668 4117" draw:points="2668,0 94,4117 0,4117 2574,0">
          <text:p/>
        </draw:polygon>
        <draw:polygon draw:style-name="gr27" draw:text-style-name="P27" draw:layer="layout" svg:width="2.667cm" svg:height="4.116cm" svg:x="15.36cm" svg:y="23.824cm" svg:viewBox="0 0 2668 4117" draw:points="2668,0 94,4117 0,4117 2573,0">
          <text:p/>
        </draw:polygon>
        <draw:polygon draw:style-name="gr27" draw:text-style-name="P27" draw:layer="layout" svg:width="2.761cm" svg:height="4.116cm" svg:x="15.171cm" svg:y="23.824cm" svg:viewBox="0 0 2762 4117" draw:points="2762,0 191,4117 0,4117 2574,0">
          <text:p/>
        </draw:polygon>
        <draw:polygon draw:style-name="gr28" draw:text-style-name="P28" draw:layer="layout" svg:width="2.761cm" svg:height="4.116cm" svg:x="14.983cm" svg:y="23.824cm" svg:viewBox="0 0 2762 4117" draw:points="2762,0 188,4117 0,4117 2572,0">
          <text:p/>
        </draw:polygon>
        <draw:polygon draw:style-name="gr28" draw:text-style-name="P28" draw:layer="layout" svg:width="2.761cm" svg:height="4.116cm" svg:x="14.793cm" svg:y="23.824cm" svg:viewBox="0 0 2762 4117" draw:points="2762,0 190,4117 0,4117 2575,0">
          <text:p/>
        </draw:polygon>
        <draw:polygon draw:style-name="gr29" draw:text-style-name="P29" draw:layer="layout" svg:width="2.762cm" svg:height="4.116cm" svg:x="14.605cm" svg:y="23.824cm" svg:viewBox="0 0 2763 4117" draw:points="2763,0 188,4117 0,4117 2573,0">
          <text:p/>
        </draw:polygon>
        <draw:polygon draw:style-name="gr30" draw:text-style-name="P30" draw:layer="layout" svg:width="2.667cm" svg:height="4.116cm" svg:x="14.51cm" svg:y="23.824cm" svg:viewBox="0 0 2668 4117" draw:points="2668,0 95,4117 0,4117 2574,0">
          <text:p/>
        </draw:polygon>
        <draw:polygon draw:style-name="gr30" draw:text-style-name="P30" draw:layer="layout" svg:width="2.666cm" svg:height="4.116cm" svg:x="14.417cm" svg:y="23.824cm" svg:viewBox="0 0 2667 4117" draw:points="2667,0 93,4117 0,4117 2573,0">
          <text:p/>
        </draw:polygon>
        <draw:polygon draw:style-name="gr31" draw:text-style-name="P31" draw:layer="layout" svg:width="2.762cm" svg:height="4.116cm" svg:x="14.227cm" svg:y="23.824cm" svg:viewBox="0 0 2763 4117" draw:points="2763,0 190,4117 0,4117 2573,0">
          <text:p/>
        </draw:polygon>
        <draw:polygon draw:style-name="gr32" draw:text-style-name="P32" draw:layer="layout" svg:width="2.76cm" svg:height="4.116cm" svg:x="14.039cm" svg:y="23.824cm" svg:viewBox="0 0 2761 4117" draw:points="2761,0 188,4117 0,4117 2573,0">
          <text:p/>
        </draw:polygon>
        <draw:polygon draw:style-name="gr32" draw:text-style-name="P32" draw:layer="layout" svg:width="2.762cm" svg:height="4.116cm" svg:x="13.849cm" svg:y="23.824cm" svg:viewBox="0 0 2763 4117" draw:points="2763,0 190,4117 0,4117 2575,0">
          <text:p/>
        </draw:polygon>
        <draw:polygon draw:style-name="gr108" draw:text-style-name="P108" draw:layer="layout" svg:width="2.667cm" svg:height="4.116cm" svg:x="13.756cm" svg:y="23.824cm" svg:viewBox="0 0 2668 4117" draw:points="2668,0 93,4117 0,4117 2573,0">
          <text:p/>
        </draw:polygon>
        <draw:polygon draw:style-name="gr108" draw:text-style-name="P108" draw:layer="layout" svg:width="2.667cm" svg:height="4.116cm" svg:x="13.661cm" svg:y="23.824cm" svg:viewBox="0 0 2668 4117" draw:points="2668,0 95,4117 0,4117 2573,0">
          <text:p/>
        </draw:polygon>
        <draw:polygon draw:style-name="gr34" draw:text-style-name="P34" draw:layer="layout" svg:width="2.76cm" svg:height="4.116cm" svg:x="13.473cm" svg:y="23.824cm" svg:viewBox="0 0 2761 4117" draw:points="2761,0 188,4117 0,4117 2573,0">
          <text:p/>
        </draw:polygon>
        <draw:polygon draw:style-name="gr109" draw:text-style-name="P109" draw:layer="layout" svg:width="2.762cm" svg:height="4.116cm" svg:x="13.283cm" svg:y="23.824cm" svg:viewBox="0 0 2763 4117" draw:points="2763,0 190,4117 0,4117 2573,0">
          <text:p/>
        </draw:polygon>
        <draw:polygon draw:style-name="gr36" draw:text-style-name="P36" draw:layer="layout" svg:width="2.76cm" svg:height="4.116cm" svg:x="13.095cm" svg:y="23.824cm" svg:viewBox="0 0 2761 4117" draw:points="2761,0 188,4117 0,4117 2573,0">
          <text:p/>
        </draw:polygon>
        <draw:polygon draw:style-name="gr37" draw:text-style-name="P37" draw:layer="layout" svg:width="2.762cm" svg:height="4.116cm" svg:x="12.905cm" svg:y="23.824cm" svg:viewBox="0 0 2763 4117" draw:points="2763,0 190,4117 0,4117 2575,0">
          <text:p/>
        </draw:polygon>
        <draw:polygon draw:style-name="gr38" draw:text-style-name="P38" draw:layer="layout" svg:width="2.762cm" svg:height="4.116cm" svg:x="12.717cm" svg:y="23.824cm" svg:viewBox="0 0 2763 4117" draw:points="2763,0 188,4117 0,4117 2573,0">
          <text:p/>
        </draw:polygon>
        <draw:polygon draw:style-name="gr39" draw:text-style-name="P39" draw:layer="layout" svg:width="2.667cm" svg:height="4.116cm" svg:x="12.622cm" svg:y="23.824cm" svg:viewBox="0 0 2668 4117" draw:points="2668,0 95,4117 0,4117 2575,0">
          <text:p/>
        </draw:polygon>
        <draw:polygon draw:style-name="gr39" draw:text-style-name="P39" draw:layer="layout" svg:width="2.667cm" svg:height="4.116cm" svg:x="12.529cm" svg:y="23.824cm" svg:viewBox="0 0 2668 4117" draw:points="2668,0 93,4117 0,4117 2573,0">
          <text:p/>
        </draw:polygon>
        <draw:polygon draw:style-name="gr110" draw:text-style-name="P110" draw:layer="layout" svg:width="2.762cm" svg:height="4.116cm" svg:x="12.339cm" svg:y="23.824cm" svg:viewBox="0 0 2763 4117" draw:points="2763,0 191,4117 0,4117 2575,0">
          <text:p/>
        </draw:polygon>
        <draw:polygon draw:style-name="gr40" draw:text-style-name="P40" draw:layer="layout" svg:width="2.667cm" svg:height="4.116cm" svg:x="12.246cm" svg:y="23.824cm" svg:viewBox="0 0 2668 4117" draw:points="2668,0 93,4117 0,4117 2573,0">
          <text:p/>
        </draw:polygon>
        <draw:polygon draw:style-name="gr41" draw:text-style-name="P41" draw:layer="layout" svg:width="2.667cm" svg:height="4.116cm" svg:x="12.151cm" svg:y="23.824cm" svg:viewBox="0 0 2668 4117" draw:points="2668,0 95,4117 0,4117 2573,0">
          <text:p/>
        </draw:polygon>
        <draw:polygon draw:style-name="gr41" draw:text-style-name="P41" draw:layer="layout" svg:width="2.76cm" svg:height="4.116cm" svg:x="11.963cm" svg:y="23.824cm" svg:viewBox="0 0 2761 4117" draw:points="2761,0 188,4117 0,4117 2573,0">
          <text:p/>
        </draw:polygon>
        <draw:polygon draw:style-name="gr42" draw:text-style-name="P42" draw:layer="layout" svg:width="2.762cm" svg:height="4.116cm" svg:x="11.773cm" svg:y="23.824cm" svg:viewBox="0 0 2763 4117" draw:points="2763,0 190,4117 0,4117 2573,0">
          <text:p/>
        </draw:polygon>
        <draw:polygon draw:style-name="gr43" draw:text-style-name="P43" draw:layer="layout" svg:width="2.76cm" svg:height="4.116cm" svg:x="11.585cm" svg:y="23.824cm" svg:viewBox="0 0 2761 4117" draw:points="2761,0 188,4117 0,4117 2573,0">
          <text:p/>
        </draw:polygon>
        <draw:polygon draw:style-name="gr43" draw:text-style-name="P43" draw:layer="layout" svg:width="2.762cm" svg:height="4.116cm" svg:x="11.395cm" svg:y="23.824cm" svg:viewBox="0 0 2763 4117" draw:points="2763,0 190,4117 0,4117 2575,0">
          <text:p/>
        </draw:polygon>
        <draw:polygon draw:style-name="gr44" draw:text-style-name="P44" draw:layer="layout" svg:width="2.667cm" svg:height="4.116cm" svg:x="11.302cm" svg:y="23.824cm" svg:viewBox="0 0 2668 4117" draw:points="2668,0 93,4117 0,4117 2573,0">
          <text:p/>
        </draw:polygon>
        <draw:polygon draw:style-name="gr46" draw:text-style-name="P46" draw:layer="layout" svg:width="2.667cm" svg:height="4.116cm" svg:x="11.207cm" svg:y="23.824cm" svg:viewBox="0 0 2668 4117" draw:points="2668,0 95,4117 0,4117 2573,0">
          <text:p/>
        </draw:polygon>
        <draw:polygon draw:style-name="gr46" draw:text-style-name="P46" draw:layer="layout" svg:width="2.76cm" svg:height="4.116cm" svg:x="11.019cm" svg:y="23.824cm" svg:viewBox="0 0 2761 4117" draw:points="2761,0 188,4117 0,4117 2573,0">
          <text:p/>
        </draw:polygon>
        <draw:polygon draw:style-name="gr47" draw:text-style-name="P47" draw:layer="layout" svg:width="2.762cm" svg:height="4.116cm" svg:x="10.829cm" svg:y="23.824cm" svg:viewBox="0 0 2763 4117" draw:points="2763,0 190,4117 0,4117 2575,0">
          <text:p/>
        </draw:polygon>
        <draw:polygon draw:style-name="gr48" draw:text-style-name="P48" draw:layer="layout" svg:width="2.762cm" svg:height="4.116cm" svg:x="10.641cm" svg:y="23.824cm" svg:viewBox="0 0 2763 4117" draw:points="2763,0 188,4117 0,4117 2573,0">
          <text:p/>
        </draw:polygon>
        <draw:polygon draw:style-name="gr49" draw:text-style-name="P49" draw:layer="layout" svg:width="2.76cm" svg:height="4.116cm" svg:x="10.453cm" svg:y="23.824cm" svg:viewBox="0 0 2761 4117" draw:points="2761,0 188,4117 0,4117 2573,0">
          <text:p/>
        </draw:polygon>
        <draw:polygon draw:style-name="gr111" draw:text-style-name="P111" draw:layer="layout" svg:width="2.667cm" svg:height="4.116cm" svg:x="10.358cm" svg:y="23.824cm" svg:viewBox="0 0 2668 4117" draw:points="2668,0 95,4117 0,4117 2573,0">
          <text:p/>
        </draw:polygon>
        <draw:polygon draw:style-name="gr51" draw:text-style-name="P51" draw:layer="layout" svg:width="2.667cm" svg:height="4.116cm" svg:x="10.263cm" svg:y="23.824cm" svg:viewBox="0 0 2668 4117" draw:points="2668,0 95,4117 0,4117 2573,0">
          <text:p/>
        </draw:polygon>
        <draw:polygon draw:style-name="gr52" draw:text-style-name="P52" draw:layer="layout" svg:width="2.667cm" svg:height="4.116cm" svg:x="10.168cm" svg:y="23.824cm" svg:viewBox="0 0 2668 4117" draw:points="2668,0 95,4117 0,4117 2575,0">
          <text:p/>
        </draw:polygon>
        <draw:polygon draw:style-name="gr52" draw:text-style-name="P52" draw:layer="layout" svg:width="2.667cm" svg:height="4.116cm" svg:x="10.075cm" svg:y="23.824cm" svg:viewBox="0 0 2668 4117" draw:points="2668,0 93,4117 0,4117 2573,0">
          <text:p/>
        </draw:polygon>
        <draw:polygon draw:style-name="gr112" draw:text-style-name="P112" draw:layer="layout" svg:width="2.666cm" svg:height="4.116cm" svg:x="9.981cm" svg:y="23.824cm" svg:viewBox="0 0 2667 4117" draw:points="2667,0 94,4117 0,4117 2572,0">
          <text:p/>
        </draw:polygon>
        <draw:polygon draw:style-name="gr112" draw:text-style-name="P112" draw:layer="layout" svg:width="2.667cm" svg:height="4.116cm" svg:x="9.885cm" svg:y="23.824cm" svg:viewBox="0 0 2668 4117" draw:points="2668,0 96,4117 0,4117 2575,0">
          <text:p/>
        </draw:polygon>
        <draw:polygon draw:style-name="gr54" draw:text-style-name="P54" draw:layer="layout" svg:width="2.667cm" svg:height="4.116cm" svg:x="9.792cm" svg:y="23.824cm" svg:viewBox="0 0 2668 4117" draw:points="2668,0 93,4117 0,4117 2573,0">
          <text:p/>
        </draw:polygon>
        <draw:polygon draw:style-name="gr54" draw:text-style-name="P54" draw:layer="layout" svg:width="2.666cm" svg:height="4.116cm" svg:x="9.698cm" svg:y="23.824cm" svg:viewBox="0 0 2667 4117" draw:points="2667,0 94,4117 0,4117 2572,0">
          <text:p/>
        </draw:polygon>
        <draw:polygon draw:style-name="gr54" draw:text-style-name="P54" draw:layer="layout" svg:width="2.761cm" svg:height="4.116cm" svg:x="9.508cm" svg:y="23.824cm" svg:viewBox="0 0 2762 4117" draw:points="2762,0 191,4117 0,4117 2574,0">
          <text:p/>
        </draw:polygon>
        <draw:polygon draw:style-name="gr55" draw:text-style-name="P55" draw:layer="layout" svg:width="2.761cm" svg:height="4.116cm" svg:x="9.32cm" svg:y="23.824cm" svg:viewBox="0 0 2762 4117" draw:points="2762,0 188,4117 0,4117 2572,0">
          <text:p/>
        </draw:polygon>
        <draw:polygon draw:style-name="gr56" draw:text-style-name="P56" draw:layer="layout" svg:width="2.761cm" svg:height="4.116cm" svg:x="9.13cm" svg:y="23.824cm" svg:viewBox="0 0 2762 4117" draw:points="2762,0 190,4117 0,4117 2575,0">
          <text:p/>
        </draw:polygon>
        <draw:polygon draw:style-name="gr57" draw:text-style-name="P57" draw:layer="layout" svg:width="2.762cm" svg:height="4.116cm" svg:x="8.942cm" svg:y="23.824cm" svg:viewBox="0 0 2763 4117" draw:points="2763,0 188,4117 0,4117 2573,0">
          <text:p/>
        </draw:polygon>
        <draw:polygon draw:style-name="gr58" draw:text-style-name="P58" draw:layer="layout" svg:width="2.667cm" svg:height="4.116cm" svg:x="8.847cm" svg:y="23.824cm" svg:viewBox="0 0 2668 4117" draw:points="2668,0 95,4117 0,4117 2575,0">
          <text:p/>
        </draw:polygon>
        <draw:polygon draw:style-name="gr59" draw:text-style-name="P59" draw:layer="layout" svg:width="2.667cm" svg:height="4.116cm" svg:x="8.754cm" svg:y="23.824cm" svg:viewBox="0 0 2668 4117" draw:points="2668,0 93,4117 0,4117 2573,0">
          <text:p/>
        </draw:polygon>
        <draw:polygon draw:style-name="gr59" draw:text-style-name="P59" draw:layer="layout" svg:width="2.762cm" svg:height="4.116cm" svg:x="8.564cm" svg:y="23.824cm" svg:viewBox="0 0 2763 4117" draw:points="2763,0 190,4117 0,4117 2573,0">
          <text:p/>
        </draw:polygon>
        <draw:polygon draw:style-name="gr113" draw:text-style-name="P113" draw:layer="layout" svg:width="2.665cm" svg:height="4.116cm" svg:x="8.471cm" svg:y="23.824cm" svg:viewBox="0 0 2666 4117" draw:points="2666,0 93,4117 0,4117 2573,0">
          <text:p/>
        </draw:polygon>
        <draw:polygon draw:style-name="gr61" draw:text-style-name="P61" draw:layer="layout" svg:width="2.667cm" svg:height="4.116cm" svg:x="8.376cm" svg:y="23.824cm" svg:viewBox="0 0 2668 4117" draw:points="2668,0 95,4117 0,4117 2573,0">
          <text:p/>
        </draw:polygon>
        <draw:polygon draw:style-name="gr61" draw:text-style-name="P61" draw:layer="layout" svg:width="2.762cm" svg:height="4.116cm" svg:x="8.186cm" svg:y="23.824cm" svg:viewBox="0 0 2763 4117" draw:points="2763,0 190,4117 0,4117 2575,0">
          <text:p/>
        </draw:polygon>
        <draw:polygon draw:style-name="gr63" draw:text-style-name="P63" draw:layer="layout" svg:width="2.667cm" svg:height="4.116cm" svg:x="8.093cm" svg:y="23.824cm" svg:viewBox="0 0 2668 4117" draw:points="2668,0 93,4117 0,4117 2573,0">
          <text:p/>
        </draw:polygon>
        <draw:polygon draw:style-name="gr63" draw:text-style-name="P63" draw:layer="layout" svg:width="2.667cm" svg:height="4.116cm" svg:x="7.998cm" svg:y="23.824cm" svg:viewBox="0 0 2668 4117" draw:points="2668,0 95,4117 0,4117 2573,0">
          <text:p/>
        </draw:polygon>
        <draw:polygon draw:style-name="gr64" draw:text-style-name="P64" draw:layer="layout" svg:width="2.76cm" svg:height="4.116cm" svg:x="7.81cm" svg:y="23.824cm" svg:viewBox="0 0 2761 4117" draw:points="2761,0 188,4117 0,4117 2573,0">
          <text:p/>
        </draw:polygon>
        <draw:polygon draw:style-name="gr65" draw:text-style-name="P65" draw:layer="layout" svg:width="2.762cm" svg:height="4.116cm" svg:x="7.62cm" svg:y="23.824cm" svg:viewBox="0 0 2763 4117" draw:points="2763,0 190,4117 0,4117 2575,0">
          <text:p/>
        </draw:polygon>
        <draw:polygon draw:style-name="gr66" draw:text-style-name="P66" draw:layer="layout" svg:width="2.667cm" svg:height="4.116cm" svg:x="7.527cm" svg:y="23.824cm" svg:viewBox="0 0 2668 4117" draw:points="2668,0 93,4117 0,4117 2573,0">
          <text:p/>
        </draw:polygon>
        <draw:polygon draw:style-name="gr66" draw:text-style-name="P66" draw:layer="layout" svg:width="2.667cm" svg:height="4.116cm" svg:x="7.432cm" svg:y="23.824cm" svg:viewBox="0 0 2668 4117" draw:points="2668,0 95,4117 0,4117 2573,0">
          <text:p/>
        </draw:polygon>
        <draw:polygon draw:style-name="gr67" draw:text-style-name="P67" draw:layer="layout" svg:width="2.667cm" svg:height="4.116cm" svg:x="7.337cm" svg:y="23.824cm" svg:viewBox="0 0 2668 4117" draw:points="2668,0 95,4117 0,4117 2573,0">
          <text:p/>
        </draw:polygon>
        <draw:polygon draw:style-name="gr67" draw:text-style-name="P67" draw:layer="layout" svg:width="2.665cm" svg:height="4.116cm" svg:x="7.244cm" svg:y="23.824cm" svg:viewBox="0 0 2666 4117" draw:points="2666,0 93,4117 0,4117 2573,0">
          <text:p/>
        </draw:polygon>
        <draw:polygon draw:style-name="gr68" draw:text-style-name="P68" draw:layer="layout" svg:width="2.667cm" svg:height="4.116cm" svg:x="7.149cm" svg:y="23.824cm" svg:viewBox="0 0 2668 4117" draw:points="2668,0 95,4117 0,4117 2573,0">
          <text:p/>
        </draw:polygon>
        <draw:polygon draw:style-name="gr68" draw:text-style-name="P68" draw:layer="layout" svg:width="2.667cm" svg:height="4.116cm" svg:x="7.054cm" svg:y="23.824cm" svg:viewBox="0 0 2668 4117" draw:points="2668,0 95,4117 0,4117 2573,0">
          <text:p/>
        </draw:polygon>
        <draw:polygon draw:style-name="gr69" draw:text-style-name="P69" draw:layer="layout" svg:width="2.665cm" svg:height="4.116cm" svg:x="6.961cm" svg:y="23.824cm" svg:viewBox="0 0 2666 4117" draw:points="2666,0 93,4117 0,4117 2573,0">
          <text:p/>
        </draw:polygon>
        <draw:polygon draw:style-name="gr69" draw:text-style-name="P69" draw:layer="layout" svg:width="2.667cm" svg:height="4.116cm" svg:x="6.866cm" svg:y="23.824cm" svg:viewBox="0 0 2668 4117" draw:points="2668,0 95,4117 0,4117 2573,0">
          <text:p/>
        </draw:polygon>
        <draw:polygon draw:style-name="gr69" draw:text-style-name="P69" draw:layer="layout" svg:width="2.762cm" svg:height="4.116cm" svg:x="6.676cm" svg:y="23.824cm" svg:viewBox="0 0 2763 4117" draw:points="2763,0 190,4117 0,4117 2575,0">
          <text:p/>
        </draw:polygon>
        <draw:polygon draw:style-name="gr70" draw:text-style-name="P70" draw:layer="layout" svg:width="2.762cm" svg:height="4.116cm" svg:x="6.488cm" svg:y="23.824cm" svg:viewBox="0 0 2763 4117" draw:points="2763,0 188,4117 0,4117 2573,0">
          <text:p/>
        </draw:polygon>
        <draw:polygon draw:style-name="gr114" draw:text-style-name="P114" draw:layer="layout" svg:width="2.667cm" svg:height="4.116cm" svg:x="6.393cm" svg:y="23.824cm" svg:viewBox="0 0 2668 4117" draw:points="2668,0 95,4117 0,4117 2575,0">
          <text:p/>
        </draw:polygon>
        <draw:polygon draw:style-name="gr114" draw:text-style-name="P114" draw:layer="layout" svg:width="2.667cm" svg:height="4.116cm" svg:x="6.3cm" svg:y="23.824cm" svg:viewBox="0 0 2668 4117" draw:points="2668,0 93,4117 0,4117 2573,0">
          <text:p/>
        </draw:polygon>
        <draw:polygon draw:style-name="gr72" draw:text-style-name="P72" draw:layer="layout" svg:width="2.762cm" svg:height="4.116cm" svg:x="6.11cm" svg:y="23.824cm" svg:viewBox="0 0 2763 4117" draw:points="2763,0 190,4117 0,4117 2575,0">
          <text:p/>
        </draw:polygon>
        <draw:polygon draw:style-name="gr73" draw:text-style-name="P73" draw:layer="layout" svg:width="2.762cm" svg:height="4.116cm" svg:x="5.922cm" svg:y="23.824cm" svg:viewBox="0 0 2763 4117" draw:points="2763,0 188,4117 0,4117 2573,0">
          <text:p/>
        </draw:polygon>
        <draw:polygon draw:style-name="gr75" draw:text-style-name="P75" draw:layer="layout" svg:width="2.76cm" svg:height="4.116cm" svg:x="5.734cm" svg:y="23.824cm" svg:viewBox="0 0 2761 4117" draw:points="2761,0 188,4117 0,4117 2573,0">
          <text:p/>
        </draw:polygon>
        <draw:polygon draw:style-name="gr76" draw:text-style-name="P76" draw:layer="layout" svg:width="2.667cm" svg:height="4.116cm" svg:x="5.639cm" svg:y="23.824cm" svg:viewBox="0 0 2668 4117" draw:points="2668,0 95,4117 0,4117 2573,0">
          <text:p/>
        </draw:polygon>
        <draw:polygon draw:style-name="gr76" draw:text-style-name="P76" draw:layer="layout" svg:width="2.667cm" svg:height="4.116cm" svg:x="5.544cm" svg:y="23.824cm" svg:viewBox="0 0 2668 4117" draw:points="2668,0 95,4117 0,4117 2573,0">
          <text:p/>
        </draw:polygon>
        <draw:polygon draw:style-name="gr77" draw:text-style-name="P77" draw:layer="layout" svg:width="2.667cm" svg:height="4.116cm" svg:x="5.449cm" svg:y="23.824cm" svg:viewBox="0 0 2668 4117" draw:points="2668,0 95,4117 0,4117 2575,0">
          <text:p/>
        </draw:polygon>
        <draw:polygon draw:style-name="gr77" draw:text-style-name="P77" draw:layer="layout" svg:width="2.667cm" svg:height="4.116cm" svg:x="5.356cm" svg:y="23.824cm" svg:viewBox="0 0 2668 4117" draw:points="2668,0 93,4117 0,4117 2573,0">
          <text:p/>
        </draw:polygon>
        <draw:polygon draw:style-name="gr77" draw:text-style-name="P77" draw:layer="layout" svg:width="2.762cm" svg:height="4.116cm" svg:x="5.166cm" svg:y="23.824cm" svg:viewBox="0 0 2763 4117" draw:points="2763,0 190,4117 0,4117 2575,0">
          <text:p/>
        </draw:polygon>
        <draw:polygon draw:style-name="gr78" draw:text-style-name="P78" draw:layer="layout" svg:width="2.667cm" svg:height="4.116cm" svg:x="5.073cm" svg:y="23.824cm" svg:viewBox="0 0 2668 4117" draw:points="2668,0 93,4117 0,4117 2573,0">
          <text:p/>
        </draw:polygon>
        <draw:polygon draw:style-name="gr79" draw:text-style-name="P79" draw:layer="layout" svg:width="2.667cm" svg:height="4.116cm" svg:x="4.978cm" svg:y="23.824cm" svg:viewBox="0 0 2668 4117" draw:points="2668,0 95,4117 0,4117 2573,0">
          <text:p/>
        </draw:polygon>
        <draw:polygon draw:style-name="gr79" draw:text-style-name="P79" draw:layer="layout" svg:width="2.76cm" svg:height="4.116cm" svg:x="4.79cm" svg:y="23.824cm" svg:viewBox="0 0 2761 4117" draw:points="2761,0 188,4117 0,4117 2573,0">
          <text:p/>
        </draw:polygon>
        <draw:polygon draw:style-name="gr81" draw:text-style-name="P81" draw:layer="layout" svg:width="2.667cm" svg:height="4.116cm" svg:x="4.695cm" svg:y="23.824cm" svg:viewBox="0 0 2668 4117" draw:points="2668,0 95,4117 0,4117 2573,0">
          <text:p/>
        </draw:polygon>
        <draw:polygon draw:style-name="gr81" draw:text-style-name="P81" draw:layer="layout" svg:width="2.667cm" svg:height="4.116cm" svg:x="4.6cm" svg:y="23.824cm" svg:viewBox="0 0 2668 4117" draw:points="2668,0 95,4117 0,4117 2573,0">
          <text:p/>
        </draw:polygon>
        <draw:polygon draw:style-name="gr82" draw:text-style-name="P82" draw:layer="layout" svg:width="2.666cm" svg:height="4.116cm" svg:x="4.506cm" svg:y="23.824cm" svg:viewBox="0 0 2667 4117" draw:points="2667,0 94,4117 0,4117 2574,0">
          <text:p/>
        </draw:polygon>
        <draw:polygon draw:style-name="gr82" draw:text-style-name="P82" draw:layer="layout" svg:width="2.667cm" svg:height="4.116cm" svg:x="4.412cm" svg:y="23.824cm" svg:viewBox="0 0 2668 4117" draw:points="2668,0 94,4117 0,4117 2574,0">
          <text:p/>
        </draw:polygon>
        <draw:polygon draw:style-name="gr115" draw:text-style-name="P115" draw:layer="layout" svg:width="2.667cm" svg:height="4.116cm" svg:x="4.318cm" svg:y="23.824cm" svg:viewBox="0 0 2668 4117" draw:points="2668,0 94,4117 0,4117 2572,0">
          <text:p/>
        </draw:polygon>
        <draw:polygon draw:style-name="gr115" draw:text-style-name="P115" draw:layer="layout" svg:width="2.667cm" svg:height="4.116cm" svg:x="4.222cm" svg:y="23.824cm" svg:viewBox="0 0 2668 4117" draw:points="2668,0 96,4117 0,4117 2575,0">
          <text:p/>
        </draw:polygon>
        <draw:polygon draw:style-name="gr84" draw:text-style-name="P84" draw:layer="layout" svg:width="2.761cm" svg:height="4.116cm" svg:x="4.035cm" svg:y="23.824cm" svg:viewBox="0 0 2762 4117" draw:points="2762,0 189,4117 0,4117 2572,0">
          <text:p/>
        </draw:polygon>
        <draw:polygon draw:style-name="gr85" draw:text-style-name="P85" draw:layer="layout" svg:width="2.667cm" svg:height="4.116cm" svg:x="3.939cm" svg:y="23.824cm" svg:viewBox="0 0 2668 4117" draw:points="2668,0 97,4117 0,4117 2574,0">
          <text:p/>
        </draw:polygon>
        <draw:polygon draw:style-name="gr116" draw:text-style-name="P116" draw:layer="layout" svg:width="2.667cm" svg:height="4.116cm" svg:x="3.845cm" svg:y="23.824cm" svg:viewBox="0 0 2668 4117" draw:points="2668,0 94,4117 0,4117 2574,0">
          <text:p/>
        </draw:polygon>
        <draw:polygon draw:style-name="gr116" draw:text-style-name="P116" draw:layer="layout" svg:width="2.761cm" svg:height="4.116cm" svg:x="3.657cm" svg:y="23.824cm" svg:viewBox="0 0 2762 4117" draw:points="2762,0 188,4117 0,4117 2573,0">
          <text:p/>
        </draw:polygon>
        <draw:polygon draw:style-name="gr87" draw:text-style-name="P87" draw:layer="layout" svg:width="2.667cm" svg:height="4.116cm" svg:x="3.562cm" svg:y="23.824cm" svg:viewBox="0 0 2668 4117" draw:points="2668,0 95,4117 0,4117 2574,0">
          <text:p/>
        </draw:polygon>
        <draw:polygon draw:style-name="gr87" draw:text-style-name="P87" draw:layer="layout" svg:width="2.667cm" svg:height="4.116cm" svg:x="3.468cm" svg:y="23.824cm" svg:viewBox="0 0 2668 4117" draw:points="2668,0 94,4117 0,4117 2574,0">
          <text:p/>
        </draw:polygon>
        <draw:polygon draw:style-name="gr87" draw:text-style-name="P87" draw:layer="layout" svg:width="2.762cm" svg:height="4.116cm" svg:x="3.279cm" svg:y="23.824cm" svg:viewBox="0 0 2763 4117" draw:points="2763,0 189,4117 0,4117 2573,0">
          <text:p/>
        </draw:polygon>
        <draw:polygon draw:style-name="gr88" draw:text-style-name="P88" draw:layer="layout" svg:width="2.76cm" svg:height="4.116cm" svg:x="3.091cm" svg:y="23.824cm" svg:viewBox="0 0 2761 4117" draw:points="2761,0 188,4117 0,4117 2573,0">
          <text:p/>
        </draw:polygon>
        <draw:polygon draw:style-name="gr117" draw:text-style-name="P117" draw:layer="layout" svg:width="2.667cm" svg:height="4.116cm" svg:x="2.996cm" svg:y="23.824cm" svg:viewBox="0 0 2668 4117" draw:points="2668,0 95,4117 0,4117 2573,0">
          <text:p/>
        </draw:polygon>
        <draw:polygon draw:style-name="gr89" draw:text-style-name="P89" draw:layer="layout" svg:width="2.667cm" svg:height="4.116cm" svg:x="2.901cm" svg:y="23.824cm" svg:viewBox="0 0 2668 4117" draw:points="2668,0 95,4117 0,4117 2575,0">
          <text:p/>
        </draw:polygon>
        <draw:polygon draw:style-name="gr89" draw:text-style-name="P89" draw:layer="layout" svg:width="2.762cm" svg:height="4.116cm" svg:x="2.713cm" svg:y="23.824cm" svg:viewBox="0 0 2763 4117" draw:points="2763,0 188,4117 0,4117 2573,0">
          <text:p/>
        </draw:polygon>
        <draw:polygon draw:style-name="gr90" draw:text-style-name="P90" draw:layer="layout" svg:width="2.76cm" svg:height="4.116cm" svg:x="2.525cm" svg:y="23.824cm" svg:viewBox="0 0 2761 4117" draw:points="2761,0 188,4117 0,4117 2573,0">
          <text:p/>
        </draw:polygon>
        <draw:polygon draw:style-name="gr93" draw:text-style-name="P93" draw:layer="layout" svg:width="2.667cm" svg:height="4.116cm" svg:x="2.43cm" svg:y="23.824cm" svg:viewBox="0 0 2668 4117" draw:points="2668,0 95,4117 0,4117 2573,0">
          <text:p/>
        </draw:polygon>
        <draw:polygon draw:style-name="gr93" draw:text-style-name="P93" draw:layer="layout" svg:width="2.667cm" svg:height="4.116cm" svg:x="2.335cm" svg:y="23.824cm" svg:viewBox="0 0 2668 4117" draw:points="2668,0 95,4117 0,4117 2573,0">
          <text:p/>
        </draw:polygon>
        <draw:polygon draw:style-name="gr93" draw:text-style-name="P93" draw:layer="layout" svg:width="2.76cm" svg:height="4.116cm" svg:x="2.147cm" svg:y="23.824cm" svg:viewBox="0 0 2761 4117" draw:points="2761,0 188,4117 0,4117 2573,0">
          <text:p/>
        </draw:polygon>
        <draw:polygon draw:style-name="gr94" draw:text-style-name="P94" draw:layer="layout" svg:width="2.667cm" svg:height="4.116cm" svg:x="2.052cm" svg:y="23.824cm" svg:viewBox="0 0 2668 4117" draw:points="2668,0 95,4117 0,4117 2573,0">
          <text:p/>
        </draw:polygon>
        <draw:polygon draw:style-name="gr94" draw:text-style-name="P94" draw:layer="layout" svg:width="2.667cm" svg:height="4.116cm" svg:x="1.957cm" svg:y="23.824cm" svg:viewBox="0 0 2668 4117" draw:points="2668,0 95,4117 0,4117 2575,0">
          <text:p/>
        </draw:polygon>
        <draw:polygon draw:style-name="gr95" draw:text-style-name="P95" draw:layer="layout" svg:width="2.667cm" svg:height="4.116cm" svg:x="1.864cm" svg:y="23.824cm" svg:viewBox="0 0 2668 4117" draw:points="2668,0 93,4117 0,4117 2573,0">
          <text:p/>
        </draw:polygon>
        <draw:polygon draw:style-name="gr95" draw:text-style-name="P95" draw:layer="layout" svg:width="2.667cm" svg:height="4.116cm" svg:x="1.769cm" svg:y="23.824cm" svg:viewBox="0 0 2668 4117" draw:points="2668,0 95,4117 0,4117 2573,0">
          <text:p/>
        </draw:polygon>
        <draw:polygon draw:style-name="gr96" draw:text-style-name="P96" draw:layer="layout" svg:width="2.667cm" svg:height="4.116cm" svg:x="1.674cm" svg:y="23.824cm" svg:viewBox="0 0 2668 4117" draw:points="2668,0 95,4117 0,4117 2575,0">
          <text:p/>
        </draw:polygon>
        <draw:polygon draw:style-name="gr96" draw:text-style-name="P96" draw:layer="layout" svg:width="2.667cm" svg:height="4.116cm" svg:x="1.581cm" svg:y="23.824cm" svg:viewBox="0 0 2668 4117" draw:points="2668,0 93,4117 0,4117 2573,0">
          <text:p/>
        </draw:polygon>
        <draw:polygon draw:style-name="gr97" draw:text-style-name="P97" draw:layer="layout" svg:width="2.667cm" svg:height="4.116cm" svg:x="1.486cm" svg:y="23.824cm" svg:viewBox="0 0 2668 4117" draw:points="2668,0 95,4117 0,4117 2573,0">
          <text:p/>
        </draw:polygon>
        <draw:polygon draw:style-name="gr97" draw:text-style-name="P97" draw:layer="layout" svg:width="2.667cm" svg:height="4.116cm" svg:x="1.391cm" svg:y="23.824cm" svg:viewBox="0 0 2668 4117" draw:points="2668,0 95,4117 0,4117 2571,0">
          <text:p/>
        </draw:polygon>
        <draw:polygon draw:style-name="gr97" draw:text-style-name="P97" draw:layer="layout" svg:width="2.76cm" svg:height="4.116cm" svg:x="1.203cm" svg:y="23.824cm" svg:viewBox="0 0 2761 4117" draw:points="2761,0 191,4117 0,4117 2573,0">
          <text:p/>
        </draw:polygon>
        <draw:polygon draw:style-name="gr98" draw:text-style-name="P98" draw:layer="layout" svg:width="2.667cm" svg:height="4.116cm" svg:x="1.108cm" svg:y="23.824cm" svg:viewBox="0 0 2668 4117" draw:points="2668,0 95,4117 0,4117 2573,0">
          <text:p/>
        </draw:polygon>
        <draw:polygon draw:style-name="gr98" draw:text-style-name="P98" draw:layer="layout" svg:width="2.665cm" svg:height="4.116cm" svg:x="1.015cm" svg:y="23.824cm" svg:viewBox="0 0 2666 4117" draw:points="2666,0 93,4117 0,4117 2573,0">
          <text:p/>
        </draw:polygon>
        <draw:polygon draw:style-name="gr98" draw:text-style-name="P98" draw:layer="layout" svg:width="2.762cm" svg:height="4.116cm" svg:x="0.825cm" svg:y="23.824cm" svg:viewBox="0 0 2763 4117" draw:points="2763,0 190,4117 0,4117 2573,0">
          <text:p/>
        </draw:polygon>
        <draw:polygon draw:style-name="gr99" draw:text-style-name="P99" draw:layer="layout" svg:width="2.95cm" svg:height="4.116cm" svg:x="0.447cm" svg:y="23.824cm" svg:viewBox="0 0 2951 4117" draw:points="2951,0 378,4117 0,4117 2575,0">
          <text:p/>
        </draw:polygon>
        <draw:polygon draw:style-name="gr99" draw:text-style-name="P99" draw:layer="layout" svg:width="2.762cm" svg:height="4.116cm" svg:x="0.259cm" svg:y="23.824cm" svg:viewBox="0 0 2763 4117" draw:points="2763,0 188,4117 0,4117 2573,0">
          <text:p/>
        </draw:polygon>
        <draw:polygon draw:style-name="gr100" draw:text-style-name="P100" draw:layer="layout" svg:width="2.76cm" svg:height="4.116cm" svg:x="0.071cm" svg:y="23.824cm" svg:viewBox="0 0 2761 4117" draw:points="2761,0 188,4117 0,4117 2573,0">
          <text:p/>
        </draw:polygon>
        <draw:polygon draw:style-name="gr101" draw:text-style-name="P101" draw:layer="layout" svg:width="2.643cm" svg:height="4.116cm" svg:x="0cm" svg:y="23.824cm" svg:viewBox="0 0 2644 4117" draw:points="2644,0 71,4117 0,4079 2549,0">
          <text:p/>
        </draw:polygon>
        <draw:polygon draw:style-name="gr101" draw:text-style-name="P101" draw:layer="layout" svg:width="2.548cm" svg:height="4.078cm" svg:x="0cm" svg:y="23.824cm" svg:viewBox="0 0 2549 4079" draw:points="2549,0 0,4079 0,3929 2454,0">
          <text:p/>
        </draw:polygon>
        <draw:polygon draw:style-name="gr101" draw:text-style-name="P101" draw:layer="layout" svg:width="2.453cm" svg:height="3.928cm" svg:x="0cm" svg:y="23.824cm" svg:viewBox="0 0 2454 3929" draw:points="2454,0 0,3929 0,3626 2266,0">
          <text:p/>
        </draw:polygon>
        <draw:polygon draw:style-name="gr102" draw:text-style-name="P102" draw:layer="layout" svg:width="2.265cm" svg:height="3.625cm" svg:x="0cm" svg:y="23.824cm" svg:viewBox="0 0 2266 3626" draw:points="2266,0 0,3626 0,3476 2171,0">
          <text:p/>
        </draw:polygon>
        <draw:polygon draw:style-name="gr102" draw:text-style-name="P102" draw:layer="layout" svg:width="2.17cm" svg:height="3.475cm" svg:x="0cm" svg:y="23.824cm" svg:viewBox="0 0 2171 3476" draw:points="2171,0 0,3476 0,3325 2078,0">
          <text:p/>
        </draw:polygon>
        <draw:polygon draw:style-name="gr102" draw:text-style-name="P102" draw:layer="layout" svg:width="2.077cm" svg:height="3.324cm" svg:x="0cm" svg:y="23.824cm" svg:viewBox="0 0 2078 3325" draw:points="2078,0 0,3325 0,3023 1888,0">
          <text:p/>
        </draw:polygon>
        <draw:polygon draw:style-name="gr102" draw:text-style-name="P102" draw:layer="layout" svg:width="1.887cm" svg:height="3.022cm" svg:x="0cm" svg:y="23.824cm" svg:viewBox="0 0 1888 3023" draw:points="1888,0 0,3023 0,2419 1511,0">
          <text:p/>
        </draw:polygon>
        <draw:polygon draw:style-name="gr103" draw:text-style-name="P103" draw:layer="layout" svg:width="1.51cm" svg:height="2.418cm" svg:x="0cm" svg:y="23.824cm" svg:viewBox="0 0 1511 2419" draw:points="1511,0 0,2419 0,2267 1417,0">
          <text:p/>
        </draw:polygon>
        <draw:polygon draw:style-name="gr103" draw:text-style-name="P103" draw:layer="layout" svg:width="1.416cm" svg:height="2.266cm" svg:x="0cm" svg:y="23.824cm" svg:viewBox="0 0 1417 2267" draw:points="1417,0 0,2267 0,2115 1322,0">
          <text:p/>
        </draw:polygon>
        <draw:polygon draw:style-name="gr103" draw:text-style-name="P103" draw:layer="layout" svg:width="1.321cm" svg:height="2.115cm" svg:x="0cm" svg:y="23.824cm" svg:viewBox="0 0 1322 2116" draw:points="1322,0 0,2116 0,1814 1134,0">
          <text:p/>
        </draw:polygon>
        <draw:polygon draw:style-name="gr103" draw:text-style-name="P103" draw:layer="layout" svg:width="1.133cm" svg:height="1.813cm" svg:x="0cm" svg:y="23.824cm" svg:viewBox="0 0 1134 1814" draw:points="1134,0 0,1814 0,1513 944,0">
          <text:p/>
        </draw:polygon>
        <draw:polygon draw:style-name="gr104" draw:text-style-name="P104" draw:layer="layout" svg:width="0.943cm" svg:height="1.512cm" svg:x="0cm" svg:y="23.824cm" svg:viewBox="0 0 944 1513" draw:points="944,0 0,1513 0,1362 850,0">
          <text:p/>
        </draw:polygon>
        <draw:polygon draw:style-name="gr105" draw:text-style-name="P105" draw:layer="layout" svg:width="0.849cm" svg:height="1.361cm" svg:x="0cm" svg:y="23.824cm" svg:viewBox="0 0 850 1362" draw:points="850,0 0,1362 0,1209 757,0">
          <text:p/>
        </draw:polygon>
        <draw:polygon draw:style-name="gr105" draw:text-style-name="P105" draw:layer="layout" svg:width="0.756cm" svg:height="1.209cm" svg:x="0cm" svg:y="23.824cm" svg:viewBox="0 0 757 1210" draw:points="757,0 0,1210 0,605 377,0">
          <text:p/>
        </draw:polygon>
        <draw:polygon draw:style-name="gr105" draw:text-style-name="P105" draw:layer="layout" svg:width="0.378cm" svg:height="0.606cm" svg:x="0cm" svg:y="23.824cm" svg:viewBox="0 0 379 607" draw:points="379,0 0,607 0,304 187,0">
          <text:p/>
        </draw:polygon>
        <draw:polygon draw:style-name="gr106" draw:text-style-name="P106" draw:layer="layout" svg:width="0.188cm" svg:height="0.303cm" svg:x="0cm" svg:y="23.824cm" svg:viewBox="0 0 189 304" draw:points="189,0 0,304 0,0">
          <text:p/>
        </draw:polygon>
        <draw:frame draw:style-name="gr118" draw:text-style-name="P118" draw:layer="layout" svg:width="22.075cm" svg:height="7.216cm" svg:x="-0.191cm" svg:y="23.989cm">
          <draw:image xlink:href="Pictures/10000201000006CA000002388719953BAD9F0004.png" xlink:type="simple" xlink:show="embed" xlink:actuate="onLoad" loext:mime-type="image/png">
            <text:p/>
          </draw:image>
        </draw:frame>
        <draw:frame draw:style-name="gr119" draw:text-style-name="P120" draw:layer="layout" svg:width="0.317cm" svg:height="0.361cm" svg:x="0.289cm" svg:y="5.545cm">
          <draw:text-box>
            <text:p text:style-name="P119"><text:span text:style-name="T1"><text:s/></text:span></text:p>
          </draw:text-box>
        </draw:frame>
        <draw:frame draw:style-name="gr119" draw:text-style-name="P120" draw:layer="layout" svg:width="0.317cm" svg:height="0.361cm" draw:transform="rotate (-3.14159265358979) translate (21.636cm 27.834cm)">
          <draw:text-box>
            <text:p text:style-name="P119"><text:span text:style-name="T1"><text:s/></text:span></text:p>
          </draw:text-box>
        </draw:frame>
        <draw:frame draw:style-name="gr119" draw:text-style-name="P120" draw:layer="layout" svg:width="0.317cm" svg:height="0.361cm" svg:x="1.524cm" svg:y="0.758cm">
          <draw:text-box>
            <text:p text:style-name="P119"><text:span text:style-name="T1"><text:s/></text:span></text:p>
          </draw:text-box>
        </draw:frame>
        <draw:frame draw:style-name="gr119" draw:text-style-name="P120" draw:layer="layout" svg:width="0.317cm" svg:height="0.361cm" svg:x="1.524cm" svg:y="26.208cm">
          <draw:text-box>
            <text:p text:style-name="P119"><text:span text:style-name="T1"><text:s/></text:span></text:p>
          </draw:text-box>
        </draw:frame>
        <draw:frame draw:style-name="gr120" draw:text-style-name="P121" draw:layer="layout" svg:width="3.571cm" svg:height="1.047cm" svg:x="1.799cm" svg:y="1.413cm">
          <draw:text-box>
            <text:p text:style-name="P119"><text:span text:style-name="T2">INVOICE </text:span></text:p>
          </draw:text-box>
        </draw:frame>
        <draw:frame draw:style-name="gr119" draw:text-style-name="P120" draw:layer="layout" svg:width="0.317cm" svg:height="0.361cm" svg:x="10.799cm" svg:y="1.266cm">
          <draw:text-box>
            <text:p text:style-name="P119"><text:span text:style-name="T1"><text:s/></text:span></text:p>
          </draw:text-box>
        </draw:frame>
        <draw:frame draw:style-name="gr121" draw:text-style-name="P122" draw:layer="layout" svg:width="0.034cm" svg:height="0.039cm" svg:x="19.029cm" svg:y="2.744cm">
          <draw:text-box>
            <text:p text:style-name="P119"><text:span text:style-name="T3"><text:s/></text:span></text:p>
          </draw:text-box>
        </draw:frame>
        <draw:frame draw:style-name="gr122" draw:text-style-name="P123" draw:layer="layout" svg:width="1.446cm" svg:height="0.64cm" svg:x="1.619cm" svg:y="3.487cm">
          <draw:text-box>
            <text:p text:style-name="P119"><text:span text:style-name="T4">DATE </text:span></text:p>
          </draw:text-box>
        </draw:frame>
        <draw:frame draw:style-name="gr122" draw:text-style-name="P123" draw:layer="layout" svg:width="3.046cm" svg:height="0.64cm" svg:x="7.867cm" svg:y="3.487cm">
          <draw:text-box>
            <text:p text:style-name="P119"><text:span text:style-name="T4">INVOICE NO </text:span></text:p>
          </draw:text-box>
        </draw:frame>
        <draw:frame draw:style-name="gr123" draw:text-style-name="P124" draw:layer="layout" svg:width="2.703cm" svg:height="0.484cm" svg:x="14.108cm" svg:y="3.486cm">
          <draw:text-box>
            <text:p text:style-name="P119"><text:span text:style-name="T5">TMC Products </text:span></text:p>
          </draw:text-box>
        </draw:frame>
        <draw:frame draw:style-name="gr123" draw:text-style-name="P124" draw:layer="layout" svg:width="3.918cm" svg:height="0.479cm" svg:x="14.108cm" svg:y="4.108cm">
          <draw:text-box>
            <text:p text:style-name="P119"><text:span text:style-name="T6">123 Business Street </text:span></text:p>
          </draw:text-box>
        </draw:frame>
        <draw:frame draw:style-name="gr123" draw:text-style-name="P124" draw:layer="layout" svg:width="3.321cm" svg:height="0.479cm" svg:x="14.108cm" svg:y="4.732cm">
          <draw:text-box>
            <text:p text:style-name="P119"><text:span text:style-name="T6">New Orleans, LA </text:span></text:p>
          </draw:text-box>
        </draw:frame>
        <draw:frame draw:style-name="gr123" draw:text-style-name="P124" draw:layer="layout" svg:width="3.02cm" svg:height="0.479cm" svg:x="14.108cm" svg:y="5.353cm">
          <draw:text-box>
            <text:p text:style-name="P119"><text:span text:style-name="T6">(504) 456-7890 </text:span></text:p>
          </draw:text-box>
        </draw:frame>
        <draw:custom-shape draw:style-name="gr124" draw:text-style-name="P125" draw:layer="layout" svg:width="21.59cm" svg:height="5.588cm" svg:x="0cm" svg:y="5.96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123" draw:text-style-name="P124" draw:layer="layout" svg:width="4.798cm" svg:height="0.479cm" svg:x="14.108cm" svg:y="5.978cm">
          <draw:text-box>
            <text:p text:style-name="P119"><text:span text:style-name="T6">tmcproducts@gmail.com </text:span></text:p>
          </draw:text-box>
        </draw:frame>
        <draw:frame draw:style-name="gr123" draw:text-style-name="P124" draw:layer="layout" svg:width="0.422cm" svg:height="0.479cm" svg:x="14.108cm" svg:y="6.21cm">
          <draw:text-box>
            <text:p text:style-name="P119"><text:span text:style-name="T6"><text:s/></text:span></text:p>
          </draw:text-box>
        </draw:frame>
        <draw:frame draw:style-name="gr123" draw:text-style-name="P124" draw:layer="layout" svg:width="2.339cm" svg:height="0.484cm" svg:x="1.619cm" svg:y="6.604cm">
          <draw:text-box>
            <text:p text:style-name="P119"><text:span text:style-name="T5">INVOICE TO: </text:span></text:p>
          </draw:text-box>
        </draw:frame>
        <draw:frame draw:style-name="gr119" draw:text-style-name="P120" draw:layer="layout" svg:width="0.317cm" svg:height="0.361cm" svg:x="10.799cm" svg:y="6.6cm">
          <draw:text-box>
            <text:p text:style-name="P119"><text:span text:style-name="T1"><text:s/></text:span></text:p>
          </draw:text-box>
        </draw:frame>
        <draw:frame draw:style-name="gr119" draw:text-style-name="P120" draw:layer="layout" svg:width="0.317cm" svg:height="0.361cm" svg:x="17.039cm" svg:y="6.6cm">
          <draw:text-box>
            <text:p text:style-name="P119"><text:span text:style-name="T1"><text:s/></text:span></text:p>
          </draw:text-box>
        </draw:frame>
        <draw:frame draw:style-name="gr119" draw:text-style-name="P120" draw:layer="layout" svg:width="0.317cm" svg:height="0.361cm" svg:x="1.524cm" svg:y="10.506cm">
          <draw:text-box>
            <text:p text:style-name="P119"><text:span text:style-name="T1"><text:s/></text:span></text:p>
          </draw:text-box>
        </draw:frame>
        <draw:frame draw:style-name="gr125" draw:text-style-name="P126" draw:layer="layout" svg:width="3.372cm" svg:height="0.56cm" svg:x="1.722cm" svg:y="11.097cm">
          <draw:text-box>
            <text:p text:style-name="P119"><text:span text:style-name="T7">SALESPERSON </text:span></text:p>
          </draw:text-box>
        </draw:frame>
        <draw:frame draw:style-name="gr125" draw:text-style-name="P126" draw:layer="layout" svg:width="0.955cm" svg:height="0.56cm" svg:x="6.216cm" svg:y="11.097cm">
          <draw:text-box>
            <text:p text:style-name="P119"><text:span text:style-name="T7">JOB </text:span></text:p>
          </draw:text-box>
        </draw:frame>
        <draw:polygon draw:style-name="gr126" draw:text-style-name="P127" draw:layer="layout" svg:width="0.017cm" svg:height="0.019cm" svg:x="1.524cm" svg:y="10.977cm" svg:viewBox="0 0 18 20" draw:points="0,20 18,20 18,0 0,0">
          <text:p/>
        </draw:polygon>
        <draw:polygon draw:style-name="gr126" draw:text-style-name="P127" draw:layer="layout" svg:width="0.017cm" svg:height="0.019cm" svg:x="1.524cm" svg:y="10.977cm" svg:viewBox="0 0 18 20" draw:points="0,20 18,20 18,0 0,0">
          <text:p/>
        </draw:polygon>
        <draw:polygon draw:style-name="gr126" draw:text-style-name="P127" draw:layer="layout" svg:width="4.477cm" svg:height="0.019cm" svg:x="1.54cm" svg:y="10.977cm" svg:viewBox="0 0 4478 20" draw:points="0,20 4478,20 4478,0 0,0">
          <text:p/>
        </draw:polygon>
        <draw:polygon draw:style-name="gr126" draw:text-style-name="P127" draw:layer="layout" svg:width="0.019cm" svg:height="0.019cm" svg:x="6.015cm" svg:y="10.977cm" svg:viewBox="0 0 20 20" draw:points="0,20 20,20 20,0 0,0">
          <text:p/>
        </draw:polygon>
        <draw:polygon draw:style-name="gr126" draw:text-style-name="P127" draw:layer="layout" svg:width="4.95cm" svg:height="0.019cm" svg:x="6.032cm" svg:y="10.977cm" svg:viewBox="0 0 4951 20" draw:points="0,20 4951,20 4951,0 0,0">
          <text:p/>
        </draw:polygon>
        <draw:polygon draw:style-name="gr126" draw:text-style-name="P127" draw:layer="layout" svg:width="0.017cm" svg:height="0.019cm" svg:x="10.982cm" svg:y="10.977cm" svg:viewBox="0 0 18 20" draw:points="0,20 18,20 18,0 0,0">
          <text:p/>
        </draw:polygon>
        <draw:polygon draw:style-name="gr126" draw:text-style-name="P127" draw:layer="layout" svg:width="5.586cm" svg:height="0.019cm" svg:x="10.999cm" svg:y="10.977cm" svg:viewBox="0 0 5587 20" draw:points="0,20 5587,20 5587,0 0,0">
          <text:p/>
        </draw:polygon>
        <draw:polygon draw:style-name="gr126" draw:text-style-name="P127" draw:layer="layout" svg:width="0.017cm" svg:height="0.019cm" svg:x="16.585cm" svg:y="10.977cm" svg:viewBox="0 0 18 20" draw:points="0,20 18,20 18,0 0,0">
          <text:p/>
        </draw:polygon>
        <draw:polygon draw:style-name="gr126" draw:text-style-name="P127" draw:layer="layout" svg:width="3.46cm" svg:height="0.019cm" svg:x="16.602cm" svg:y="10.977cm" svg:viewBox="0 0 3461 20" draw:points="0,20 3461,20 3461,0 0,0">
          <text:p/>
        </draw:polygon>
        <draw:polygon draw:style-name="gr126" draw:text-style-name="P127" draw:layer="layout" svg:width="0.017cm" svg:height="0.019cm" svg:x="20.06cm" svg:y="10.977cm" svg:viewBox="0 0 18 20" draw:points="0,20 18,20 18,0 0,0">
          <text:p/>
        </draw:polygon>
        <draw:polygon draw:style-name="gr126" draw:text-style-name="P127" draw:layer="layout" svg:width="0.017cm" svg:height="0.019cm" svg:x="20.06cm" svg:y="10.977cm" svg:viewBox="0 0 18 20" draw:points="0,20 18,20 18,0 0,0">
          <text:p/>
        </draw:polygon>
        <draw:polygon draw:style-name="gr126" draw:text-style-name="P127" draw:layer="layout" svg:width="0.019cm" svg:height="0.797cm" svg:x="6.015cm" svg:y="10.994cm" svg:viewBox="0 0 20 798" draw:points="0,798 20,798 20,0 0,0">
          <text:p/>
        </draw:polygon>
        <draw:polygon draw:style-name="gr126" draw:text-style-name="P127" draw:layer="layout" svg:width="0.017cm" svg:height="0.797cm" svg:x="10.982cm" svg:y="10.994cm" svg:viewBox="0 0 18 798" draw:points="0,798 18,798 18,0 0,0">
          <text:p/>
        </draw:polygon>
        <draw:polygon draw:style-name="gr126" draw:text-style-name="P127" draw:layer="layout" svg:width="0.017cm" svg:height="0.797cm" svg:x="16.585cm" svg:y="10.994cm" svg:viewBox="0 0 18 798" draw:points="0,798 18,798 18,0 0,0">
          <text:p/>
        </draw:polygon>
        <draw:polygon draw:style-name="gr126" draw:text-style-name="P127" draw:layer="layout" svg:width="0.017cm" svg:height="0.797cm" svg:x="20.06cm" svg:y="10.994cm" svg:viewBox="0 0 18 798" draw:points="0,798 18,798 18,0 0,0">
          <text:p/>
        </draw:polygon>
        <draw:frame draw:style-name="gr125" draw:text-style-name="P126" draw:layer="layout" svg:width="3.947cm" svg:height="0.56cm" svg:x="11.183cm" svg:y="11.097cm">
          <draw:text-box>
            <text:p text:style-name="P119"><text:span text:style-name="T7">PAYMENT TERMS </text:span></text:p>
          </draw:text-box>
        </draw:frame>
        <draw:frame draw:style-name="gr125" draw:text-style-name="P126" draw:layer="layout" svg:width="2.322cm" svg:height="0.56cm" svg:x="16.785cm" svg:y="11.097cm">
          <draw:text-box>
            <text:p text:style-name="P119"><text:span text:style-name="T7">DUE DATE </text:span></text:p>
          </draw:text-box>
        </draw:frame>
        <draw:frame draw:style-name="gr119" draw:text-style-name="P120" draw:layer="layout" svg:width="0.317cm" svg:height="0.361cm" svg:x="1.722cm" svg:y="11.913cm">
          <draw:text-box>
            <text:p text:style-name="P119"><text:span text:style-name="T1"><text:s/></text:span></text:p>
          </draw:text-box>
        </draw:frame>
        <draw:polygon draw:style-name="gr126" draw:text-style-name="P127" draw:layer="layout" svg:width="0.017cm" svg:height="0.018cm" svg:x="1.524cm" svg:y="11.79cm" svg:viewBox="0 0 18 19" draw:points="0,19 18,19 18,0 0,0">
          <text:p/>
        </draw:polygon>
        <draw:polygon draw:style-name="gr126" draw:text-style-name="P127" draw:layer="layout" svg:width="0.017cm" svg:height="0.018cm" svg:x="1.524cm" svg:y="11.79cm" svg:viewBox="0 0 18 19" draw:points="0,19 18,19 18,0 0,0">
          <text:p/>
        </draw:polygon>
        <draw:polygon draw:style-name="gr126" draw:text-style-name="P127" draw:layer="layout" svg:width="0.018cm" svg:height="0.018cm" svg:x="1.54cm" svg:y="11.79cm" svg:viewBox="0 0 19 19" draw:points="0,19 19,19 19,0 0,0">
          <text:p/>
        </draw:polygon>
        <draw:polygon draw:style-name="gr126" draw:text-style-name="P127" draw:layer="layout" svg:width="4.461cm" svg:height="0.018cm" svg:x="1.556cm" svg:y="11.79cm" svg:viewBox="0 0 4462 19" draw:points="0,19 4462,19 4462,0 0,0">
          <text:p/>
        </draw:polygon>
        <draw:polygon draw:style-name="gr126" draw:text-style-name="P127" draw:layer="layout" svg:width="0.019cm" svg:height="0.018cm" svg:x="6.015cm" svg:y="11.79cm" svg:viewBox="0 0 20 19" draw:points="0,19 20,19 20,0 0,0">
          <text:p/>
        </draw:polygon>
        <draw:polygon draw:style-name="gr126" draw:text-style-name="P127" draw:layer="layout" svg:width="0.018cm" svg:height="0.018cm" svg:x="6.032cm" svg:y="11.79cm" svg:viewBox="0 0 19 19" draw:points="0,19 19,19 19,0 0,0">
          <text:p/>
        </draw:polygon>
        <draw:polygon draw:style-name="gr126" draw:text-style-name="P127" draw:layer="layout" svg:width="4.933cm" svg:height="0.018cm" svg:x="6.049cm" svg:y="11.79cm" svg:viewBox="0 0 4934 19" draw:points="0,19 4934,19 4934,0 0,0">
          <text:p/>
        </draw:polygon>
        <draw:polygon draw:style-name="gr126" draw:text-style-name="P127" draw:layer="layout" svg:width="0.017cm" svg:height="0.018cm" svg:x="10.982cm" svg:y="11.79cm" svg:viewBox="0 0 18 19" draw:points="0,19 18,19 18,0 0,0">
          <text:p/>
        </draw:polygon>
        <draw:polygon draw:style-name="gr126" draw:text-style-name="P127" draw:layer="layout" svg:width="0.018cm" svg:height="0.018cm" svg:x="10.999cm" svg:y="11.79cm" svg:viewBox="0 0 19 19" draw:points="0,19 19,19 19,0 0,0">
          <text:p/>
        </draw:polygon>
        <draw:polygon draw:style-name="gr126" draw:text-style-name="P127" draw:layer="layout" svg:width="5.569cm" svg:height="0.018cm" svg:x="11.016cm" svg:y="11.79cm" svg:viewBox="0 0 5570 19" draw:points="0,19 5570,19 5570,0 0,0">
          <text:p/>
        </draw:polygon>
        <draw:polygon draw:style-name="gr126" draw:text-style-name="P127" draw:layer="layout" svg:width="0.017cm" svg:height="0.018cm" svg:x="16.585cm" svg:y="11.79cm" svg:viewBox="0 0 18 19" draw:points="0,19 18,19 18,0 0,0">
          <text:p/>
        </draw:polygon>
        <draw:polygon draw:style-name="gr126" draw:text-style-name="P127" draw:layer="layout" svg:width="0.017cm" svg:height="0.018cm" svg:x="16.602cm" svg:y="11.79cm" svg:viewBox="0 0 18 19" draw:points="0,19 18,19 18,0 0,0">
          <text:p/>
        </draw:polygon>
        <draw:polygon draw:style-name="gr126" draw:text-style-name="P127" draw:layer="layout" svg:width="3.443cm" svg:height="0.018cm" svg:x="16.619cm" svg:y="11.79cm" svg:viewBox="0 0 3444 19" draw:points="0,19 3444,19 3444,0 0,0">
          <text:p/>
        </draw:polygon>
        <draw:polygon draw:style-name="gr126" draw:text-style-name="P127" draw:layer="layout" svg:width="0.017cm" svg:height="0.018cm" svg:x="20.06cm" svg:y="11.79cm" svg:viewBox="0 0 18 19" draw:points="0,19 18,19 18,0 0,0">
          <text:p/>
        </draw:polygon>
        <draw:polygon draw:style-name="gr126" draw:text-style-name="P127" draw:layer="layout" svg:width="0.017cm" svg:height="0.018cm" svg:x="20.06cm" svg:y="11.79cm" svg:viewBox="0 0 18 19" draw:points="0,19 18,19 18,0 0,0">
          <text:p/>
        </draw:polygon>
        <draw:polygon draw:style-name="gr1" draw:text-style-name="P1" draw:layer="layout" svg:width="4.251cm" svg:height="0.865cm" svg:x="1.524cm" svg:y="12.968cm" svg:viewBox="0 0 4252 866" draw:points="0,866 4252,866 4252,0 0,0">
          <text:p/>
        </draw:polygon>
        <draw:polygon draw:style-name="gr1" draw:text-style-name="P1" draw:layer="layout" svg:width="3.871cm" svg:height="0.865cm" svg:x="1.714cm" svg:y="12.968cm" svg:viewBox="0 0 3872 866" draw:points="0,866 3872,866 3872,0 0,0">
          <text:p/>
        </draw:polygon>
        <draw:frame draw:style-name="gr119" draw:text-style-name="P120" draw:layer="layout" svg:width="0.317cm" svg:height="0.361cm" svg:x="13.85cm" svg:y="11.98cm">
          <draw:text-box>
            <text:p text:style-name="P119"><text:span text:style-name="T1"><text:s/></text:span></text:p>
          </draw:text-box>
        </draw:frame>
        <draw:polygon draw:style-name="gr1" draw:text-style-name="P1" draw:layer="layout" svg:width="6.384cm" svg:height="0.865cm" svg:x="5.773cm" svg:y="12.968cm" svg:viewBox="0 0 6385 866" draw:points="0,866 6385,866 6385,0 0,0">
          <text:p/>
        </draw:polygon>
        <draw:polygon draw:style-name="gr1" draw:text-style-name="P1" draw:layer="layout" svg:width="6.001cm" svg:height="0.865cm" svg:x="5.965cm" svg:y="12.968cm" svg:viewBox="0 0 6002 866" draw:points="0,866 6002,866 6002,0 0,0">
          <text:p/>
        </draw:polygon>
        <draw:frame draw:style-name="gr119" draw:text-style-name="P120" draw:layer="layout" svg:width="0.317cm" svg:height="0.361cm" svg:x="1.524cm" svg:y="12.502cm">
          <draw:text-box>
            <text:p text:style-name="P119"><text:span text:style-name="T1"><text:s/></text:span></text:p>
          </draw:text-box>
        </draw:frame>
        <draw:polygon draw:style-name="gr1" draw:text-style-name="P1" draw:layer="layout" svg:width="4.065cm" svg:height="0.865cm" svg:x="12.156cm" svg:y="12.968cm" svg:viewBox="0 0 4066 866" draw:points="0,866 4066,866 4066,0 0,0">
          <text:p/>
        </draw:polygon>
        <draw:polygon draw:style-name="gr1" draw:text-style-name="P1" draw:layer="layout" svg:width="3.685cm" svg:height="0.865cm" svg:x="12.345cm" svg:y="12.968cm" svg:viewBox="0 0 3686 866" draw:points="0,866 3686,866 3686,0 0,0">
          <text:p/>
        </draw:polygon>
        <draw:frame draw:style-name="gr125" draw:text-style-name="P126" draw:layer="layout" svg:width="2.271cm" svg:height="0.56cm" svg:x="1.715cm" svg:y="13.07cm">
          <draw:text-box>
            <text:p text:style-name="P119"><text:span text:style-name="T7">QUANTITY </text:span></text:p>
          </draw:text-box>
        </draw:frame>
        <draw:polygon draw:style-name="gr1" draw:text-style-name="P1" draw:layer="layout" svg:width="3.87cm" svg:height="0.865cm" svg:x="16.221cm" svg:y="12.968cm" svg:viewBox="0 0 3871 866" draw:points="0,866 3871,866 3871,0 0,0">
          <text:p/>
        </draw:polygon>
        <draw:polygon draw:style-name="gr1" draw:text-style-name="P1" draw:layer="layout" svg:width="3.49cm" svg:height="0.865cm" svg:x="16.411cm" svg:y="12.968cm" svg:viewBox="0 0 3491 866" draw:points="0,866 3491,866 3491,0 0,0">
          <text:p/>
        </draw:polygon>
        <draw:frame draw:style-name="gr125" draw:text-style-name="P126" draw:layer="layout" svg:width="3.122cm" svg:height="0.56cm" svg:x="5.965cm" svg:y="13.07cm">
          <draw:text-box>
            <text:p text:style-name="P119"><text:span text:style-name="T7">DESCRIPTION </text:span></text:p>
          </draw:text-box>
        </draw:frame>
        <draw:polygon draw:style-name="gr127" draw:text-style-name="P128" draw:layer="layout" svg:width="4.277cm" svg:height="0.017cm" svg:x="1.498cm" svg:y="13.831cm" svg:viewBox="0 0 4278 18" draw:points="0,18 4278,18 4278,0 0,0">
          <text:p/>
        </draw:polygon>
        <draw:polygon draw:style-name="gr127" draw:text-style-name="P128" draw:layer="layout" svg:width="0.017cm" svg:height="0.017cm" svg:x="5.749cm" svg:y="13.831cm" svg:viewBox="0 0 18 18" draw:points="0,18 18,18 18,0 0,0">
          <text:p/>
        </draw:polygon>
        <draw:polygon draw:style-name="gr127" draw:text-style-name="P128" draw:layer="layout" svg:width="6.391cm" svg:height="0.017cm" svg:x="5.766cm" svg:y="13.831cm" svg:viewBox="0 0 6392 18" draw:points="0,18 6392,18 6392,0 0,0">
          <text:p/>
        </draw:polygon>
        <draw:polygon draw:style-name="gr127" draw:text-style-name="P128" draw:layer="layout" svg:width="0.018cm" svg:height="0.017cm" svg:x="12.13cm" svg:y="13.831cm" svg:viewBox="0 0 19 18" draw:points="0,18 19,18 19,0 0,0">
          <text:p/>
        </draw:polygon>
        <draw:polygon draw:style-name="gr127" draw:text-style-name="P128" draw:layer="layout" svg:width="4.075cm" svg:height="0.017cm" svg:x="12.146cm" svg:y="13.831cm" svg:viewBox="0 0 4076 18" draw:points="0,18 4076,18 4076,0 0,0">
          <text:p/>
        </draw:polygon>
        <draw:polygon draw:style-name="gr127" draw:text-style-name="P128" draw:layer="layout" svg:width="0.017cm" svg:height="0.017cm" svg:x="16.195cm" svg:y="13.831cm" svg:viewBox="0 0 18 18" draw:points="0,18 18,18 18,0 0,0">
          <text:p/>
        </draw:polygon>
        <draw:polygon draw:style-name="gr127" draw:text-style-name="P128" draw:layer="layout" svg:width="3.879cm" svg:height="0.017cm" svg:x="16.212cm" svg:y="13.831cm" svg:viewBox="0 0 3880 18" draw:points="0,18 3880,18 3880,0 0,0">
          <text:p/>
        </draw:polygon>
        <draw:frame draw:style-name="gr125" draw:text-style-name="P126" draw:layer="layout" svg:width="2.639cm" svg:height="0.56cm" svg:x="12.347cm" svg:y="13.07cm">
          <draw:text-box>
            <text:p text:style-name="P119"><text:span text:style-name="T7">UNIT PRICE </text:span></text:p>
          </draw:text-box>
        </draw:frame>
        <draw:frame draw:style-name="gr125" draw:text-style-name="P126" draw:layer="layout" svg:width="2.597cm" svg:height="0.56cm" svg:x="16.411cm" svg:y="13.07cm">
          <draw:text-box>
            <text:p text:style-name="P119"><text:span text:style-name="T7">LINE TOTAL </text:span></text:p>
          </draw:text-box>
        </draw:frame>
        <draw:frame draw:style-name="gr119" draw:text-style-name="P120" draw:layer="layout" svg:width="0.317cm" svg:height="0.361cm" svg:x="1.524cm" svg:y="13.846cm">
          <draw:text-box>
            <text:p text:style-name="P119"><text:span text:style-name="T1"><text:s/></text:span></text:p>
          </draw:text-box>
        </draw:frame>
        <draw:frame draw:style-name="gr119" draw:text-style-name="P120" draw:layer="layout" svg:width="0.317cm" svg:height="0.361cm" svg:x="1.524cm" svg:y="14.316cm">
          <draw:text-box>
            <text:p text:style-name="P119"><text:span text:style-name="T1"><text:s/></text:span></text:p>
          </draw:text-box>
        </draw:frame>
        <draw:polygon draw:style-name="gr126" draw:text-style-name="P127" draw:layer="layout" svg:width="0.018cm" svg:height="0.02cm" svg:x="16.157cm" svg:y="18.242cm" svg:viewBox="0 0 19 21" draw:points="0,21 19,21 19,0 0,0">
          <text:p/>
        </draw:polygon>
        <draw:polygon draw:style-name="gr126" draw:text-style-name="P127" draw:layer="layout" svg:width="0.018cm" svg:height="0.02cm" svg:x="16.157cm" svg:y="18.242cm" svg:viewBox="0 0 19 21" draw:points="0,21 19,21 19,0 0,0">
          <text:p/>
        </draw:polygon>
        <draw:polygon draw:style-name="gr126" draw:text-style-name="P127" draw:layer="layout" svg:width="3.92cm" svg:height="0.02cm" svg:x="16.174cm" svg:y="18.242cm" svg:viewBox="0 0 3921 21" draw:points="0,21 3921,21 3921,0 0,0">
          <text:p/>
        </draw:polygon>
        <draw:polygon draw:style-name="gr126" draw:text-style-name="P127" draw:layer="layout" svg:width="0.018cm" svg:height="0.02cm" svg:x="20.094cm" svg:y="18.242cm" svg:viewBox="0 0 19 21" draw:points="0,21 19,21 19,0 0,0">
          <text:p/>
        </draw:polygon>
        <draw:polygon draw:style-name="gr126" draw:text-style-name="P127" draw:layer="layout" svg:width="0.018cm" svg:height="0.02cm" svg:x="20.094cm" svg:y="18.242cm" svg:viewBox="0 0 19 21" draw:points="0,21 19,21 19,0 0,0">
          <text:p/>
        </draw:polygon>
        <draw:polygon draw:style-name="gr126" draw:text-style-name="P127" draw:layer="layout" svg:width="0.018cm" svg:height="0.493cm" svg:x="16.157cm" svg:y="18.259cm" svg:viewBox="0 0 19 494" draw:points="0,494 19,494 19,0 0,0">
          <text:p/>
        </draw:polygon>
        <draw:polygon draw:style-name="gr126" draw:text-style-name="P127" draw:layer="layout" svg:width="0.018cm" svg:height="0.493cm" svg:x="20.094cm" svg:y="18.259cm" svg:viewBox="0 0 19 494" draw:points="0,494 19,494 19,0 0,0">
          <text:p/>
        </draw:polygon>
        <draw:frame draw:style-name="gr123" draw:text-style-name="P124" draw:layer="layout" svg:width="1.683cm" svg:height="0.479cm" svg:x="14.404cm" svg:y="18.261cm">
          <draw:text-box>
            <text:p text:style-name="P119"><text:span text:style-name="T8">Subtotal </text:span></text:p>
          </draw:text-box>
        </draw:frame>
        <draw:polygon draw:style-name="gr126" draw:text-style-name="P127" draw:layer="layout" svg:width="0.018cm" svg:height="0.019cm" svg:x="16.157cm" svg:y="18.75cm" svg:viewBox="0 0 19 20" draw:points="0,20 19,20 19,0 0,0">
          <text:p/>
        </draw:polygon>
        <draw:polygon draw:style-name="gr126" draw:text-style-name="P127" draw:layer="layout" svg:width="3.92cm" svg:height="0.019cm" svg:x="16.174cm" svg:y="18.75cm" svg:viewBox="0 0 3921 20" draw:points="0,20 3921,20 3921,0 0,0">
          <text:p/>
        </draw:polygon>
        <draw:polygon draw:style-name="gr126" draw:text-style-name="P127" draw:layer="layout" svg:width="0.018cm" svg:height="0.019cm" svg:x="20.094cm" svg:y="18.75cm" svg:viewBox="0 0 19 20" draw:points="0,20 19,20 19,0 0,0">
          <text:p/>
        </draw:polygon>
        <draw:polygon draw:style-name="gr126" draw:text-style-name="P127" draw:layer="layout" svg:width="0.018cm" svg:height="0.493cm" svg:x="16.157cm" svg:y="18.767cm" svg:viewBox="0 0 19 494" draw:points="0,494 19,494 19,0 0,0">
          <text:p/>
        </draw:polygon>
        <draw:polygon draw:style-name="gr126" draw:text-style-name="P127" draw:layer="layout" svg:width="0.018cm" svg:height="0.493cm" svg:x="20.094cm" svg:y="18.767cm" svg:viewBox="0 0 19 494" draw:points="0,494 19,494 19,0 0,0">
          <text:p/>
        </draw:polygon>
        <draw:frame draw:style-name="gr123" draw:text-style-name="P124" draw:layer="layout" svg:width="2.004cm" svg:height="0.479cm" svg:x="14.083cm" svg:y="18.769cm">
          <draw:text-box>
            <text:p text:style-name="P119"><text:span text:style-name="T8">Sales Tax </text:span></text:p>
          </draw:text-box>
        </draw:frame>
        <draw:polygon draw:style-name="gr126" draw:text-style-name="P127" draw:layer="layout" svg:width="0.018cm" svg:height="0.019cm" svg:x="16.157cm" svg:y="19.258cm" svg:viewBox="0 0 19 20" draw:points="0,20 19,20 19,0 0,0">
          <text:p/>
        </draw:polygon>
        <draw:polygon draw:style-name="gr126" draw:text-style-name="P127" draw:layer="layout" svg:width="3.92cm" svg:height="0.019cm" svg:x="16.174cm" svg:y="19.258cm" svg:viewBox="0 0 3921 20" draw:points="0,20 3921,20 3921,0 0,0">
          <text:p/>
        </draw:polygon>
        <draw:polygon draw:style-name="gr126" draw:text-style-name="P127" draw:layer="layout" svg:width="0.018cm" svg:height="0.019cm" svg:x="20.094cm" svg:y="19.258cm" svg:viewBox="0 0 19 20" draw:points="0,20 19,20 19,0 0,0">
          <text:p/>
        </draw:polygon>
        <draw:polygon draw:style-name="gr126" draw:text-style-name="P127" draw:layer="layout" svg:width="0.018cm" svg:height="0.493cm" svg:x="16.157cm" svg:y="19.275cm" svg:viewBox="0 0 19 494" draw:points="0,494 19,494 19,0 0,0">
          <text:p/>
        </draw:polygon>
        <draw:polygon draw:style-name="gr126" draw:text-style-name="P127" draw:layer="layout" svg:width="0.018cm" svg:height="0.02cm" svg:x="16.157cm" svg:y="19.766cm" svg:viewBox="0 0 19 21" draw:points="0,21 19,21 19,0 0,0">
          <text:p/>
        </draw:polygon>
        <draw:polygon draw:style-name="gr126" draw:text-style-name="P127" draw:layer="layout" svg:width="0.018cm" svg:height="0.02cm" svg:x="16.157cm" svg:y="19.766cm" svg:viewBox="0 0 19 21" draw:points="0,21 19,21 19,0 0,0">
          <text:p/>
        </draw:polygon>
        <draw:polygon draw:style-name="gr126" draw:text-style-name="P127" draw:layer="layout" svg:width="3.92cm" svg:height="0.02cm" svg:x="16.174cm" svg:y="19.766cm" svg:viewBox="0 0 3921 21" draw:points="0,21 3921,21 3921,0 0,0">
          <text:p/>
        </draw:polygon>
        <draw:polygon draw:style-name="gr126" draw:text-style-name="P127" draw:layer="layout" svg:width="0.018cm" svg:height="0.493cm" svg:x="20.094cm" svg:y="19.275cm" svg:viewBox="0 0 19 494" draw:points="0,494 19,494 19,0 0,0">
          <text:p/>
        </draw:polygon>
        <draw:polygon draw:style-name="gr126" draw:text-style-name="P127" draw:layer="layout" svg:width="0.018cm" svg:height="0.02cm" svg:x="20.094cm" svg:y="19.766cm" svg:viewBox="0 0 19 21" draw:points="0,21 19,21 19,0 0,0">
          <text:p/>
        </draw:polygon>
        <draw:polygon draw:style-name="gr126" draw:text-style-name="P127" draw:layer="layout" svg:width="0.018cm" svg:height="0.02cm" svg:x="20.094cm" svg:y="19.766cm" svg:viewBox="0 0 19 21" draw:points="0,21 19,21 19,0 0,0">
          <text:p/>
        </draw:polygon>
        <draw:path draw:style-name="gr128" draw:text-style-name="P129" draw:layer="layout" svg:width="4.91cm" svg:height="1.489cm" svg:x="14.105cm" svg:y="1.27cm" svg:viewBox="0 0 4911 1490" svg:d="M0 127c0-70 58-127 128-127h4655c70 0 128 57 128 127v1235c0 70-58 128-128 128h-4655c-70 0-128-58-128-128z">
          <text:p/>
        </draw:path>
        <draw:frame draw:style-name="gr118" draw:text-style-name="P118" draw:layer="layout" svg:width="4.906cm" svg:height="1.487cm" svg:x="14.107cm" svg:y="1.269cm">
          <draw:image xlink:href="Pictures/100002010000012C0000005B27343E9B7594722A.png" xlink:type="simple" xlink:show="embed" xlink:actuate="onLoad" loext:mime-type="image/png">
            <text:p/>
          </draw:image>
        </draw:frame>
        <draw:frame draw:style-name="gr123" draw:text-style-name="P124" draw:layer="layout" svg:width="1.065cm" svg:height="0.479cm" svg:x="15.018cm" svg:y="19.277cm">
          <draw:text-box>
            <text:p text:style-name="P119"><text:span text:style-name="T8">Total </text:span></text:p>
          </draw:text-box>
        </draw:frame>
        <draw:polygon draw:style-name="gr129" draw:text-style-name="P130" draw:layer="layout" svg:width="4.191cm" svg:height="0.508cm" svg:x="1.651cm" svg:y="11.938cm" svg:viewBox="0 0 4192 509" draw:points="0,509 4192,509 4192,0 0,0">
          <text:p/>
        </draw:polygon>
        <draw:polygon draw:style-name="gr129" draw:text-style-name="P130" draw:layer="layout" svg:width="4.827cm" svg:height="0.509cm" svg:x="6.079cm" svg:y="11.922cm" svg:viewBox="0 0 4828 510" draw:points="0,510 4828,510 4828,0 0,0">
          <text:p/>
        </draw:polygon>
        <draw:polygon draw:style-name="gr129" draw:text-style-name="P130" draw:layer="layout" svg:width="5.334cm" svg:height="0.508cm" svg:x="11.176cm" svg:y="11.906cm" svg:viewBox="0 0 5335 509" draw:points="0,509 5335,509 5335,0 0,0">
          <text:p/>
        </draw:polygon>
        <draw:polygon draw:style-name="gr129" draw:text-style-name="P130" draw:layer="layout" svg:width="3.302cm" svg:height="0.509cm" svg:x="16.764cm" svg:y="11.922cm" svg:viewBox="0 0 3303 510" draw:points="0,510 3303,510 3303,0 0,0">
          <text:p/>
        </draw:polygon>
        <draw:polygon draw:style-name="gr129" draw:text-style-name="P130" draw:layer="layout" svg:width="3.302cm" svg:height="0.508cm" svg:x="4.318cm" svg:y="6.604cm" svg:viewBox="0 0 3303 509" draw:points="0,509 3303,509 3303,0 0,0">
          <text:p/>
        </draw:polygon>
        <draw:polygon draw:style-name="gr129" draw:text-style-name="P130" draw:layer="layout" svg:width="3.303cm" svg:height="0.509cm" svg:x="1.618cm" svg:y="8.11cm" svg:viewBox="0 0 3304 510" draw:points="0,510 3304,510 3304,0 0,0">
          <text:p/>
        </draw:polygon>
        <draw:polygon draw:style-name="gr129" draw:text-style-name="P130" draw:layer="layout" svg:width="3.302cm" svg:height="0.509cm" svg:x="1.651cm" svg:y="8.874cm" svg:viewBox="0 0 3303 510" draw:points="0,510 3303,510 3303,0 0,0">
          <text:p/>
        </draw:polygon>
        <draw:polygon draw:style-name="gr129" draw:text-style-name="P130" draw:layer="layout" svg:width="3.336cm" svg:height="0.508cm" svg:x="1.618cm" svg:y="7.334cm" svg:viewBox="0 0 3337 509" draw:points="0,509 3337,509 3337,0 0,0">
          <text:p/>
        </draw:polygon>
        <draw:polygon draw:style-name="gr129" draw:text-style-name="P130" draw:layer="layout" svg:width="3.303cm" svg:height="0.508cm" svg:x="1.633cm" svg:y="9.652cm" svg:viewBox="0 0 3304 509" draw:points="0,509 3304,509 3304,0 0,0">
          <text:p/>
        </draw:polygon>
        <draw:polygon draw:style-name="gr129" draw:text-style-name="P130" draw:layer="layout" svg:width="0.923cm" svg:height="0.508cm" svg:x="5.284cm" svg:y="8.128cm" svg:viewBox="0 0 924 509" draw:points="0,509 924,509 924,0 0,0">
          <text:p/>
        </draw:polygon>
        <draw:polygon draw:style-name="gr129" draw:text-style-name="P130" draw:layer="layout" svg:width="3.302cm" svg:height="0.508cm" svg:x="1.651cm" svg:y="4.445cm" svg:viewBox="0 0 3303 509" draw:points="0,509 3303,509 3303,0 0,0">
          <text:p/>
        </draw:polygon>
        <draw:polygon draw:style-name="gr129" draw:text-style-name="P130" draw:layer="layout" svg:width="2.795cm" svg:height="0.509cm" svg:x="7.983cm" svg:y="4.3cm" svg:viewBox="0 0 2796 510" draw:points="0,510 2796,510 2796,0 0,0">
          <text:p/>
        </draw:polygon>
        <draw:polygon draw:style-name="gr129" draw:text-style-name="P130" draw:layer="layout" svg:width="4.572cm" svg:height="0.509cm" svg:x="5.969cm" svg:y="14.699cm" svg:viewBox="0 0 4573 510" draw:points="0,510 4573,510 4573,0 0,0">
          <text:p/>
        </draw:polygon>
        <draw:polygon draw:style-name="gr129" draw:text-style-name="P130" draw:layer="layout" svg:width="1.778cm" svg:height="0.508cm" svg:x="1.651cm" svg:y="14.732cm" svg:viewBox="0 0 1779 509" draw:points="0,509 1779,509 1779,0 0,0">
          <text:p/>
        </draw:polygon>
        <draw:polygon draw:style-name="gr129" draw:text-style-name="P130" draw:layer="layout" svg:width="1.778cm" svg:height="0.509cm" svg:x="12.319cm" svg:y="14.714cm" svg:viewBox="0 0 1779 510" draw:points="0,510 1779,510 1779,0 0,0">
          <text:p/>
        </draw:polygon>
        <draw:polygon draw:style-name="gr129" draw:text-style-name="P130" draw:layer="layout" svg:width="2.286cm" svg:height="0.509cm" svg:x="16.383cm" svg:y="14.716cm" svg:viewBox="0 0 2287 510" draw:points="0,510 2287,510 2287,0 0,0">
          <text:p/>
        </draw:polygon>
        <draw:polygon draw:style-name="gr129" draw:text-style-name="P130" draw:layer="layout" svg:width="3.683cm" svg:height="0.381cm" svg:x="16.256cm" svg:y="18.288cm" svg:viewBox="0 0 3684 382" draw:points="0,382 3684,382 3684,0 0,0">
          <text:p/>
        </draw:polygon>
        <draw:polygon draw:style-name="gr129" draw:text-style-name="P130" draw:layer="layout" svg:width="3.683cm" svg:height="0.381cm" svg:x="16.256cm" svg:y="18.796cm" svg:viewBox="0 0 3684 382" draw:points="0,382 3684,382 3684,0 0,0">
          <text:p/>
        </draw:polygon>
        <draw:polygon draw:style-name="gr129" draw:text-style-name="P130" draw:layer="layout" svg:width="3.683cm" svg:height="0.382cm" svg:x="16.256cm" svg:y="19.286cm" svg:viewBox="0 0 3684 383" draw:points="0,383 3684,383 3684,0 0,0">
          <text:p/>
        </draw:polygon>
        <draw:frame draw:style-name="gr119" draw:text-style-name="P120" draw:layer="layout" svg:width="0.317cm" svg:height="0.361cm" svg:x="1.524cm" svg:y="19.784cm">
          <draw:text-box>
            <text:p text:style-name="P119"><text:span text:style-name="T1"><text:s/></text:span></text:p>
          </draw:text-box>
        </draw:frame>
        <draw:custom-shape draw:style-name="gr130" draw:text-style-name="P125" draw:layer="layout" svg:width="21.717cm" svg:height="5.588cm" svg:x="0cm" svg:y="23.749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anklin Gothic Demi1" svg:font-family="'Franklin Gothic Demi'"/>
    <style:font-face style:name="Microsoft Sans Serif1" svg:font-family="'Microsoft Sans Serif'"/>
    <style:font-face style:name="Franklin Gothic Demi" svg:font-family="'Franklin Gothic Demi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28T14:52:38.327000000</dc:date>
    <meta:editing-duration>PT11S</meta:editing-duration>
    <meta:editing-cycles>1</meta:editing-cycles>
    <meta:document-statistic meta:object-count="471"/>
    <meta:generator>LibreOffice/6.4.2.2$Windows_X86_64 LibreOffice_project/4e471d8c02c9c90f512f7f9ead8875b57fcb1ec3</meta:generator>
  </office:meta>
</office:document-meta>
</file>